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4cm"/>
    </style:style>
    <style:style style:name="co2" style:family="table-column">
      <style:table-column-properties fo:break-before="auto" style:column-width="5.181cm"/>
    </style:style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0.561cm"/>
    </style:style>
    <style:style style:name="co6" style:family="table-column">
      <style:table-column-properties fo:break-before="auto" style:column-width="1.877cm"/>
    </style:style>
    <style:style style:name="co7" style:family="table-column">
      <style:table-column-properties fo:break-before="auto" style:column-width="1.372cm"/>
    </style:style>
    <style:style style:name="co8" style:family="table-column">
      <style:table-column-properties fo:break-before="auto" style:column-width="9.64cm"/>
    </style:style>
    <style:style style:name="co9" style:family="table-column">
      <style:table-column-properties fo:break-before="auto" style:column-width="1.667cm"/>
    </style:style>
    <style:style style:name="co10" style:family="table-column">
      <style:table-column-properties fo:break-before="auto" style:column-width="3.697cm"/>
    </style:style>
    <style:style style:name="co11" style:family="table-column">
      <style:table-column-properties fo:break-before="auto" style:column-width="0.28cm"/>
    </style:style>
    <style:style style:name="co12" style:family="table-column">
      <style:table-column-properties fo:break-before="auto" style:column-width="7.645cm"/>
    </style:style>
    <style:style style:name="co13" style:family="table-column">
      <style:table-column-properties fo:break-before="auto" style:column-width="2.24cm"/>
    </style:style>
    <style:style style:name="co14" style:family="table-column">
      <style:table-column-properties fo:break-before="auto" style:column-width="3.752cm"/>
    </style:style>
    <style:style style:name="co15" style:family="table-column">
      <style:table-column-properties fo:break-before="auto" style:column-width="7.586cm"/>
    </style:style>
    <style:style style:name="co16" style:family="table-column">
      <style:table-column-properties fo:break-before="auto" style:column-width="4.678cm"/>
    </style:style>
    <style:style style:name="co17" style:family="table-column">
      <style:table-column-properties fo:break-before="auto" style:column-width="4.143cm"/>
    </style:style>
    <style:style style:name="co18" style:family="table-column">
      <style:table-column-properties fo:break-before="auto" style:column-width="3.808cm"/>
    </style:style>
    <style:style style:name="co19" style:family="table-column">
      <style:table-column-properties fo:break-before="auto" style:column-width="3.332cm"/>
    </style:style>
    <style:style style:name="co20" style:family="table-column">
      <style:table-column-properties fo:break-before="auto" style:column-width="2.351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0.783cm"/>
    </style:style>
    <style:style style:name="co23" style:family="table-column">
      <style:table-column-properties fo:break-before="auto" style:column-width="2.716cm"/>
    </style:style>
    <style:style style:name="co24" style:family="table-column">
      <style:table-column-properties fo:break-before="auto" style:column-width="0.727cm"/>
    </style:style>
    <style:style style:name="co25" style:family="table-column">
      <style:table-column-properties fo:break-before="auto" style:column-width="0.953cm"/>
    </style:style>
    <style:style style:name="co26" style:family="table-column">
      <style:table-column-properties fo:break-before="auto" style:column-width="2.745cm"/>
    </style:style>
    <style:style style:name="co27" style:family="table-column">
      <style:table-column-properties fo:break-before="auto" style:column-width="3.388cm"/>
    </style:style>
    <style:style style:name="co28" style:family="table-column">
      <style:table-column-properties fo:break-before="auto" style:column-width="1.177cm"/>
    </style:style>
    <style:style style:name="co29" style:family="table-column">
      <style:table-column-properties fo:break-before="auto" style:column-width="0.757cm"/>
    </style:style>
    <style:style style:name="co30" style:family="table-column">
      <style:table-column-properties fo:break-before="auto" style:column-width="0.841cm"/>
    </style:style>
    <style:style style:name="co31" style:family="table-column">
      <style:table-column-properties fo:break-before="auto" style:column-width="1.203cm"/>
    </style:style>
    <style:style style:name="co32" style:family="table-column">
      <style:table-column-properties fo:break-before="auto" style:column-width="8.119cm"/>
    </style:style>
    <style:style style:name="co33" style:family="table-column">
      <style:table-column-properties fo:break-before="auto" style:column-width="5.122cm"/>
    </style:style>
    <style:style style:name="co34" style:family="table-column">
      <style:table-column-properties fo:break-before="auto" style:column-width="26.151cm"/>
    </style:style>
    <style:style style:name="co35" style:family="table-column">
      <style:table-column-properties fo:break-before="auto" style:column-width="2.325cm"/>
    </style:style>
    <style:style style:name="co36" style:family="table-column">
      <style:table-column-properties fo:break-before="auto" style:column-width="1.568cm"/>
    </style:style>
    <style:style style:name="co37" style:family="table-column">
      <style:table-column-properties fo:break-before="auto" style:column-width="1.764cm"/>
    </style:style>
    <style:style style:name="co38" style:family="table-column">
      <style:table-column-properties fo:break-before="auto" style:column-width="2.521cm"/>
    </style:style>
    <style:style style:name="co39" style:family="table-column">
      <style:table-column-properties fo:break-before="auto" style:column-width="2.549cm"/>
    </style:style>
    <style:style style:name="co40" style:family="table-column">
      <style:table-column-properties fo:break-before="auto" style:column-width="2.605cm"/>
    </style:style>
    <style:style style:name="co41" style:family="table-column">
      <style:table-column-properties fo:break-before="auto" style:column-width="2.94cm"/>
    </style:style>
    <style:style style:name="co42" style:family="table-column">
      <style:table-column-properties fo:break-before="auto" style:column-width="2.491cm"/>
    </style:style>
    <style:style style:name="co43" style:family="table-column">
      <style:table-column-properties fo:break-before="auto" style:column-width="1.85cm"/>
    </style:style>
    <style:style style:name="co44" style:family="table-column">
      <style:table-column-properties fo:break-before="auto" style:column-width="1.034cm"/>
    </style:style>
    <style:style style:name="co45" style:family="table-column">
      <style:table-column-properties fo:break-before="auto" style:column-width="1.288cm"/>
    </style:style>
    <style:style style:name="co46" style:family="table-column">
      <style:table-column-properties fo:break-before="auto" style:column-width="0.868cm"/>
    </style:style>
    <style:style style:name="co47" style:family="table-column">
      <style:table-column-properties fo:break-before="auto" style:column-width="1.037cm"/>
    </style:style>
    <style:style style:name="co48" style:family="table-column">
      <style:table-column-properties fo:break-before="auto" style:column-width="1.316cm"/>
    </style:style>
    <style:style style:name="co49" style:family="table-column">
      <style:table-column-properties fo:break-before="auto" style:column-width="1.715cm"/>
    </style:style>
    <style:style style:name="co50" style:family="table-column">
      <style:table-column-properties fo:break-before="auto" style:column-width="2.26cm"/>
    </style:style>
    <style:style style:name="co51" style:family="table-column">
      <style:table-column-properties fo:break-before="auto" style:column-width="1.63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ta1" style:family="table" style:master-page-name="PageStyle_5f_Página3">
      <style:table-properties table:display="true" style:writing-mode="lr-tb"/>
    </style:style>
    <style:style style:name="ta2" style:family="table" style:master-page-name="PageStyle_5f_Hits_20_X_20_Mesh_20_Type">
      <style:table-properties table:display="true" style:writing-mode="lr-tb"/>
    </style:style>
    <style:style style:name="ta3" style:family="table" style:master-page-name="PageStyle_5f_Respostas_20_ao_20_formulário_20_1">
      <style:table-properties table:display="true" style:writing-mode="lr-tb"/>
    </style:style>
    <style:style style:name="ta4" style:family="table" style:master-page-name="PageStyle_5f_Página5">
      <style:table-properties table:display="true" style:writing-mode="lr-tb"/>
    </style:style>
    <style:style style:name="ta5" style:family="table" style:master-page-name="PageStyle_5f_Página6">
      <style:table-properties table:display="true" style:writing-mode="lr-tb"/>
    </style:style>
    <style:style style:name="ta6" style:family="table" style:master-page-name="PageStyle_5f_Subtitle_20_Understanding_20__7c_X_7c__20_Hits">
      <style:table-properties table:display="true" style:writing-mode="lr-tb"/>
    </style:style>
    <style:style style:name="ta7" style:family="table" style:master-page-name="PageStyle_5f_Cópia_20_de_20_Subtitle_20_Understanding_20__7c_X_7c__20_Hits">
      <style:table-properties table:display="true" style:writing-mode="lr-tb"/>
    </style:style>
    <style:style style:name="ce1" style:family="table-cell" style:parent-style-name="Default">
      <style:table-cell-properties fo:background-color="#00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0000" fo:border="0.06pt solid #000000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00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984" table:default-cell-style-name="Default"/>
        <table:table-row table:style-name="ro1">
          <table:table-cell table:style-name="ce1" office:value-type="string" calcext:value-type="string">
            <text:p>Carimbo de data/hora</text:p>
          </table:table-cell>
          <table:table-cell table:style-name="ce1" office:value-type="string" calcext:value-type="string">
            <text:p>Endereço de e-mail</text:p>
          </table:table-cell>
          <table:table-cell table:style-name="ce1" office:value-type="string" calcext:value-type="string">
            <text:p>Pontuação</text:p>
          </table:table-cell>
          <table:table-cell table:style-name="ce1" office:value-type="string" calcext:value-type="string">
            <text:p>Nome completo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Qual sua faixa etária?</text:p>
          </table:table-cell>
          <table:table-cell table:style-name="ce1" office:value-type="string" calcext:value-type="string">
            <text:p>Nível de escolaridade</text:p>
          </table:table-cell>
          <table:table-cell table:style-name="ce1" office:value-type="string" calcext:value-type="string">
            <text:p>Qual sua área de atuação?</text:p>
          </table:table-cell>
          <table:table-cell table:style-name="ce1" office:value-type="string" calcext:value-type="string">
            <text:p>Em relação às suas atividades na universidade, é possível dizer que o tempo é usado </text:p>
          </table:table-cell>
          <table:table-cell table:style-name="ce1" office:value-type="string" calcext:value-type="string">
            <text:p>Você leciona ou já lecionou no ensino superior (incluindo atividades como estagiário de ensino ou monitorias)? Se sim, por quanto tempo?</text:p>
          </table:table-cell>
          <table:table-cell table:style-name="ce1" office:value-type="string" calcext:value-type="string">
            <text:p>Ambientes gráficos são sistemas computacionais que disponibilizam, além de texto, elementos visuais ou multimídia, tais como imagens, vídeos e objetos tridimensionais. Exemplos: jogos digitais e ambientes de realidade virtual. Você possui experiência com este tipo de ambiente?</text:p>
          </table:table-cell>
          <table:table-cell table:style-name="ce1" office:value-type="string" calcext:value-type="string">
            <text:p>Você já usou ambientes gráficos para ilustrar ou estudar comportamentos animais? </text:p>
          </table:table-cell>
          <table:table-cell table:style-name="ce1" office:value-type="string" calcext:value-type="string">
            <text:p>Com relação à clareza do processo representado no vídeo, o animal:</text:p>
          </table:table-cell>
          <table:table-cell table:style-name="ce1" office:value-type="string" calcext:value-type="string">
            <text:p>A partir do vídeo a percepção dominante no seu caso sobre se o animal encontrou a temperatura alvo é:</text:p>
          </table:table-cell>
          <table:table-cell table:style-name="ce1" office:value-type="string" calcext:value-type="string">
            <text:p>Com relação à clareza do processo representado no vídeo, o animal:</text:p>
          </table:table-cell>
          <table:table-cell table:style-name="ce1" office:value-type="string" calcext:value-type="string">
            <text:p>A partir do vídeo a percepção dominante no seu caso sobre se o animal encontrou a temperatura alvo é:</text:p>
          </table:table-cell>
          <table:table-cell table:style-name="ce1" office:value-type="string" calcext:value-type="string">
            <text:p>Com relação à clareza do processo representado no vídeo, o animal:</text:p>
          </table:table-cell>
          <table:table-cell table:style-name="ce1" office:value-type="string" calcext:value-type="string">
            <text:p>A partir do vídeo a percepção dominante no seu caso sobre se o animal encontrou a temperatura alvo é:</text:p>
          </table:table-cell>
          <table:table-cell table:style-name="ce1" office:value-type="string" calcext:value-type="string">
            <text:p>Com relação à clareza do processo representado no vídeo, o animal:</text:p>
          </table:table-cell>
          <table:table-cell table:style-name="ce1" office:value-type="string" calcext:value-type="string">
            <text:p>A partir do vídeo a percepção dominante no seu caso sobre se o animal encontrou a temperatura alvo é:</text:p>
          </table:table-cell>
          <table:table-cell table:style-name="ce1" office:value-type="string" calcext:value-type="string">
            <text:p>Na sua percepção é possível relacionar o comportamento do animal simulado com uma estratégia comportamental de termorregulação?</text:p>
          </table:table-cell>
          <table:table-cell table:style-name="ce1" office:value-type="string" calcext:value-type="string">
            <text:p>Consigo perceber uma estratégia termorregulatória do animal assistindo ao vídeo.</text:p>
          </table:table-cell>
          <table:table-cell table:style-name="ce1" office:value-type="string" calcext:value-type="string">
            <text:p>Achei fácil entender o quadro informativo na parte superior direito do vídeo.</text:p>
          </table:table-cell>
          <table:table-cell table:style-name="ce1" office:value-type="string" calcext:value-type="string">
            <text:p>Considero que a simulação apresentada colabora para a compreensão do mecanismo de termorregulação.</text:p>
          </table:table-cell>
          <table:table-cell table:style-name="ce1" office:value-type="string" calcext:value-type="string">
            <text:p>Assumindo que eu tenha acesso às simulações, eu gostaria de utilizá-las para ilustrar comportamento termorregulatório.</text:p>
          </table:table-cell>
          <table:table-cell table:style-name="ce1" office:value-type="string" calcext:value-type="string">
            <text:p>Eu acredito que o uso de simulações como a apresentada ajudará no ensino superior na área de termorregulação animal.</text:p>
          </table:table-cell>
          <table:table-cell table:style-name="ce1" office:value-type="string" calcext:value-type="string">
            <text:p>Eu acredito que o uso, na sala de aula, de uma simulação análoga às apresentadas, melhoraria a compreensão do processo de termorregulação comportamental.</text:p>
          </table:table-cell>
          <table:table-cell table:style-name="ce1" office:value-type="string" calcext:value-type="string">
            <text:p>Escreva aqui caso deseje enviar comentários, críticas ou sugestões.</text:p>
          </table:table-cell>
          <table:table-cell table:style-name="ce6"/>
          <table:table-cell table:style-name="ce6" office:value-type="string" calcext:value-type="string">
            <text:p>Ace. Q1</text:p>
          </table:table-cell>
          <table:table-cell table:style-name="ce6" office:value-type="string" calcext:value-type="string">
            <text:p>Ace. Q2</text:p>
          </table:table-cell>
          <table:table-cell table:style-name="ce6" office:value-type="string" calcext:value-type="string">
            <text:p>Ace. Total</text:p>
          </table:table-cell>
          <table:table-cell table:style-name="ce6" office:value-type="string" calcext:value-type="string">
            <text:p>Ace. V1 + V2</text:p>
          </table:table-cell>
          <table:table-cell table:style-name="ce6" office:value-type="string" calcext:value-type="string">
            <text:p>Ace. V3 + V4</text:p>
          </table:table-cell>
          <table:table-cell table:style-name="ce6" office:value-type="string" calcext:value-type="string">
            <text:p>Soma Erros</text:p>
          </table:table-cell>
          <table:table-cell table:style-name="ce6" office:value-type="string" calcext:value-type="string">
            <text:p>Soma Acertos (por malha)</text:p>
          </table:table-cell>
          <table:table-cell table:style-name="ce6" office:value-type="string" calcext:value-type="string">
            <text:p>.</text:p>
          </table:table-cell>
          <table:table-cell table:style-name="ce1" table:number-columns-repeated="3"/>
          <table:table-cell table:number-columns-repeated="984"/>
        </table:table-row>
        <table:table-row table:style-name="ro1">
          <table:table-cell table:style-name="ce2" office:value-type="date" office:date-value="2020-08-14T13:07:15.93" calcext:value-type="date">
            <text:p>8/14/2020 13:07:15</text:p>
          </table:table-cell>
          <table:table-cell table:style-name="ce3" office:value-type="string" calcext:value-type="string">
            <text:p>plag665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dro Luís Atencia Gándara 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21 e 3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Biologia Termal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unca lecionei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Pesquisa muito interessante, parabéns pela iniciativa. A integração do conhecimento biológico na área computacional e de simulações é muito prometedora.</text:p>
          </table:table-cell>
          <table:table-cell table:style-name="ce7"/>
          <table:table-cell table:style-name="ce5" table:formula="of:=COUNTIF([.M2]; &quot;Se movimentou para um lugar de maior temperatura.&quot;) + COUNTIF([.O2]; &quot;Se movimentou para um lugar de menor temperatura.&quot;) + COUNTIF([.Q2]; &quot;Se movimentou para um lugar de maior temperatura.&quot;) + COUNTIF([.S2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2]; &quot;Ele encontrou&quot;) + COUNTIF([.P2]; &quot;Ele encontrou&quot;) + COUNTIF([.R2]; &quot;Ele encontrou&quot;) + COUNTIF([.T2]; &quot;Ele encontrou&quot;)" office:value-type="float" office:value="3" calcext:value-type="float">
            <text:p>3</text:p>
          </table:table-cell>
          <table:table-cell table:style-name="ce8" table:formula="of:=[.AD2]+[.AE2]" office:value-type="float" office:value="5" calcext:value-type="float">
            <text:p>5</text:p>
          </table:table-cell>
          <table:table-cell table:style-name="ce5" table:formula="of:=COUNTIF([.M2]; &quot;Se movimentou para um lugar de maior temperatura.&quot;) + COUNTIF([.O2]; &quot;Se movimentou para um lugar de menor temperatura.&quot;) + COUNTIF([.N2]; &quot;Ele encontrou&quot;) + COUNTIF([.P2]; &quot;Ele encontrou&quot;)" office:value-type="float" office:value="4" calcext:value-type="float">
            <text:p>4</text:p>
          </table:table-cell>
          <table:table-cell table:style-name="ce8" table:formula="of:=COUNTIF([.Q2]; &quot;Se movimentou para um lugar de maior temperatura.&quot;) + COUNTIF([.S2]; &quot;Se movimentou para um lugar de menor temperatura.&quot;) + COUNTIF([.R2]; &quot;Ele encontrou&quot;) + COUNTIF([.T2]; &quot;Ele encontrou&quot;)" office:value-type="float" office:value="1" calcext:value-type="float">
            <text:p>1</text:p>
          </table:table-cell>
          <table:table-cell table:style-name="ce8" table:formula="of:=72 -[.AJ2]" office:value-type="float" office:value="19" calcext:value-type="float">
            <text:p>19</text:p>
          </table:table-cell>
          <table:table-cell table:style-name="ce8" table:formula="of:=SUM ([.AE2:.AE124])" office:value-type="float" office:value="53" calcext:value-type="float">
            <text:p>53</text:p>
          </table:table-cell>
          <table:table-cell table:style-name="ce12" office:value-type="string" calcext:value-type="string">
            <text:p>Video 1 : Q1</text:p>
          </table:table-cell>
          <table:table-cell table:style-name="ce19" office:value-type="string" calcext:value-type="string">
            <text:p>Video 2 : Q1</text:p>
          </table:table-cell>
          <table:table-cell table:style-name="ce19" office:value-type="string" calcext:value-type="string">
            <text:p>Video 3: Q1</text:p>
          </table:table-cell>
          <table:table-cell table:style-name="ce19" office:value-type="string" calcext:value-type="string">
            <text:p>Video 4: Q1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14T15:10:44.97" calcext:value-type="date">
            <text:p>8/14/2020 15:10:44</text:p>
          </table:table-cell>
          <table:table-cell table:style-name="ce3" office:value-type="string" calcext:value-type="string">
            <text:p>ehmoretti@ib.usp.b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Eduardo H Moretti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unca lecione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Não achei o vídeo 3 bom para fazer alguma análise ou tirar conclusões em relação às perguntas (do vídeo 4 um pouco também).</text:p>
          </table:table-cell>
          <table:table-cell table:style-name="ce7"/>
          <table:table-cell table:style-name="ce5" table:formula="of:=COUNTIF([.M3]; &quot;Se movimentou para um lugar de maior temperatura.&quot;) + COUNTIF([.O3]; &quot;Se movimentou para um lugar de menor temperatura.&quot;) + COUNTIF([.Q3]; &quot;Se movimentou para um lugar de maior temperatura.&quot;) + COUNTIF([.S3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3]; &quot;Ele encontrou&quot;) + COUNTIF([.P3]; &quot;Ele encontrou&quot;) + COUNTIF([.R3]; &quot;Ele encontrou&quot;) + COUNTIF([.T3]; &quot;Ele encontrou&quot;)" office:value-type="float" office:value="2" calcext:value-type="float">
            <text:p>2</text:p>
          </table:table-cell>
          <table:table-cell table:style-name="ce8" table:formula="of:=[.AD3]+[.AE3]" office:value-type="float" office:value="4" calcext:value-type="float">
            <text:p>4</text:p>
          </table:table-cell>
          <table:table-cell table:style-name="ce5" table:formula="of:=COUNTIF([.M3]; &quot;Se movimentou para um lugar de maior temperatura.&quot;) + COUNTIF([.O3]; &quot;Se movimentou para um lugar de menor temperatura.&quot;) + COUNTIF([.N3]; &quot;Ele encontrou&quot;) + COUNTIF([.P3]; &quot;Ele encontrou&quot;)" office:value-type="float" office:value="4" calcext:value-type="float">
            <text:p>4</text:p>
          </table:table-cell>
          <table:table-cell table:style-name="ce8" table:formula="of:=COUNTIF([.Q3]; &quot;Se movimentou para um lugar de maior temperatura.&quot;) + COUNTIF([.S3]; &quot;Se movimentou para um lugar de menor temperatura.&quot;) + COUNTIF([.R3]; &quot;Ele encontrou&quot;) + COUNTIF([.T3]; &quot;Ele encontrou&quot;)" office:value-type="float" office:value="0" calcext:value-type="float">
            <text:p>0</text:p>
          </table:table-cell>
          <table:table-cell table:style-name="ce8" table:formula="of:=72 -[.AJ3]" office:value-type="float" office:value="26" calcext:value-type="float">
            <text:p>26</text:p>
          </table:table-cell>
          <table:table-cell table:style-name="ce10" table:formula="of:=SUM ([.AD2:.AD124])" office:value-type="float" office:value="46" calcext:value-type="float">
            <text:p>46</text:p>
          </table:table-cell>
          <table:table-cell table:number-columns-repeated="4" table:style-name="ce13" office:value-type="string" calcext:value-type="string">
            <text:p>Acertos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14T17:24:46.42" calcext:value-type="date">
            <text:p>8/14/2020 17:24:46</text:p>
          </table:table-cell>
          <table:table-cell table:style-name="ce4" office:value-type="string" calcext:value-type="string">
            <text:p>lcami.cabanzo10@ib.usp.b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aura Camila Cabanzo Olarte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Doutorado em andamento</text:p>
          </table:table-cell>
          <table:table-cell table:style-name="ce3" office:value-type="string" calcext:value-type="string">
            <text:p>Fisiologia animal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Até 3 anos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talvez colocar uma legenda com letra maior para enxergar melhor os dados apresentados ali.</text:p>
          </table:table-cell>
          <table:table-cell table:style-name="ce7"/>
          <table:table-cell table:style-name="ce5" table:formula="of:=COUNTIF([.M4]; &quot;Se movimentou para um lugar de maior temperatura.&quot;) + COUNTIF([.O4]; &quot;Se movimentou para um lugar de menor temperatura.&quot;) + COUNTIF([.Q4]; &quot;Se movimentou para um lugar de maior temperatura.&quot;) + COUNTIF([.S4]; &quot;Se movimentou para um lugar de menor temperatura.&quot;)" office:value-type="float" office:value="3" calcext:value-type="float">
            <text:p>3</text:p>
          </table:table-cell>
          <table:table-cell table:style-name="ce8" table:formula="of:=COUNTIF([.N4]; &quot;Ele encontrou&quot;) + COUNTIF([.P4]; &quot;Ele encontrou&quot;) + COUNTIF([.R4]; &quot;Ele encontrou&quot;) + COUNTIF([.T4]; &quot;Ele encontrou&quot;)" office:value-type="float" office:value="3" calcext:value-type="float">
            <text:p>3</text:p>
          </table:table-cell>
          <table:table-cell table:style-name="ce8" table:formula="of:=[.AD4]+[.AE4]" office:value-type="float" office:value="6" calcext:value-type="float">
            <text:p>6</text:p>
          </table:table-cell>
          <table:table-cell table:style-name="ce5" table:formula="of:=COUNTIF([.M4]; &quot;Se movimentou para um lugar de maior temperatura.&quot;) + COUNTIF([.O4]; &quot;Se movimentou para um lugar de menor temperatura.&quot;) + COUNTIF([.N4]; &quot;Ele encontrou&quot;) + COUNTIF([.P4]; &quot;Ele encontrou&quot;)" office:value-type="float" office:value="4" calcext:value-type="float">
            <text:p>4</text:p>
          </table:table-cell>
          <table:table-cell table:style-name="ce8" table:formula="of:=COUNTIF([.Q4]; &quot;Se movimentou para um lugar de maior temperatura.&quot;) + COUNTIF([.S4]; &quot;Se movimentou para um lugar de menor temperatura.&quot;) + COUNTIF([.R4]; &quot;Ele encontrou&quot;) + COUNTIF([.T4]; &quot;Ele encontrou&quot;)" office:value-type="float" office:value="2" calcext:value-type="float">
            <text:p>2</text:p>
          </table:table-cell>
          <table:table-cell table:style-name="ce9"/>
          <table:table-cell table:style-name="ce11"/>
          <table:table-cell table:style-name="ce14" table:formula="of:=COUNTIF([.M$1:.M$1048576]; &quot;Se movimentou para um lugar de maior temperatura.&quot;)" office:value-type="float" office:value="18" calcext:value-type="float">
            <text:p>18</text:p>
          </table:table-cell>
          <table:table-cell table:style-name="ce14" table:formula="of:=COUNTIF([.O$1:.O$1048576]; &quot;Se movimentou para um lugar de menor temperatura.&quot;)" office:value-type="float" office:value="18" calcext:value-type="float">
            <text:p>18</text:p>
          </table:table-cell>
          <table:table-cell table:style-name="ce14" table:formula="of:=COUNTIF([.Q$1:.Q$1048576]; &quot;Se movimentou para um lugar de maior temperatura.&quot;)" office:value-type="float" office:value="5" calcext:value-type="float">
            <text:p>5</text:p>
          </table:table-cell>
          <table:table-cell table:style-name="ce14" table:formula="of:=COUNTIF([.S$1:.S$1048576]; &quot;Se movimentou para um lugar de menor temperatura.&quot;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16T16:36:40.35" calcext:value-type="date">
            <text:p>8/16/2020 16:36:40</text:p>
          </table:table-cell>
          <table:table-cell table:style-name="ce4" office:value-type="string" calcext:value-type="string">
            <text:p>tmaiacarneir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hiago Maia Ney Carneir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Ecologia, Biologia, Biologia Termal, Comportamento animal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té 3 ano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6" calcext:value-type="float">
            <text:p>6</text:p>
          </table:table-cell>
          <table:table-cell table:style-name="ce3"/>
          <table:table-cell table:style-name="ce7"/>
          <table:table-cell table:style-name="ce5" table:formula="of:=COUNTIF([.M5]; &quot;Se movimentou para um lugar de maior temperatura.&quot;) + COUNTIF([.O5]; &quot;Se movimentou para um lugar de menor temperatura.&quot;) + COUNTIF([.Q5]; &quot;Se movimentou para um lugar de maior temperatura.&quot;) + COUNTIF([.S5]; &quot;Se movimentou para um lugar de menor temperatura.&quot;)" office:value-type="float" office:value="4" calcext:value-type="float">
            <text:p>4</text:p>
          </table:table-cell>
          <table:table-cell table:style-name="ce8" table:formula="of:=COUNTIF([.N5]; &quot;Ele encontrou&quot;) + COUNTIF([.P5]; &quot;Ele encontrou&quot;) + COUNTIF([.R5]; &quot;Ele encontrou&quot;) + COUNTIF([.T5]; &quot;Ele encontrou&quot;)" office:value-type="float" office:value="4" calcext:value-type="float">
            <text:p>4</text:p>
          </table:table-cell>
          <table:table-cell table:style-name="ce8" table:formula="of:=[.AD5]+[.AE5]" office:value-type="float" office:value="8" calcext:value-type="float">
            <text:p>8</text:p>
          </table:table-cell>
          <table:table-cell table:style-name="ce5" table:formula="of:=COUNTIF([.M5]; &quot;Se movimentou para um lugar de maior temperatura.&quot;) + COUNTIF([.O5]; &quot;Se movimentou para um lugar de menor temperatura.&quot;) + COUNTIF([.N5]; &quot;Ele encontrou&quot;) + COUNTIF([.P5]; &quot;Ele encontrou&quot;)" office:value-type="float" office:value="4" calcext:value-type="float">
            <text:p>4</text:p>
          </table:table-cell>
          <table:table-cell table:style-name="ce8" table:formula="of:=COUNTIF([.Q5]; &quot;Se movimentou para um lugar de maior temperatura.&quot;) + COUNTIF([.S5]; &quot;Se movimentou para um lugar de menor temperatura.&quot;) + COUNTIF([.R5]; &quot;Ele encontrou&quot;) + COUNTIF([.T5]; &quot;Ele encontrou&quot;)" office:value-type="float" office:value="4" calcext:value-type="float">
            <text:p>4</text:p>
          </table:table-cell>
          <table:table-cell table:style-name="ce9"/>
          <table:table-cell table:style-name="ce11"/>
          <table:table-cell table:number-columns-repeated="4" table:style-name="ce13" office:value-type="string" calcext:value-type="string">
            <text:p>Erros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17T17:09:59.57" calcext:value-type="date">
            <text:p>8/17/2020 17:09:59</text:p>
          </table:table-cell>
          <table:table-cell table:style-name="ce4" office:value-type="string" calcext:value-type="string">
            <text:p>stefane.saruhashi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efane saruhashi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21 e 30 anos</text:p>
          </table:table-cell>
          <table:table-cell table:style-name="ce3" office:value-type="string" calcext:value-type="string">
            <text:p>Doutorado em andamento</text:p>
          </table:table-cell>
          <table:table-cell table:style-name="ce3" office:value-type="string" calcext:value-type="string">
            <text:p>Fisiologia animal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té 3 ano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style-name="ce3"/>
          <table:table-cell table:style-name="ce7"/>
          <table:table-cell table:style-name="ce5" table:formula="of:=COUNTIF([.M6]; &quot;Se movimentou para um lugar de maior temperatura.&quot;) + COUNTIF([.O6]; &quot;Se movimentou para um lugar de menor temperatura.&quot;) + COUNTIF([.Q6]; &quot;Se movimentou para um lugar de maior temperatura.&quot;) + COUNTIF([.S6]; &quot;Se movimentou para um lugar de menor temperatura.&quot;)" office:value-type="float" office:value="3" calcext:value-type="float">
            <text:p>3</text:p>
          </table:table-cell>
          <table:table-cell table:style-name="ce8" table:formula="of:=COUNTIF([.N6]; &quot;Ele encontrou&quot;) + COUNTIF([.P6]; &quot;Ele encontrou&quot;) + COUNTIF([.R6]; &quot;Ele encontrou&quot;) + COUNTIF([.T6]; &quot;Ele encontrou&quot;)" office:value-type="float" office:value="2" calcext:value-type="float">
            <text:p>2</text:p>
          </table:table-cell>
          <table:table-cell table:style-name="ce8" table:formula="of:=[.AD6]+[.AE6]" office:value-type="float" office:value="5" calcext:value-type="float">
            <text:p>5</text:p>
          </table:table-cell>
          <table:table-cell table:style-name="ce5" table:formula="of:=COUNTIF([.M6]; &quot;Se movimentou para um lugar de maior temperatura.&quot;) + COUNTIF([.O6]; &quot;Se movimentou para um lugar de menor temperatura.&quot;) + COUNTIF([.N6]; &quot;Ele encontrou&quot;) + COUNTIF([.P6]; &quot;Ele encontrou&quot;)" office:value-type="float" office:value="2" calcext:value-type="float">
            <text:p>2</text:p>
          </table:table-cell>
          <table:table-cell table:style-name="ce8" table:formula="of:=COUNTIF([.Q6]; &quot;Se movimentou para um lugar de maior temperatura.&quot;) + COUNTIF([.S6]; &quot;Se movimentou para um lugar de menor temperatura.&quot;) + COUNTIF([.R6]; &quot;Ele encontrou&quot;) + COUNTIF([.T6]; &quot;Ele encontrou&quot;)" office:value-type="float" office:value="3" calcext:value-type="float">
            <text:p>3</text:p>
          </table:table-cell>
          <table:table-cell table:style-name="ce9"/>
          <table:table-cell table:style-name="ce11"/>
          <table:table-cell table:style-name="ce14" table:formula="of:=18 - ([.AK4] + [.AK9])" office:value-type="float" office:value="0" calcext:value-type="float">
            <text:p>0</text:p>
          </table:table-cell>
          <table:table-cell table:style-name="ce14" table:formula="of:=18 - ([.AL4] + [.AL9])" office:value-type="float" office:value="0" calcext:value-type="float">
            <text:p>0</text:p>
          </table:table-cell>
          <table:table-cell table:style-name="ce14" table:formula="of:=18 - ([.AM4] + [.AM9])" office:value-type="float" office:value="8" calcext:value-type="float">
            <text:p>8</text:p>
          </table:table-cell>
          <table:table-cell table:style-name="ce14" table:formula="of:=18 - ([.AN4] + [.AN9])" office:value-type="float" office:value="9" calcext:value-type="float">
            <text:p>9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18T10:22:21.38" calcext:value-type="date">
            <text:p>8/18/2020 10:22:21</text:p>
          </table:table-cell>
          <table:table-cell table:style-name="ce3" office:value-type="string" calcext:value-type="string">
            <text:p>rpbov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fael Parelli Bov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Ecologia, Zoologia, Biologia Termal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Mais do que 8 anos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1-Para fins de simplificação o vídeo me parece adequado, porém uma sugestão para aproximação maior da realidade na natureza: (i)Amplitude térmica ambiental maior: Temperatura ambiental mínima poderia ser menor e T ambiental máxima poderia maior no video. 2-Se utilizados outros animais de tamanho corporal maior, para produção de outros videos, atentar para o efeito da inércia térmica. 3-Talvez não seja possível no momento, mas no futuro uma sugestão é eliminar a sombra do animal quando em movimento, pois pode confundir quem está assistindo o video pela primeira vez. 4-Sobre 1 e 2, talvez possa auxiliar a leitura: https://doi.org/10.1073/pnas.1604824113. </text:p>
          </table:table-cell>
          <table:table-cell table:style-name="ce7"/>
          <table:table-cell table:style-name="ce5" table:formula="of:=COUNTIF([.M7]; &quot;Se movimentou para um lugar de maior temperatura.&quot;) + COUNTIF([.O7]; &quot;Se movimentou para um lugar de menor temperatura.&quot;) + COUNTIF([.Q7]; &quot;Se movimentou para um lugar de maior temperatura.&quot;) + COUNTIF([.S7]; &quot;Se movimentou para um lugar de menor temperatura.&quot;)" office:value-type="float" office:value="4" calcext:value-type="float">
            <text:p>4</text:p>
          </table:table-cell>
          <table:table-cell table:style-name="ce8" table:formula="of:=COUNTIF([.N7]; &quot;Ele encontrou&quot;) + COUNTIF([.P7]; &quot;Ele encontrou&quot;) + COUNTIF([.R7]; &quot;Ele encontrou&quot;) + COUNTIF([.T7]; &quot;Ele encontrou&quot;)" office:value-type="float" office:value="4" calcext:value-type="float">
            <text:p>4</text:p>
          </table:table-cell>
          <table:table-cell table:style-name="ce8" table:formula="of:=[.AD7]+[.AE7]" office:value-type="float" office:value="8" calcext:value-type="float">
            <text:p>8</text:p>
          </table:table-cell>
          <table:table-cell table:style-name="ce5" table:formula="of:=COUNTIF([.M7]; &quot;Se movimentou para um lugar de maior temperatura.&quot;) + COUNTIF([.O7]; &quot;Se movimentou para um lugar de menor temperatura.&quot;) + COUNTIF([.N7]; &quot;Ele encontrou&quot;) + COUNTIF([.P7]; &quot;Ele encontrou&quot;)" office:value-type="float" office:value="4" calcext:value-type="float">
            <text:p>4</text:p>
          </table:table-cell>
          <table:table-cell table:style-name="ce8" table:formula="of:=COUNTIF([.Q7]; &quot;Se movimentou para um lugar de maior temperatura.&quot;) + COUNTIF([.S7]; &quot;Se movimentou para um lugar de menor temperatura.&quot;) + COUNTIF([.R7]; &quot;Ele encontrou&quot;) + COUNTIF([.T7]; &quot;Ele encontrou&quot;)" office:value-type="float" office:value="4" calcext:value-type="float">
            <text:p>4</text:p>
          </table:table-cell>
          <table:table-cell table:style-name="ce9"/>
          <table:table-cell table:style-name="ce11"/>
          <table:table-cell table:number-columns-repeated="4" table:style-name="ce13" office:value-type="string" calcext:value-type="string">
            <text:p>NPossDefinir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3" table:number-columns-repeated="7"/>
          <table:table-cell table:style-name="ce5"/>
          <table:table-cell table:style-name="ce3"/>
          <table:table-cell table:style-name="ce5"/>
          <table:table-cell table:style-name="ce3" table:number-columns-repeated="10"/>
          <table:table-cell table:style-name="ce5" table:number-columns-repeated="6"/>
          <table:table-cell table:style-name="ce4"/>
          <table:table-cell table:style-name="ce7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9"/>
          <table:table-cell table:style-name="ce11"/>
          <table:table-cell table:style-name="ce14" table:number-columns-repeated="4"/>
          <table:table-cell table:number-columns-repeated="984"/>
        </table:table-row>
        <table:table-row table:style-name="ro1">
          <table:table-cell table:style-name="ce2" office:value-type="date" office:date-value="2020-08-18T10:57:42.31" calcext:value-type="date">
            <text:p>8/18/2020 10:57:42</text:p>
          </table:table-cell>
          <table:table-cell table:style-name="ce3" office:value-type="string" calcext:value-type="string">
            <text:p>bio.cury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ábio Cury de Barros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Fisiologia animal, Zoologia, Biologia Termal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De 3 a 5 anos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Minha sugestão seria deixar o poleiro, nos dois últimos exercícios, um pouco mais heterogêneo em termos de temperatura. Outro ponto seria trabalhar com simulações dentro de uma paisagem mais condizente com o modelo. Espécies de sapos majoritariamente utilizam a vegetação, ou solo, como bicho ecológico. E não uma pedra. Alternativamente o modelo poderia ser trocado por um lagarto. </text:p>
          </table:table-cell>
          <table:table-cell table:style-name="ce7"/>
          <table:table-cell table:style-name="ce5" table:formula="of:=COUNTIF([.M9]; &quot;Se movimentou para um lugar de maior temperatura.&quot;) + COUNTIF([.O9]; &quot;Se movimentou para um lugar de menor temperatura.&quot;) + COUNTIF([.Q9]; &quot;Se movimentou para um lugar de maior temperatura.&quot;) + COUNTIF([.S9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9]; &quot;Ele encontrou&quot;) + COUNTIF([.P9]; &quot;Ele encontrou&quot;) + COUNTIF([.R9]; &quot;Ele encontrou&quot;) + COUNTIF([.T9]; &quot;Ele encontrou&quot;)" office:value-type="float" office:value="3" calcext:value-type="float">
            <text:p>3</text:p>
          </table:table-cell>
          <table:table-cell table:style-name="ce8" table:formula="of:=[.AD9]+[.AE9]" office:value-type="float" office:value="5" calcext:value-type="float">
            <text:p>5</text:p>
          </table:table-cell>
          <table:table-cell table:style-name="ce5" table:formula="of:=COUNTIF([.M9]; &quot;Se movimentou para um lugar de maior temperatura.&quot;) + COUNTIF([.O9]; &quot;Se movimentou para um lugar de menor temperatura.&quot;) + COUNTIF([.N9]; &quot;Ele encontrou&quot;) + COUNTIF([.P9]; &quot;Ele encontrou&quot;)" office:value-type="float" office:value="4" calcext:value-type="float">
            <text:p>4</text:p>
          </table:table-cell>
          <table:table-cell table:style-name="ce8" table:formula="of:=COUNTIF([.Q9]; &quot;Se movimentou para um lugar de maior temperatura.&quot;) + COUNTIF([.S9]; &quot;Se movimentou para um lugar de menor temperatura.&quot;) + COUNTIF([.R9]; &quot;Ele encontrou&quot;) + COUNTIF([.T9]; &quot;Ele encontrou&quot;)" office:value-type="float" office:value="1" calcext:value-type="float">
            <text:p>1</text:p>
          </table:table-cell>
          <table:table-cell table:style-name="ce9"/>
          <table:table-cell table:style-name="ce11"/>
          <table:table-cell table:style-name="ce14" table:formula="of:=COUNTIF([.M$1:.M$1048576]; &quot;Não é possível definir&quot;)" office:value-type="float" office:value="0" calcext:value-type="float">
            <text:p>0</text:p>
          </table:table-cell>
          <table:table-cell table:style-name="ce14" table:formula="of:=COUNTIF([.O$1:.O$1048576]; &quot;Não é possível definir&quot;)" office:value-type="float" office:value="0" calcext:value-type="float">
            <text:p>0</text:p>
          </table:table-cell>
          <table:table-cell table:style-name="ce14" table:formula="of:=COUNTIF([.Q$1:.Q$1048576]; &quot;Não é possível definir&quot;)" office:value-type="float" office:value="5" calcext:value-type="float">
            <text:p>5</text:p>
          </table:table-cell>
          <table:table-cell table:style-name="ce14" table:formula="of:=COUNTIF([.S$1:.S$1048576]; &quot;Não é possível definir&quot;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18T16:04:18.45" calcext:value-type="date">
            <text:p>8/18/2020 16:04:18</text:p>
          </table:table-cell>
          <table:table-cell table:style-name="ce4" office:value-type="string" calcext:value-type="string">
            <text:p>renanpacheco@outlook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enan Santana Pachec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21 e 30 anos</text:p>
          </table:table-cell>
          <table:table-cell table:style-name="ce3" office:value-type="string" calcext:value-type="string">
            <text:p>Doutorado em andamento</text:p>
          </table:table-cell>
          <table:table-cell table:style-name="ce3" office:value-type="string" calcext:value-type="string">
            <text:p>Zoologia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Até 3 ano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3"/>
          <table:table-cell table:style-name="ce7"/>
          <table:table-cell table:style-name="ce5" table:formula="of:=COUNTIF([.M10]; &quot;Se movimentou para um lugar de maior temperatura.&quot;) + COUNTIF([.O10]; &quot;Se movimentou para um lugar de menor temperatura.&quot;) + COUNTIF([.Q10]; &quot;Se movimentou para um lugar de maior temperatura.&quot;) + COUNTIF([.S10]; &quot;Se movimentou para um lugar de menor temperatura.&quot;)" office:value-type="float" office:value="3" calcext:value-type="float">
            <text:p>3</text:p>
          </table:table-cell>
          <table:table-cell table:style-name="ce8" table:formula="of:=COUNTIF([.N10]; &quot;Ele encontrou&quot;) + COUNTIF([.P10]; &quot;Ele encontrou&quot;) + COUNTIF([.R10]; &quot;Ele encontrou&quot;) + COUNTIF([.T10]; &quot;Ele encontrou&quot;)" office:value-type="float" office:value="4" calcext:value-type="float">
            <text:p>4</text:p>
          </table:table-cell>
          <table:table-cell table:style-name="ce8" table:formula="of:=[.AD10]+[.AE10]" office:value-type="float" office:value="7" calcext:value-type="float">
            <text:p>7</text:p>
          </table:table-cell>
          <table:table-cell table:style-name="ce5" table:formula="of:=COUNTIF([.M10]; &quot;Se movimentou para um lugar de maior temperatura.&quot;) + COUNTIF([.O10]; &quot;Se movimentou para um lugar de menor temperatura.&quot;) + COUNTIF([.N10]; &quot;Ele encontrou&quot;) + COUNTIF([.P10]; &quot;Ele encontrou&quot;)" office:value-type="float" office:value="4" calcext:value-type="float">
            <text:p>4</text:p>
          </table:table-cell>
          <table:table-cell table:style-name="ce8" table:formula="of:=COUNTIF([.Q10]; &quot;Se movimentou para um lugar de maior temperatura.&quot;) + COUNTIF([.S10]; &quot;Se movimentou para um lugar de menor temperatura.&quot;) + COUNTIF([.R10]; &quot;Ele encontrou&quot;) + COUNTIF([.T10]; &quot;Ele encontrou&quot;)" office:value-type="float" office:value="3" calcext:value-type="float">
            <text:p>3</text:p>
          </table:table-cell>
          <table:table-cell table:style-name="ce9"/>
          <table:table-cell table:style-name="ce11"/>
          <table:table-cell table:style-name="ce15" office:value-type="string" calcext:value-type="string">
            <text:p>Video 1 : Q2</text:p>
          </table:table-cell>
          <table:table-cell table:style-name="ce15" office:value-type="string" calcext:value-type="string">
            <text:p>Video 2 : Q2</text:p>
          </table:table-cell>
          <table:table-cell table:style-name="ce15" office:value-type="string" calcext:value-type="string">
            <text:p>Video 3: Q2</text:p>
          </table:table-cell>
          <table:table-cell table:style-name="ce15" office:value-type="string" calcext:value-type="string">
            <text:p>Video 4: Q2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19T16:34:54.78" calcext:value-type="date">
            <text:p>8/19/2020 16:34:54</text:p>
          </table:table-cell>
          <table:table-cell table:style-name="ce4" office:value-type="string" calcext:value-type="string">
            <text:p>carla.piantoni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arla Piantoni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Ecologia, Biologia, Zoologia, Biologia Termal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Até 3 ano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style-name="ce3"/>
          <table:table-cell table:style-name="ce7"/>
          <table:table-cell table:style-name="ce5" table:formula="of:=COUNTIF([.M11]; &quot;Se movimentou para um lugar de maior temperatura.&quot;) + COUNTIF([.O11]; &quot;Se movimentou para um lugar de menor temperatura.&quot;) + COUNTIF([.Q11]; &quot;Se movimentou para um lugar de maior temperatura.&quot;) + COUNTIF([.S11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11]; &quot;Ele encontrou&quot;) + COUNTIF([.P11]; &quot;Ele encontrou&quot;) + COUNTIF([.R11]; &quot;Ele encontrou&quot;) + COUNTIF([.T11]; &quot;Ele encontrou&quot;)" office:value-type="float" office:value="2" calcext:value-type="float">
            <text:p>2</text:p>
          </table:table-cell>
          <table:table-cell table:style-name="ce8" table:formula="of:=[.AD11]+[.AE11]" office:value-type="float" office:value="4" calcext:value-type="float">
            <text:p>4</text:p>
          </table:table-cell>
          <table:table-cell table:style-name="ce5" table:formula="of:=COUNTIF([.M11]; &quot;Se movimentou para um lugar de maior temperatura.&quot;) + COUNTIF([.O11]; &quot;Se movimentou para um lugar de menor temperatura.&quot;) + COUNTIF([.N11]; &quot;Ele encontrou&quot;) + COUNTIF([.P11]; &quot;Ele encontrou&quot;)" office:value-type="float" office:value="3" calcext:value-type="float">
            <text:p>3</text:p>
          </table:table-cell>
          <table:table-cell table:style-name="ce8" table:formula="of:=COUNTIF([.Q11]; &quot;Se movimentou para um lugar de maior temperatura.&quot;) + COUNTIF([.S11]; &quot;Se movimentou para um lugar de menor temperatura.&quot;) + COUNTIF([.R11]; &quot;Ele encontrou&quot;) + COUNTIF([.T11]; &quot;Ele encontrou&quot;)" office:value-type="float" office:value="1" calcext:value-type="float">
            <text:p>1</text:p>
          </table:table-cell>
          <table:table-cell table:style-name="ce9"/>
          <table:table-cell table:style-name="ce11"/>
          <table:table-cell table:number-columns-repeated="4" table:style-name="ce13" office:value-type="string" calcext:value-type="string">
            <text:p>Acertos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20T08:59:03.4" calcext:value-type="date">
            <text:p>8/20/2020 8:59:03</text:p>
          </table:table-cell>
          <table:table-cell table:style-name="ce3" office:value-type="string" calcext:value-type="string">
            <text:p>k.bicego@unesp.b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ênia Cardoso Bícego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Fisiologia animal, Biologia Termal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Mais do que 8 ano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Achei ótima a ideia! </text:p>
          </table:table-cell>
          <table:table-cell table:style-name="ce7"/>
          <table:table-cell table:style-name="ce5" table:formula="of:=COUNTIF([.M12]; &quot;Se movimentou para um lugar de maior temperatura.&quot;) + COUNTIF([.O12]; &quot;Se movimentou para um lugar de menor temperatura.&quot;) + COUNTIF([.Q12]; &quot;Se movimentou para um lugar de maior temperatura.&quot;) + COUNTIF([.S12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12]; &quot;Ele encontrou&quot;) + COUNTIF([.P12]; &quot;Ele encontrou&quot;) + COUNTIF([.R12]; &quot;Ele encontrou&quot;) + COUNTIF([.T12]; &quot;Ele encontrou&quot;)" office:value-type="float" office:value="2" calcext:value-type="float">
            <text:p>2</text:p>
          </table:table-cell>
          <table:table-cell table:style-name="ce8" table:formula="of:=[.AD12]+[.AE12]" office:value-type="float" office:value="4" calcext:value-type="float">
            <text:p>4</text:p>
          </table:table-cell>
          <table:table-cell table:style-name="ce5" table:formula="of:=COUNTIF([.M12]; &quot;Se movimentou para um lugar de maior temperatura.&quot;) + COUNTIF([.O12]; &quot;Se movimentou para um lugar de menor temperatura.&quot;) + COUNTIF([.N12]; &quot;Ele encontrou&quot;) + COUNTIF([.P12]; &quot;Ele encontrou&quot;)" office:value-type="float" office:value="4" calcext:value-type="float">
            <text:p>4</text:p>
          </table:table-cell>
          <table:table-cell table:style-name="ce8" table:formula="of:=COUNTIF([.Q12]; &quot;Se movimentou para um lugar de maior temperatura.&quot;) + COUNTIF([.S12]; &quot;Se movimentou para um lugar de menor temperatura.&quot;) + COUNTIF([.R12]; &quot;Ele encontrou&quot;) + COUNTIF([.T12]; &quot;Ele encontrou&quot;)" office:value-type="float" office:value="0" calcext:value-type="float">
            <text:p>0</text:p>
          </table:table-cell>
          <table:table-cell table:style-name="ce9" table:number-columns-repeated="2"/>
          <table:table-cell table:style-name="ce14" table:formula="of:=COUNTIF([.N$1:.N$1048576]; &quot;Ele encontrou&quot;)" office:value-type="float" office:value="16" calcext:value-type="float">
            <text:p>16</text:p>
          </table:table-cell>
          <table:table-cell table:style-name="ce14" table:formula="of:=COUNTIF([.P$1:.P$1048576]; &quot;Ele encontrou&quot;)" office:value-type="float" office:value="15" calcext:value-type="float">
            <text:p>15</text:p>
          </table:table-cell>
          <table:table-cell table:style-name="ce14" table:formula="of:=COUNTIF([.R$1:.R$1048576]; &quot;Ele encontrou&quot;)" office:value-type="float" office:value="10" calcext:value-type="float">
            <text:p>10</text:p>
          </table:table-cell>
          <table:table-cell table:style-name="ce14" table:formula="of:=COUNTIF([.T$1:.T$1048576]; &quot;Ele encontrou&quot;)" office:value-type="float" office:value="12" calcext:value-type="float">
            <text:p>12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21T07:43:23.64" calcext:value-type="date">
            <text:p>8/21/2020 7:43:23</text:p>
          </table:table-cell>
          <table:table-cell table:style-name="ce4" office:value-type="string" calcext:value-type="string">
            <text:p>jecarvalh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osé Eduardo de Carvalh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Fisiologia animal, Ecologia, Zoologia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Mais do que 8 ano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6" calcext:value-type="float">
            <text:p>6</text:p>
          </table:table-cell>
          <table:table-cell table:style-name="ce3"/>
          <table:table-cell table:style-name="ce7"/>
          <table:table-cell table:style-name="ce5" table:formula="of:=COUNTIF([.M13]; &quot;Se movimentou para um lugar de maior temperatura.&quot;) + COUNTIF([.O13]; &quot;Se movimentou para um lugar de menor temperatura.&quot;) + COUNTIF([.Q13]; &quot;Se movimentou para um lugar de maior temperatura.&quot;) + COUNTIF([.S13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13]; &quot;Ele encontrou&quot;) + COUNTIF([.P13]; &quot;Ele encontrou&quot;) + COUNTIF([.R13]; &quot;Ele encontrou&quot;) + COUNTIF([.T13]; &quot;Ele encontrou&quot;)" office:value-type="float" office:value="2" calcext:value-type="float">
            <text:p>2</text:p>
          </table:table-cell>
          <table:table-cell table:style-name="ce8" table:formula="of:=[.AD13]+[.AE13]" office:value-type="float" office:value="4" calcext:value-type="float">
            <text:p>4</text:p>
          </table:table-cell>
          <table:table-cell table:style-name="ce5" table:formula="of:=COUNTIF([.M13]; &quot;Se movimentou para um lugar de maior temperatura.&quot;) + COUNTIF([.O13]; &quot;Se movimentou para um lugar de menor temperatura.&quot;) + COUNTIF([.N13]; &quot;Ele encontrou&quot;) + COUNTIF([.P13]; &quot;Ele encontrou&quot;)" office:value-type="float" office:value="4" calcext:value-type="float">
            <text:p>4</text:p>
          </table:table-cell>
          <table:table-cell table:style-name="ce8" table:formula="of:=COUNTIF([.Q13]; &quot;Se movimentou para um lugar de maior temperatura.&quot;) + COUNTIF([.S13]; &quot;Se movimentou para um lugar de menor temperatura.&quot;) + COUNTIF([.R13]; &quot;Ele encontrou&quot;) + COUNTIF([.T13]; &quot;Ele encontrou&quot;)" office:value-type="float" office:value="0" calcext:value-type="float">
            <text:p>0</text:p>
          </table:table-cell>
          <table:table-cell table:style-name="ce9"/>
          <table:table-cell table:style-name="ce11"/>
          <table:table-cell table:number-columns-repeated="4" table:style-name="ce13" office:value-type="string" calcext:value-type="string">
            <text:p>Erros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21T09:22:33.1" calcext:value-type="date">
            <text:p>8/21/2020 9:22:33</text:p>
          </table:table-cell>
          <table:table-cell table:style-name="ce4" office:value-type="string" calcext:value-type="string">
            <text:p>gustavo.a.agudel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ustavo Adolfo Agudelo Canter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21 e 30 anos</text:p>
          </table:table-cell>
          <table:table-cell table:style-name="ce3" office:value-type="string" calcext:value-type="string">
            <text:p>Doutorado em andamento</text:p>
          </table:table-cell>
          <table:table-cell table:style-name="ce3" office:value-type="string" calcext:value-type="string">
            <text:p>Fisiologia animal, Biologia Termal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Até 3 anos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Confesso que tive que assistir os vídeos pelo menos dois vezes para entender o que estava acontecendo, porque o processo apresentado não é tão intuitivo. Minha compreensão melhorou depois que vi o "target temperature", e reparei na temperatura corporal inicial. Em todos os casos, vi uma perereca apresentado termorregulação ativa, procurando uma temperatura alvo até atingí-la. Talvez seja o caso de alguns anfíbios diurnos, mas não da maioria que são noturnos, e por isso pensei se os comportamentos apresentados <text:s/>seriam melhor representados por um lagarto do que por um anfíbio. Além disso, o tempo que o indivíduo demora em encontrar a temperatura alvo e que fica no microclima escolhido é importante no entendimento da termorregulação como processo. Particularmente, o tempo que o indivíduo ficou no microclima escolhido foi de alguns segundos antes que os vídeos terminassem, e isso complicou meu entendimento do comportamento em si, pois só consegui saber que o animal de fato encontrou a temperatura escolhida ao ver a legenda, i.e., temperatura corporal se tornando em verde. Assim, talvez seja necessário imprimir principalmente o comportamento do animal representado e entender sua temperatura final como uma consequência do mesmo.</text:p>
          </table:table-cell>
          <table:table-cell table:style-name="ce7"/>
          <table:table-cell table:style-name="ce5" table:formula="of:=COUNTIF([.M14]; &quot;Se movimentou para um lugar de maior temperatura.&quot;) + COUNTIF([.O14]; &quot;Se movimentou para um lugar de menor temperatura.&quot;) + COUNTIF([.Q14]; &quot;Se movimentou para um lugar de maior temperatura.&quot;) + COUNTIF([.S14]; &quot;Se movimentou para um lugar de menor temperatura.&quot;)" office:value-type="float" office:value="4" calcext:value-type="float">
            <text:p>4</text:p>
          </table:table-cell>
          <table:table-cell table:style-name="ce8" table:formula="of:=COUNTIF([.N14]; &quot;Ele encontrou&quot;) + COUNTIF([.P14]; &quot;Ele encontrou&quot;) + COUNTIF([.R14]; &quot;Ele encontrou&quot;) + COUNTIF([.T14]; &quot;Ele encontrou&quot;)" office:value-type="float" office:value="4" calcext:value-type="float">
            <text:p>4</text:p>
          </table:table-cell>
          <table:table-cell table:style-name="ce8" table:formula="of:=[.AD14]+[.AE14]" office:value-type="float" office:value="8" calcext:value-type="float">
            <text:p>8</text:p>
          </table:table-cell>
          <table:table-cell table:style-name="ce5" table:formula="of:=COUNTIF([.M14]; &quot;Se movimentou para um lugar de maior temperatura.&quot;) + COUNTIF([.O14]; &quot;Se movimentou para um lugar de menor temperatura.&quot;) + COUNTIF([.N14]; &quot;Ele encontrou&quot;) + COUNTIF([.P14]; &quot;Ele encontrou&quot;)" office:value-type="float" office:value="4" calcext:value-type="float">
            <text:p>4</text:p>
          </table:table-cell>
          <table:table-cell table:style-name="ce8" table:formula="of:=COUNTIF([.Q14]; &quot;Se movimentou para um lugar de maior temperatura.&quot;) + COUNTIF([.S14]; &quot;Se movimentou para um lugar de menor temperatura.&quot;) + COUNTIF([.R14]; &quot;Ele encontrou&quot;) + COUNTIF([.T14]; &quot;Ele encontrou&quot;)" office:value-type="float" office:value="4" calcext:value-type="float">
            <text:p>4</text:p>
          </table:table-cell>
          <table:table-cell table:style-name="ce9"/>
          <table:table-cell table:style-name="ce11"/>
          <table:table-cell table:style-name="ce14" table:formula="of:=18 - [.AK12]" office:value-type="float" office:value="2" calcext:value-type="float">
            <text:p>2</text:p>
          </table:table-cell>
          <table:table-cell table:style-name="ce14" table:formula="of:=18 - [.AL12]" office:value-type="float" office:value="3" calcext:value-type="float">
            <text:p>3</text:p>
          </table:table-cell>
          <table:table-cell table:style-name="ce14" table:formula="of:=18 - [.AM12]" office:value-type="float" office:value="8" calcext:value-type="float">
            <text:p>8</text:p>
          </table:table-cell>
          <table:table-cell table:style-name="ce14" table:formula="of:=18 - [.AN12]" office:value-type="float" office:value="6" calcext:value-type="float">
            <text:p>6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25T18:29:41.74" calcext:value-type="date">
            <text:p>8/25/2020 18:29:41</text:p>
          </table:table-cell>
          <table:table-cell table:style-name="ce4" office:value-type="string" calcext:value-type="string">
            <text:p>renatabrandt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enata Brandt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Ecologia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De 3 a 5 anos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Acredito que ficaria mais claro se as duas últimas simulações tivessem um zoom maior na paisagem e no animal</text:p>
          </table:table-cell>
          <table:table-cell table:style-name="ce7"/>
          <table:table-cell table:style-name="ce5" table:formula="of:=COUNTIF([.M15]; &quot;Se movimentou para um lugar de maior temperatura.&quot;) + COUNTIF([.O15]; &quot;Se movimentou para um lugar de menor temperatura.&quot;) + COUNTIF([.Q15]; &quot;Se movimentou para um lugar de maior temperatura.&quot;) + COUNTIF([.S15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15]; &quot;Ele encontrou&quot;) + COUNTIF([.P15]; &quot;Ele encontrou&quot;) + COUNTIF([.R15]; &quot;Ele encontrou&quot;) + COUNTIF([.T15]; &quot;Ele encontrou&quot;)" office:value-type="float" office:value="2" calcext:value-type="float">
            <text:p>2</text:p>
          </table:table-cell>
          <table:table-cell table:style-name="ce8" table:formula="of:=[.AD15]+[.AE15]" office:value-type="float" office:value="4" calcext:value-type="float">
            <text:p>4</text:p>
          </table:table-cell>
          <table:table-cell table:style-name="ce5" table:formula="of:=COUNTIF([.M15]; &quot;Se movimentou para um lugar de maior temperatura.&quot;) + COUNTIF([.O15]; &quot;Se movimentou para um lugar de menor temperatura.&quot;) + COUNTIF([.N15]; &quot;Ele encontrou&quot;) + COUNTIF([.P15]; &quot;Ele encontrou&quot;)" office:value-type="float" office:value="4" calcext:value-type="float">
            <text:p>4</text:p>
          </table:table-cell>
          <table:table-cell table:style-name="ce8" table:formula="of:=COUNTIF([.Q15]; &quot;Se movimentou para um lugar de maior temperatura.&quot;) + COUNTIF([.S15]; &quot;Se movimentou para um lugar de menor temperatura.&quot;) + COUNTIF([.R15]; &quot;Ele encontrou&quot;) + COUNTIF([.T15]; &quot;Ele encontrou&quot;)" office:value-type="float" office:value="0" calcext:value-type="float">
            <text:p>0</text:p>
          </table:table-cell>
          <table:table-cell table:style-name="ce9"/>
          <table:table-cell table:style-name="ce11"/>
          <table:table-cell table:number-columns-repeated="988"/>
        </table:table-row>
        <table:table-row table:style-name="ro1">
          <table:table-cell table:style-name="ce2" office:value-type="date" office:date-value="2020-08-26T14:45:17.99" calcext:value-type="date">
            <text:p>8/26/2020 14:45:17</text:p>
          </table:table-cell>
          <table:table-cell table:style-name="ce3" office:value-type="string" calcext:value-type="string">
            <text:p>zuza.bi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raz Titon Junior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Zoologia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té 3 anos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style-name="ce3"/>
          <table:table-cell table:style-name="ce7"/>
          <table:table-cell table:style-name="ce5" table:formula="of:=COUNTIF([.M16]; &quot;Se movimentou para um lugar de maior temperatura.&quot;) + COUNTIF([.O16]; &quot;Se movimentou para um lugar de menor temperatura.&quot;) + COUNTIF([.Q16]; &quot;Se movimentou para um lugar de maior temperatura.&quot;) + COUNTIF([.S16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16]; &quot;Ele encontrou&quot;) + COUNTIF([.P16]; &quot;Ele encontrou&quot;) + COUNTIF([.R16]; &quot;Ele encontrou&quot;) + COUNTIF([.T16]; &quot;Ele encontrou&quot;)" office:value-type="float" office:value="3" calcext:value-type="float">
            <text:p>3</text:p>
          </table:table-cell>
          <table:table-cell table:style-name="ce8" table:formula="of:=[.AD16]+[.AE16]" office:value-type="float" office:value="5" calcext:value-type="float">
            <text:p>5</text:p>
          </table:table-cell>
          <table:table-cell table:style-name="ce5" table:formula="of:=COUNTIF([.M16]; &quot;Se movimentou para um lugar de maior temperatura.&quot;) + COUNTIF([.O16]; &quot;Se movimentou para um lugar de menor temperatura.&quot;) + COUNTIF([.N16]; &quot;Ele encontrou&quot;) + COUNTIF([.P16]; &quot;Ele encontrou&quot;)" office:value-type="float" office:value="4" calcext:value-type="float">
            <text:p>4</text:p>
          </table:table-cell>
          <table:table-cell table:style-name="ce8" table:formula="of:=COUNTIF([.Q16]; &quot;Se movimentou para um lugar de maior temperatura.&quot;) + COUNTIF([.S16]; &quot;Se movimentou para um lugar de menor temperatura.&quot;) + COUNTIF([.R16]; &quot;Ele encontrou&quot;) + COUNTIF([.T16]; &quot;Ele encontrou&quot;)" office:value-type="float" office:value="1" calcext:value-type="float">
            <text:p>1</text:p>
          </table:table-cell>
          <table:table-cell table:style-name="ce9"/>
          <table:table-cell table:style-name="ce11"/>
          <table:table-cell table:style-name="ce16" office:value-type="string" calcext:value-type="string">
            <text:p>Experiência</text:p>
          </table:table-cell>
          <table:table-cell table:style-name="ce16" office:value-type="string" calcext:value-type="string">
            <text:p>Quantidade</text:p>
          </table:table-cell>
          <table:table-cell table:style-name="ce21" office:value-type="string" calcext:value-type="string">
            <text:p>Questões</text:p>
          </table:table-cell>
          <table:table-cell table:style-name="ce21" office:value-type="string" calcext:value-type="string">
            <text:p>Correta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31T10:13:01.57" calcext:value-type="date">
            <text:p>8/31/2020 10:13:01</text:p>
          </table:table-cell>
          <table:table-cell table:style-name="ce3" office:value-type="string" calcext:value-type="string">
            <text:p>lbacigal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eonardo Bacigalupe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Ecologia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Mais do que 8 ano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style-name="ce3"/>
          <table:table-cell table:style-name="ce7"/>
          <table:table-cell table:style-name="ce5" table:formula="of:=COUNTIF([.M17]; &quot;Se movimentou para um lugar de maior temperatura.&quot;) + COUNTIF([.O17]; &quot;Se movimentou para um lugar de menor temperatura.&quot;) + COUNTIF([.Q17]; &quot;Se movimentou para um lugar de maior temperatura.&quot;) + COUNTIF([.S17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17]; &quot;Ele encontrou&quot;) + COUNTIF([.P17]; &quot;Ele encontrou&quot;) + COUNTIF([.R17]; &quot;Ele encontrou&quot;) + COUNTIF([.T17]; &quot;Ele encontrou&quot;)" office:value-type="float" office:value="4" calcext:value-type="float">
            <text:p>4</text:p>
          </table:table-cell>
          <table:table-cell table:style-name="ce8" table:formula="of:=[.AD17]+[.AE17]" office:value-type="float" office:value="6" calcext:value-type="float">
            <text:p>6</text:p>
          </table:table-cell>
          <table:table-cell table:style-name="ce5" table:formula="of:=COUNTIF([.M17]; &quot;Se movimentou para um lugar de maior temperatura.&quot;) + COUNTIF([.O17]; &quot;Se movimentou para um lugar de menor temperatura.&quot;) + COUNTIF([.N17]; &quot;Ele encontrou&quot;) + COUNTIF([.P17]; &quot;Ele encontrou&quot;)" office:value-type="float" office:value="4" calcext:value-type="float">
            <text:p>4</text:p>
          </table:table-cell>
          <table:table-cell table:style-name="ce8" table:formula="of:=COUNTIF([.Q17]; &quot;Se movimentou para um lugar de maior temperatura.&quot;) + COUNTIF([.S17]; &quot;Se movimentou para um lugar de menor temperatura.&quot;) + COUNTIF([.R17]; &quot;Ele encontrou&quot;) + COUNTIF([.T17]; &quot;Ele encontrou&quot;)" office:value-type="float" office:value="2" calcext:value-type="float">
            <text:p>2</text:p>
          </table:table-cell>
          <table:table-cell table:style-name="ce9"/>
          <table:table-cell table:style-name="ce11"/>
          <table:table-cell table:style-name="ce17" office:value-type="string" calcext:value-type="string">
            <text:p>Nunca lecionei</text:p>
          </table:table-cell>
          <table:table-cell table:style-name="ce20" table:formula="of:=COUNTIF([.J$1:.J$1048576]; [.AK17])" office:value-type="float" office:value="2" calcext:value-type="float">
            <text:p>2</text:p>
          </table:table-cell>
          <table:table-cell table:style-name="ce22" office:value-type="string" calcext:value-type="string">
            <text:p>V1Q1</text:p>
          </table:table-cell>
          <table:table-cell table:style-name="ce23" office:value-type="string" calcext:value-type="string">
            <text:p>Se movimentou para um lugar de maior temperatura.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31T10:13:06.81" calcext:value-type="date">
            <text:p>8/31/2020 10:13:06</text:p>
          </table:table-cell>
          <table:table-cell table:style-name="ce3" office:value-type="string" calcext:value-type="string">
            <text:p>sgouveia@ufs.b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idney Feitosa Gouveia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Ecologia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De 5 a 8 anos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3"/>
          <table:table-cell table:style-name="ce7"/>
          <table:table-cell table:style-name="ce5" table:formula="of:=COUNTIF([.M18]; &quot;Se movimentou para um lugar de maior temperatura.&quot;) + COUNTIF([.O18]; &quot;Se movimentou para um lugar de menor temperatura.&quot;) + COUNTIF([.Q18]; &quot;Se movimentou para um lugar de maior temperatura.&quot;) + COUNTIF([.S18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18]; &quot;Ele encontrou&quot;) + COUNTIF([.P18]; &quot;Ele encontrou&quot;) + COUNTIF([.R18]; &quot;Ele encontrou&quot;) + COUNTIF([.T18]; &quot;Ele encontrou&quot;)" office:value-type="float" office:value="2" calcext:value-type="float">
            <text:p>2</text:p>
          </table:table-cell>
          <table:table-cell table:style-name="ce8" table:formula="of:=[.AD18]+[.AE18]" office:value-type="float" office:value="4" calcext:value-type="float">
            <text:p>4</text:p>
          </table:table-cell>
          <table:table-cell table:style-name="ce5" table:formula="of:=COUNTIF([.M18]; &quot;Se movimentou para um lugar de maior temperatura.&quot;) + COUNTIF([.O18]; &quot;Se movimentou para um lugar de menor temperatura.&quot;) + COUNTIF([.N18]; &quot;Ele encontrou&quot;) + COUNTIF([.P18]; &quot;Ele encontrou&quot;)" office:value-type="float" office:value="2" calcext:value-type="float">
            <text:p>2</text:p>
          </table:table-cell>
          <table:table-cell table:style-name="ce8" table:formula="of:=COUNTIF([.Q18]; &quot;Se movimentou para um lugar de maior temperatura.&quot;) + COUNTIF([.S18]; &quot;Se movimentou para um lugar de menor temperatura.&quot;) + COUNTIF([.R18]; &quot;Ele encontrou&quot;) + COUNTIF([.T18]; &quot;Ele encontrou&quot;)" office:value-type="float" office:value="2" calcext:value-type="float">
            <text:p>2</text:p>
          </table:table-cell>
          <table:table-cell table:style-name="ce9" table:number-columns-repeated="2"/>
          <table:table-cell table:style-name="ce17" office:value-type="string" calcext:value-type="string">
            <text:p>Até 3 anos</text:p>
          </table:table-cell>
          <table:table-cell table:style-name="ce20" table:formula="of:=COUNTIF([.J$1:.J$1048576]; [.AK18])" office:value-type="float" office:value="7" calcext:value-type="float">
            <text:p>7</text:p>
          </table:table-cell>
          <table:table-cell table:style-name="ce22" office:value-type="string" calcext:value-type="string">
            <text:p>V1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31T11:12:00.32" calcext:value-type="date">
            <text:p>8/31/2020 11:12:00</text:p>
          </table:table-cell>
          <table:table-cell table:style-name="ce4" office:value-type="string" calcext:value-type="string">
            <text:p>rodrigowillemart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drigo Hirata Willemart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Zoologia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Mais do que 8 ano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Sou daltonico. Os primeiros videos são faceis para mim, mas o da pedra eu vejo uma só cor na superficie da pedra e respondi partindo desta premissa. Se houver mais de uma cor eu errei tudo :-)</text:p>
          </table:table-cell>
          <table:table-cell table:style-name="ce7"/>
          <table:table-cell table:style-name="ce5" table:formula="of:=COUNTIF([.M19]; &quot;Se movimentou para um lugar de maior temperatura.&quot;) + COUNTIF([.O19]; &quot;Se movimentou para um lugar de menor temperatura.&quot;) + COUNTIF([.Q19]; &quot;Se movimentou para um lugar de maior temperatura.&quot;) + COUNTIF([.S19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19]; &quot;Ele encontrou&quot;) + COUNTIF([.P19]; &quot;Ele encontrou&quot;) + COUNTIF([.R19]; &quot;Ele encontrou&quot;) + COUNTIF([.T19]; &quot;Ele encontrou&quot;)" office:value-type="float" office:value="4" calcext:value-type="float">
            <text:p>4</text:p>
          </table:table-cell>
          <table:table-cell table:style-name="ce8" table:formula="of:=[.AD19]+[.AE19]" office:value-type="float" office:value="6" calcext:value-type="float">
            <text:p>6</text:p>
          </table:table-cell>
          <table:table-cell table:style-name="ce5" table:formula="of:=COUNTIF([.M19]; &quot;Se movimentou para um lugar de maior temperatura.&quot;) + COUNTIF([.O19]; &quot;Se movimentou para um lugar de menor temperatura.&quot;) + COUNTIF([.N19]; &quot;Ele encontrou&quot;) + COUNTIF([.P19]; &quot;Ele encontrou&quot;)" office:value-type="float" office:value="4" calcext:value-type="float">
            <text:p>4</text:p>
          </table:table-cell>
          <table:table-cell table:style-name="ce8" table:formula="of:=COUNTIF([.Q19]; &quot;Se movimentou para um lugar de maior temperatura.&quot;) + COUNTIF([.S19]; &quot;Se movimentou para um lugar de menor temperatura.&quot;) + COUNTIF([.R19]; &quot;Ele encontrou&quot;) + COUNTIF([.T19]; &quot;Ele encontrou&quot;)" office:value-type="float" office:value="2" calcext:value-type="float">
            <text:p>2</text:p>
          </table:table-cell>
          <table:table-cell table:style-name="ce9" table:number-columns-repeated="2"/>
          <table:table-cell table:style-name="ce17" office:value-type="string" calcext:value-type="string">
            <text:p>De 3 a 5 anos</text:p>
          </table:table-cell>
          <table:table-cell table:style-name="ce20" table:formula="of:=COUNTIF([.J$1:.J$1048576]; [.AK19])" office:value-type="float" office:value="3" calcext:value-type="float">
            <text:p>3</text:p>
          </table:table-cell>
          <table:table-cell table:style-name="ce22" office:value-type="string" calcext:value-type="string">
            <text:p>V2Q1</text:p>
          </table:table-cell>
          <table:table-cell table:style-name="ce23" office:value-type="string" calcext:value-type="string">
            <text:p>Se movimentou para um lugar de menor temperatura.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9-01T19:29:46.81" calcext:value-type="date">
            <text:p>9/1/2020 19:29:46</text:p>
          </table:table-cell>
          <table:table-cell table:style-name="ce3" office:value-type="string" calcext:value-type="string">
            <text:p>floresta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arlos Candia-Gallardo 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Ecologia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De 3 a 5 anos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6" calcext:value-type="float">
            <text:p>6</text:p>
          </table:table-cell>
          <table:table-cell table:style-name="ce3" table:number-columns-repeated="2"/>
          <table:table-cell table:style-name="ce5" table:formula="of:=COUNTIF([.M20]; &quot;Se movimentou para um lugar de maior temperatura.&quot;) + COUNTIF([.O20]; &quot;Se movimentou para um lugar de menor temperatura.&quot;) + COUNTIF([.Q20]; &quot;Se movimentou para um lugar de maior temperatura.&quot;) + COUNTIF([.S20]; &quot;Se movimentou para um lugar de menor temperatura.&quot;)" office:value-type="float" office:value="3" calcext:value-type="float">
            <text:p>3</text:p>
          </table:table-cell>
          <table:table-cell table:style-name="ce8" table:formula="of:=COUNTIF([.N20]; &quot;Ele encontrou&quot;) + COUNTIF([.P20]; &quot;Ele encontrou&quot;) + COUNTIF([.R20]; &quot;Ele encontrou&quot;) + COUNTIF([.T20]; &quot;Ele encontrou&quot;)" office:value-type="float" office:value="3" calcext:value-type="float">
            <text:p>3</text:p>
          </table:table-cell>
          <table:table-cell table:style-name="ce8" table:formula="of:=[.AD20]+[.AE20]" office:value-type="float" office:value="6" calcext:value-type="float">
            <text:p>6</text:p>
          </table:table-cell>
          <table:table-cell table:style-name="ce5" table:formula="of:=COUNTIF([.M20]; &quot;Se movimentou para um lugar de maior temperatura.&quot;) + COUNTIF([.O20]; &quot;Se movimentou para um lugar de menor temperatura.&quot;) + COUNTIF([.N20]; &quot;Ele encontrou&quot;) + COUNTIF([.P20]; &quot;Ele encontrou&quot;)" office:value-type="float" office:value="4" calcext:value-type="float">
            <text:p>4</text:p>
          </table:table-cell>
          <table:table-cell table:style-name="ce8" table:formula="of:=COUNTIF([.Q20]; &quot;Se movimentou para um lugar de maior temperatura.&quot;) + COUNTIF([.S20]; &quot;Se movimentou para um lugar de menor temperatura.&quot;) + COUNTIF([.R20]; &quot;Ele encontrou&quot;) + COUNTIF([.T20]; &quot;Ele encontrou&quot;)" office:value-type="float" office:value="2" calcext:value-type="float">
            <text:p>2</text:p>
          </table:table-cell>
          <table:table-cell table:style-name="ce3" table:number-columns-repeated="2"/>
          <table:table-cell table:style-name="ce17" office:value-type="string" calcext:value-type="string">
            <text:p>De 5 a 8 anos</text:p>
          </table:table-cell>
          <table:table-cell table:style-name="ce20" table:formula="of:=COUNTIF([.J$1:.J$1048576]; [.AK20])" office:value-type="float" office:value="1" calcext:value-type="float">
            <text:p>1</text:p>
          </table:table-cell>
          <table:table-cell table:style-name="ce22" office:value-type="string" calcext:value-type="string">
            <text:p>V2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7" office:value-type="string" calcext:value-type="string">
            <text:p>Mais do que 8 anos</text:p>
          </table:table-cell>
          <table:table-cell table:style-name="ce20" table:formula="of:=COUNTIF([.J$1:.J$1048576]; [.AK21])" office:value-type="float" office:value="5" calcext:value-type="float">
            <text:p>5</text:p>
          </table:table-cell>
          <table:table-cell table:style-name="ce22" office:value-type="string" calcext:value-type="string">
            <text:p>V3Q1</text:p>
          </table:table-cell>
          <table:table-cell table:style-name="ce23" office:value-type="string" calcext:value-type="string">
            <text:p>Se movimentou para um lugar de maior temperatura.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8"/>
          <table:table-cell/>
          <table:table-cell table:style-name="ce22" office:value-type="string" calcext:value-type="string">
            <text:p>V3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1">
          <table:table-cell table:number-columns-repeated="38"/>
          <table:table-cell table:style-name="ce22" office:value-type="string" calcext:value-type="string">
            <text:p>V4Q1</text:p>
          </table:table-cell>
          <table:table-cell table:style-name="ce23" office:value-type="string" calcext:value-type="string">
            <text:p>Se movimentou para um lugar de menor temperatura.</text:p>
          </table:table-cell>
          <table:table-cell table:number-columns-repeated="98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8"/>
          <table:table-cell table:style-name="ce22" office:value-type="string" calcext:value-type="string">
            <text:p>V4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ts X Mesh Type" table:style-name="ta2">
        <office:forms form:automatic-focus="false" form:apply-design-mode="false"/>
        <table:table-column table:style-name="co9" table:number-columns-repeated="1024" table:default-cell-style-name="Default"/>
        <table:table-row table:style-name="ro3">
          <table:table-cell>
            <draw:frame table:end-cell-address="'Hits X Mesh Type'.O39" table:end-x="0.581cm" table:end-y="0.276cm" draw:z-index="0" draw:name="Chart 1" draw:style-name="gr1" draw:text-style-name="P1" svg:width="23.917cm" svg:height="17.435cm" svg:x="0cm" svg:y="0cm">
              <draw:object draw:notify-on-update-of-ranges="Página3.A1:Página3.A1 'Respostas ao formulário 1'.AJ2:'Respostas ao formulário 1'.AJ5 Página3.A1:Página3.A1 'Respostas ao formulário 1'.AI2:'Respostas ao formulário 1'.AI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Respostas ao formulário 1" table:style-name="ta3">
        <office:forms form:automatic-focus="false" form:apply-design-mode="false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" table:number-columns-repeated="984" table:default-cell-style-name="Default"/>
        <table:table-row table:style-name="ro1">
          <table:table-cell table:style-name="ce24" office:value-type="string" calcext:value-type="string">
            <text:p>Carimbo de data/hora</text:p>
          </table:table-cell>
          <table:table-cell table:style-name="ce24" office:value-type="string" calcext:value-type="string">
            <text:p>Endereço de e-mail</text:p>
          </table:table-cell>
          <table:table-cell table:style-name="ce24" office:value-type="string" calcext:value-type="string">
            <text:p>Pontuação</text:p>
          </table:table-cell>
          <table:table-cell table:style-name="ce24" office:value-type="string" calcext:value-type="string">
            <text:p>Nome completo</text:p>
          </table:table-cell>
          <table:table-cell table:style-name="ce24" office:value-type="string" calcext:value-type="string">
            <text:p>Sexo</text:p>
          </table:table-cell>
          <table:table-cell table:style-name="ce24" office:value-type="string" calcext:value-type="string">
            <text:p>Qual sua faixa etária?</text:p>
          </table:table-cell>
          <table:table-cell table:style-name="ce24" office:value-type="string" calcext:value-type="string">
            <text:p>Nível de escolaridade</text:p>
          </table:table-cell>
          <table:table-cell table:style-name="ce24" office:value-type="string" calcext:value-type="string">
            <text:p>Qual sua área de atuação?</text:p>
          </table:table-cell>
          <table:table-cell table:style-name="ce24" office:value-type="string" calcext:value-type="string">
            <text:p>Em relação às suas atividades na universidade, é possível dizer que o tempo é usado </text:p>
          </table:table-cell>
          <table:table-cell table:style-name="ce24" office:value-type="string" calcext:value-type="string">
            <text:p>Você leciona ou já lecionou no ensino superior (incluindo atividades como estagiário de ensino ou monitorias)? Se sim, por quanto tempo?</text:p>
          </table:table-cell>
          <table:table-cell table:style-name="ce26" office:value-type="string" calcext:value-type="string">
            <text:p>Ambientes gráficos são sistemas computacionais que disponibilizam, além de texto, elementos visuais ou multimídia, tais como imagens, vídeos e objetos tridimensionais. Exemplos: jogos digitais e ambientes de realidade virtual. Você possui experiência com este tipo de ambiente?</text:p>
          </table:table-cell>
          <table:table-cell table:style-name="ce24" office:value-type="string" calcext:value-type="string">
            <text:p>Você já usou ambientes gráficos para ilustrar ou estudar comportamentos animais? </text:p>
          </table:table-cell>
          <table:table-cell table:style-name="ce24" office:value-type="string" calcext:value-type="string">
            <text:p>Com relação à clareza do processo representado no vídeo, o animal:</text:p>
          </table:table-cell>
          <table:table-cell table:style-name="ce24" office:value-type="string" calcext:value-type="string">
            <text:p>A partir do vídeo a percepção dominante no seu caso sobre se o animal encontrou a temperatura alvo é:</text:p>
          </table:table-cell>
          <table:table-cell table:style-name="ce24" office:value-type="string" calcext:value-type="string">
            <text:p>Com relação à clareza do processo representado no vídeo, o animal:</text:p>
          </table:table-cell>
          <table:table-cell table:style-name="ce24" office:value-type="string" calcext:value-type="string">
            <text:p>A partir do vídeo a percepção dominante no seu caso sobre se o animal encontrou a temperatura alvo é:</text:p>
          </table:table-cell>
          <table:table-cell table:style-name="ce24" office:value-type="string" calcext:value-type="string">
            <text:p>Com relação à clareza do processo representado no vídeo, o animal:</text:p>
          </table:table-cell>
          <table:table-cell table:style-name="ce24" office:value-type="string" calcext:value-type="string">
            <text:p>A partir do vídeo a percepção dominante no seu caso sobre se o animal encontrou a temperatura alvo é:</text:p>
          </table:table-cell>
          <table:table-cell table:style-name="ce24" office:value-type="string" calcext:value-type="string">
            <text:p>Com relação à clareza do processo representado no vídeo, o animal:</text:p>
          </table:table-cell>
          <table:table-cell table:style-name="ce24" office:value-type="string" calcext:value-type="string">
            <text:p>A partir do vídeo a percepção dominante no seu caso sobre se o animal encontrou a temperatura alvo é:</text:p>
          </table:table-cell>
          <table:table-cell table:style-name="ce24" office:value-type="string" calcext:value-type="string">
            <text:p>Na sua percepção é possível relacionar o comportamento do animal simulado com uma estratégia comportamental de termorregulação?</text:p>
          </table:table-cell>
          <table:table-cell table:style-name="ce24" office:value-type="string" calcext:value-type="string">
            <text:p>Consigo perceber uma estratégia termorregulatória do animal assistindo ao vídeo.</text:p>
          </table:table-cell>
          <table:table-cell table:style-name="ce24" office:value-type="string" calcext:value-type="string">
            <text:p>Achei fácil entender o quadro informativo na parte superior direito do vídeo.</text:p>
          </table:table-cell>
          <table:table-cell table:style-name="ce24" office:value-type="string" calcext:value-type="string">
            <text:p>Considero que a simulação apresentada colabora para a compreensão do mecanismo de termorregulação.</text:p>
          </table:table-cell>
          <table:table-cell table:style-name="ce27" office:value-type="string" calcext:value-type="string">
            <text:p>Assumindo que eu tenha acesso às simulações, eu gostaria de utilizá-las para ilustrar comportamento termorregulatório.</text:p>
          </table:table-cell>
          <table:table-cell table:style-name="ce24" office:value-type="string" calcext:value-type="string">
            <text:p>Eu acredito que o uso de simulações como a apresentada ajudará no ensino superior na área de termorregulação animal.</text:p>
          </table:table-cell>
          <table:table-cell table:style-name="ce27" office:value-type="string" calcext:value-type="string">
            <text:p>Eu acredito que o uso, na sala de aula, de uma simulação análoga às apresentadas, melhoraria a compreensão do processo de termorregulação comportamental.</text:p>
          </table:table-cell>
          <table:table-cell table:style-name="ce24" office:value-type="string" calcext:value-type="string">
            <text:p>Escreva aqui caso deseje enviar comentários, críticas ou sugestões.</text:p>
          </table:table-cell>
          <table:table-cell table:style-name="ce7"/>
          <table:table-cell table:style-name="ce29" office:value-type="string" calcext:value-type="string">
            <text:p>Ace. Q1</text:p>
          </table:table-cell>
          <table:table-cell table:style-name="ce29" office:value-type="string" calcext:value-type="string">
            <text:p>Ace. Q2</text:p>
          </table:table-cell>
          <table:table-cell table:style-name="ce30" office:value-type="string" calcext:value-type="string">
            <text:p>Ace. Total</text:p>
          </table:table-cell>
          <table:table-cell table:style-name="ce29" office:value-type="string" calcext:value-type="string">
            <text:p>Ace. V1 + V2</text:p>
          </table:table-cell>
          <table:table-cell table:style-name="ce29" office:value-type="string" calcext:value-type="string">
            <text:p>Ace. V3 + V4</text:p>
          </table:table-cell>
          <table:table-cell table:style-name="ce30" office:value-type="string" calcext:value-type="string">
            <text:p>Soma Erros</text:p>
          </table:table-cell>
          <table:table-cell table:style-name="ce30" office:value-type="string" calcext:value-type="string">
            <text:p>Soma Acertos (por malha)</text:p>
          </table:table-cell>
          <table:table-cell table:number-columns-repeated="988"/>
        </table:table-row>
        <table:table-row table:style-name="ro1">
          <table:table-cell table:style-name="ce25" office:value-type="date" office:date-value="2020-08-14T13:07:15.93" calcext:value-type="date">
            <text:p>8/14/2020 13:07:15</text:p>
          </table:table-cell>
          <table:table-cell table:style-name="ce3" office:value-type="string" calcext:value-type="string">
            <text:p>plag665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dro Luís Atencia Gándara 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21 e 3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Biologia Te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nca lecione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squisa muito interessante, parabéns pela iniciativa. A integração do conhecimento biológico na área computacional e de simulações é muito prometedora.</text:p>
          </table:table-cell>
          <table:table-cell table:style-name="ce7"/>
          <table:table-cell table:style-name="ce3" table:formula="of:=COUNTIF([.M2]; &quot;Se movimentou para um lugar de maior temperatura.&quot;) + COUNTIF([.O2]; &quot;Se movimentou para um lugar de menor temperatura.&quot;) + COUNTIF([.Q2]; &quot;Se movimentou para um lugar de maior temperatura.&quot;) + COUNTIF([.S2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2]; &quot;Ele encontrou&quot;) + COUNTIF([.P2]; &quot;Ele encontrou&quot;) + COUNTIF([.R2]; &quot;Ele encontrou&quot;) + COUNTIF([.T2]; &quot;Ele encontrou&quot;)" office:value-type="float" office:value="3" calcext:value-type="float">
            <text:p>3</text:p>
          </table:table-cell>
          <table:table-cell table:style-name="ce9" table:formula="of:=[.AD2]+[.AE2]" office:value-type="float" office:value="5" calcext:value-type="float">
            <text:p>5</text:p>
          </table:table-cell>
          <table:table-cell table:style-name="ce24" table:formula="of:=COUNTIF([.M2]; &quot;Se movimentou para um lugar de maior temperatura.&quot;) + COUNTIF([.O2]; &quot;Se movimentou para um lugar de menor temperatura.&quot;) + COUNTIF([.N2]; &quot;Ele encontrou&quot;) + COUNTIF([.P2]; &quot;Ele encontrou&quot;)" office:value-type="float" office:value="4" calcext:value-type="float">
            <text:p>4</text:p>
          </table:table-cell>
          <table:table-cell table:style-name="ce9" table:formula="of:=COUNTIF([.Q2]; &quot;Se movimentou para um lugar de maior temperatura.&quot;) + COUNTIF([.S2]; &quot;Se movimentou para um lugar de menor temperatura.&quot;) + COUNTIF([.R2]; &quot;Ele encontrou&quot;) + COUNTIF([.T2]; &quot;Ele encontrou&quot;)" office:value-type="float" office:value="1" calcext:value-type="float">
            <text:p>1</text:p>
          </table:table-cell>
          <table:table-cell table:style-name="ce18" table:formula="of:=88 -[.AJ2]" office:value-type="float" office:value="5" calcext:value-type="float">
            <text:p>5</text:p>
          </table:table-cell>
          <table:table-cell table:style-name="ce9" table:formula="of:=SUM ([.AG2:.AG123])" office:value-type="float" office:value="83" calcext:value-type="float">
            <text:p>83</text:p>
          </table:table-cell>
          <table:table-cell table:style-name="ce12" office:value-type="string" calcext:value-type="string">
            <text:p>Video 1 : Q1</text:p>
          </table:table-cell>
          <table:table-cell table:style-name="ce19" office:value-type="string" calcext:value-type="string">
            <text:p>Video 2 : Q1</text:p>
          </table:table-cell>
          <table:table-cell table:style-name="ce19" office:value-type="string" calcext:value-type="string">
            <text:p>Video 3: Q1</text:p>
          </table:table-cell>
          <table:table-cell table:style-name="ce19" office:value-type="string" calcext:value-type="string">
            <text:p>Video 4: Q1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14T15:10:44.97" calcext:value-type="date">
            <text:p>8/14/2020 15:10:44</text:p>
          </table:table-cell>
          <table:table-cell table:style-name="ce3" office:value-type="string" calcext:value-type="string">
            <text:p>ehmoretti@ib.usp.b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Eduardo H Moretti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nca lecione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ão achei o vídeo 3 bom para fazer alguma análise ou tirar conclusões em relação às perguntas (do vídeo 4 um pouco também).</text:p>
          </table:table-cell>
          <table:table-cell table:style-name="ce7"/>
          <table:table-cell table:style-name="ce3" table:formula="of:=COUNTIF([.M3]; &quot;Se movimentou para um lugar de maior temperatura.&quot;) + COUNTIF([.O3]; &quot;Se movimentou para um lugar de menor temperatura.&quot;) + COUNTIF([.Q3]; &quot;Se movimentou para um lugar de maior temperatura.&quot;) + COUNTIF([.S3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3]; &quot;Ele encontrou&quot;) + COUNTIF([.P3]; &quot;Ele encontrou&quot;) + COUNTIF([.R3]; &quot;Ele encontrou&quot;) + COUNTIF([.T3]; &quot;Ele encontrou&quot;)" office:value-type="float" office:value="2" calcext:value-type="float">
            <text:p>2</text:p>
          </table:table-cell>
          <table:table-cell table:style-name="ce9" table:formula="of:=[.AD3]+[.AE3]" office:value-type="float" office:value="4" calcext:value-type="float">
            <text:p>4</text:p>
          </table:table-cell>
          <table:table-cell table:style-name="ce24" table:formula="of:=COUNTIF([.M3]; &quot;Se movimentou para um lugar de maior temperatura.&quot;) + COUNTIF([.O3]; &quot;Se movimentou para um lugar de menor temperatura.&quot;) + COUNTIF([.N3]; &quot;Ele encontrou&quot;) + COUNTIF([.P3]; &quot;Ele encontrou&quot;)" office:value-type="float" office:value="4" calcext:value-type="float">
            <text:p>4</text:p>
          </table:table-cell>
          <table:table-cell table:style-name="ce9" table:formula="of:=COUNTIF([.Q3]; &quot;Se movimentou para um lugar de maior temperatura.&quot;) + COUNTIF([.S3]; &quot;Se movimentou para um lugar de menor temperatura.&quot;) + COUNTIF([.R3]; &quot;Ele encontrou&quot;) + COUNTIF([.T3]; &quot;Ele encontrou&quot;)" office:value-type="float" office:value="0" calcext:value-type="float">
            <text:p>0</text:p>
          </table:table-cell>
          <table:table-cell table:style-name="ce9" table:formula="of:=88 - [.AJ3]" office:value-type="float" office:value="52" calcext:value-type="float">
            <text:p>52</text:p>
          </table:table-cell>
          <table:table-cell table:style-name="ce9" table:formula="of:=SUM ([.AH2:.AH123])" office:value-type="float" office:value="36" calcext:value-type="float">
            <text:p>36</text:p>
          </table:table-cell>
          <table:table-cell table:number-columns-repeated="4" table:style-name="ce13" office:value-type="string" calcext:value-type="string">
            <text:p>Acertos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14T17:24:46.42" calcext:value-type="date">
            <text:p>8/14/2020 17:24:46</text:p>
          </table:table-cell>
          <table:table-cell table:style-name="ce3" office:value-type="string" calcext:value-type="string">
            <text:p>lcami.cabanzo10@ib.usp.b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aura Camila Cabanzo Olarte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Doutorado em andamento</text:p>
          </table:table-cell>
          <table:table-cell table:style-name="ce3" office:value-type="string" calcext:value-type="string">
            <text:p>Fisiologia ani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é 3 ano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alvez colocar uma legenda com letra maior para enxergar melhor os dados apresentados ali.</text:p>
          </table:table-cell>
          <table:table-cell table:style-name="ce7"/>
          <table:table-cell table:style-name="ce3" table:formula="of:=COUNTIF([.M4]; &quot;Se movimentou para um lugar de maior temperatura.&quot;) + COUNTIF([.O4]; &quot;Se movimentou para um lugar de menor temperatura.&quot;) + COUNTIF([.Q4]; &quot;Se movimentou para um lugar de maior temperatura.&quot;) + COUNTIF([.S4]; &quot;Se movimentou para um lugar de menor temperatura.&quot;)" office:value-type="float" office:value="3" calcext:value-type="float">
            <text:p>3</text:p>
          </table:table-cell>
          <table:table-cell table:style-name="ce9" table:formula="of:=COUNTIF([.N4]; &quot;Ele encontrou&quot;) + COUNTIF([.P4]; &quot;Ele encontrou&quot;) + COUNTIF([.R4]; &quot;Ele encontrou&quot;) + COUNTIF([.T4]; &quot;Ele encontrou&quot;)" office:value-type="float" office:value="3" calcext:value-type="float">
            <text:p>3</text:p>
          </table:table-cell>
          <table:table-cell table:style-name="ce9" table:formula="of:=[.AD4]+[.AE4]" office:value-type="float" office:value="6" calcext:value-type="float">
            <text:p>6</text:p>
          </table:table-cell>
          <table:table-cell table:style-name="ce24" table:formula="of:=COUNTIF([.M4]; &quot;Se movimentou para um lugar de maior temperatura.&quot;) + COUNTIF([.O4]; &quot;Se movimentou para um lugar de menor temperatura.&quot;) + COUNTIF([.N4]; &quot;Ele encontrou&quot;) + COUNTIF([.P4]; &quot;Ele encontrou&quot;)" office:value-type="float" office:value="4" calcext:value-type="float">
            <text:p>4</text:p>
          </table:table-cell>
          <table:table-cell table:style-name="ce9" table:formula="of:=COUNTIF([.Q4]; &quot;Se movimentou para um lugar de maior temperatura.&quot;) + COUNTIF([.S4]; &quot;Se movimentou para um lugar de menor temperatura.&quot;) + COUNTIF([.R4]; &quot;Ele encontrou&quot;) + COUNTIF([.T4]; &quot;Ele encontrou&quot;)" office:value-type="float" office:value="2" calcext:value-type="float">
            <text:p>2</text:p>
          </table:table-cell>
          <table:table-cell table:style-name="ce18"/>
          <table:table-cell/>
          <table:table-cell table:style-name="ce14" table:formula="of:=COUNTIF([.M$1:.M$1048576]; &quot;Se movimentou para um lugar de maior temperatura.&quot;)" office:value-type="float" office:value="22" calcext:value-type="float">
            <text:p>22</text:p>
          </table:table-cell>
          <table:table-cell table:style-name="ce14" table:formula="of:=COUNTIF([.O$1:.O$1048576]; &quot;Se movimentou para um lugar de menor temperatura.&quot;)" office:value-type="float" office:value="22" calcext:value-type="float">
            <text:p>22</text:p>
          </table:table-cell>
          <table:table-cell table:style-name="ce14" table:formula="of:=COUNTIF([.Q$1:.Q$1048576]; &quot;Se movimentou para um lugar de maior temperatura.&quot;)" office:value-type="float" office:value="5" calcext:value-type="float">
            <text:p>5</text:p>
          </table:table-cell>
          <table:table-cell table:style-name="ce14" table:formula="of:=COUNTIF([.S$1:.S$1048576]; &quot;Se movimentou para um lugar de menor temperatura.&quot;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16T16:36:40.35" calcext:value-type="date">
            <text:p>8/16/2020 16:36:40</text:p>
          </table:table-cell>
          <table:table-cell table:style-name="ce3" office:value-type="string" calcext:value-type="string">
            <text:p>tmaiacarneir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hiago Maia Ney Carneir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Ecologia, Biologia, Biologia Termal, Comportamento ani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é 3 an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6" calcext:value-type="float">
            <text:p>6</text:p>
          </table:table-cell>
          <table:table-cell/>
          <table:table-cell table:style-name="ce7"/>
          <table:table-cell table:style-name="ce3" table:formula="of:=COUNTIF([.M5]; &quot;Se movimentou para um lugar de maior temperatura.&quot;) + COUNTIF([.O5]; &quot;Se movimentou para um lugar de menor temperatura.&quot;) + COUNTIF([.Q5]; &quot;Se movimentou para um lugar de maior temperatura.&quot;) + COUNTIF([.S5]; &quot;Se movimentou para um lugar de menor temperatura.&quot;)" office:value-type="float" office:value="4" calcext:value-type="float">
            <text:p>4</text:p>
          </table:table-cell>
          <table:table-cell table:style-name="ce9" table:formula="of:=COUNTIF([.N5]; &quot;Ele encontrou&quot;) + COUNTIF([.P5]; &quot;Ele encontrou&quot;) + COUNTIF([.R5]; &quot;Ele encontrou&quot;) + COUNTIF([.T5]; &quot;Ele encontrou&quot;)" office:value-type="float" office:value="4" calcext:value-type="float">
            <text:p>4</text:p>
          </table:table-cell>
          <table:table-cell table:style-name="ce9" table:formula="of:=[.AD5]+[.AE5]" office:value-type="float" office:value="8" calcext:value-type="float">
            <text:p>8</text:p>
          </table:table-cell>
          <table:table-cell table:style-name="ce24" table:formula="of:=COUNTIF([.M5]; &quot;Se movimentou para um lugar de maior temperatura.&quot;) + COUNTIF([.O5]; &quot;Se movimentou para um lugar de menor temperatura.&quot;) + COUNTIF([.N5]; &quot;Ele encontrou&quot;) + COUNTIF([.P5]; &quot;Ele encontrou&quot;)" office:value-type="float" office:value="4" calcext:value-type="float">
            <text:p>4</text:p>
          </table:table-cell>
          <table:table-cell table:style-name="ce9" table:formula="of:=COUNTIF([.Q5]; &quot;Se movimentou para um lugar de maior temperatura.&quot;) + COUNTIF([.S5]; &quot;Se movimentou para um lugar de menor temperatura.&quot;) + COUNTIF([.R5]; &quot;Ele encontrou&quot;) + COUNTIF([.T5]; &quot;Ele encontrou&quot;)" office:value-type="float" office:value="4" calcext:value-type="float">
            <text:p>4</text:p>
          </table:table-cell>
          <table:table-cell table:style-name="ce9"/>
          <table:table-cell/>
          <table:table-cell table:number-columns-repeated="4" table:style-name="ce13" office:value-type="string" calcext:value-type="string">
            <text:p>Erros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16T19:43:09.51" calcext:value-type="date">
            <text:p>8/16/2020 19:43:09</text:p>
          </table:table-cell>
          <table:table-cell table:style-name="ce3" office:value-type="string" calcext:value-type="string">
            <text:p>jcarvajalino@unicolmayor.edu.c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UAN MANUEL CARVAJALINO FERNANDEZ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Fisiologia animal, Ecologia, Biologia, Biologia Term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e 3 a 5 an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Não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/>
          <table:table-cell table:style-name="ce7"/>
          <table:table-cell table:style-name="ce3" table:formula="of:=COUNTIF([.M6]; &quot;Se movimentou para um lugar de maior temperatura.&quot;) + COUNTIF([.O6]; &quot;Se movimentou para um lugar de menor temperatura.&quot;) + COUNTIF([.Q6]; &quot;Se movimentou para um lugar de maior temperatura.&quot;) + COUNTIF([.S6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6]; &quot;Ele encontrou&quot;) + COUNTIF([.P6]; &quot;Ele encontrou&quot;) + COUNTIF([.R6]; &quot;Ele encontrou&quot;) + COUNTIF([.T6]; &quot;Ele encontrou&quot;)" office:value-type="float" office:value="2" calcext:value-type="float">
            <text:p>2</text:p>
          </table:table-cell>
          <table:table-cell table:style-name="ce9" table:formula="of:=[.AD6]+[.AE6]" office:value-type="float" office:value="4" calcext:value-type="float">
            <text:p>4</text:p>
          </table:table-cell>
          <table:table-cell table:style-name="ce24" table:formula="of:=COUNTIF([.M6]; &quot;Se movimentou para um lugar de maior temperatura.&quot;) + COUNTIF([.O6]; &quot;Se movimentou para um lugar de menor temperatura.&quot;) + COUNTIF([.N6]; &quot;Ele encontrou&quot;) + COUNTIF([.P6]; &quot;Ele encontrou&quot;)" office:value-type="float" office:value="4" calcext:value-type="float">
            <text:p>4</text:p>
          </table:table-cell>
          <table:table-cell table:style-name="ce9" table:formula="of:=COUNTIF([.Q6]; &quot;Se movimentou para um lugar de maior temperatura.&quot;) + COUNTIF([.S6]; &quot;Se movimentou para um lugar de menor temperatura.&quot;) + COUNTIF([.R6]; &quot;Ele encontrou&quot;) + COUNTIF([.T6]; &quot;Ele encontrou&quot;)" office:value-type="float" office:value="0" calcext:value-type="float">
            <text:p>0</text:p>
          </table:table-cell>
          <table:table-cell table:style-name="ce18" table:number-columns-repeated="2"/>
          <table:table-cell table:style-name="ce14" table:formula="of:=22 - ([.AK4] + [.AK8])" office:value-type="float" office:value="0" calcext:value-type="float">
            <text:p>0</text:p>
          </table:table-cell>
          <table:table-cell table:style-name="ce14" table:formula="of:=22 - ([.AL4] + [.AL8])" office:value-type="float" office:value="0" calcext:value-type="float">
            <text:p>0</text:p>
          </table:table-cell>
          <table:table-cell table:style-name="ce14" table:formula="of:=22 - ([.AM4] + [.AM8])" office:value-type="float" office:value="10" calcext:value-type="float">
            <text:p>10</text:p>
          </table:table-cell>
          <table:table-cell table:style-name="ce14" table:formula="of:=22 - ([.AN4] + [.AN8])" office:value-type="float" office:value="12" calcext:value-type="float">
            <text:p>12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17T17:09:59.57" calcext:value-type="date">
            <text:p>8/17/2020 17:09:59</text:p>
          </table:table-cell>
          <table:table-cell table:style-name="ce3" office:value-type="string" calcext:value-type="string">
            <text:p>stefane.saruhashi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efane saruhashi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21 e 30 anos</text:p>
          </table:table-cell>
          <table:table-cell table:style-name="ce3" office:value-type="string" calcext:value-type="string">
            <text:p>Doutorado em andamento</text:p>
          </table:table-cell>
          <table:table-cell table:style-name="ce3" office:value-type="string" calcext:value-type="string">
            <text:p>Fisiologia ani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é 3 an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/>
          <table:table-cell table:style-name="ce7"/>
          <table:table-cell table:style-name="ce3" table:formula="of:=COUNTIF([.M7]; &quot;Se movimentou para um lugar de maior temperatura.&quot;) + COUNTIF([.O7]; &quot;Se movimentou para um lugar de menor temperatura.&quot;) + COUNTIF([.Q7]; &quot;Se movimentou para um lugar de maior temperatura.&quot;) + COUNTIF([.S7]; &quot;Se movimentou para um lugar de menor temperatura.&quot;)" office:value-type="float" office:value="3" calcext:value-type="float">
            <text:p>3</text:p>
          </table:table-cell>
          <table:table-cell table:style-name="ce9" table:formula="of:=COUNTIF([.N7]; &quot;Ele encontrou&quot;) + COUNTIF([.P7]; &quot;Ele encontrou&quot;) + COUNTIF([.R7]; &quot;Ele encontrou&quot;) + COUNTIF([.T7]; &quot;Ele encontrou&quot;)" office:value-type="float" office:value="2" calcext:value-type="float">
            <text:p>2</text:p>
          </table:table-cell>
          <table:table-cell table:style-name="ce9" table:formula="of:=[.AD7]+[.AE7]" office:value-type="float" office:value="5" calcext:value-type="float">
            <text:p>5</text:p>
          </table:table-cell>
          <table:table-cell table:style-name="ce24" table:formula="of:=COUNTIF([.M7]; &quot;Se movimentou para um lugar de maior temperatura.&quot;) + COUNTIF([.O7]; &quot;Se movimentou para um lugar de menor temperatura.&quot;) + COUNTIF([.N7]; &quot;Ele encontrou&quot;) + COUNTIF([.P7]; &quot;Ele encontrou&quot;)" office:value-type="float" office:value="2" calcext:value-type="float">
            <text:p>2</text:p>
          </table:table-cell>
          <table:table-cell table:style-name="ce9" table:formula="of:=COUNTIF([.Q7]; &quot;Se movimentou para um lugar de maior temperatura.&quot;) + COUNTIF([.S7]; &quot;Se movimentou para um lugar de menor temperatura.&quot;) + COUNTIF([.R7]; &quot;Ele encontrou&quot;) + COUNTIF([.T7]; &quot;Ele encontrou&quot;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4" table:style-name="ce13" office:value-type="string" calcext:value-type="string">
            <text:p>NPossDefinir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18T10:22:21.38" calcext:value-type="date">
            <text:p>8/18/2020 10:22:21</text:p>
          </table:table-cell>
          <table:table-cell table:style-name="ce3" office:value-type="string" calcext:value-type="string">
            <text:p>rpbov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fael Parelli Bov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Ecologia, Zoologia, Biologia Te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is do que 8 an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-Para fins de simplificação o vídeo me parece adequado, porém uma sugestão para aproximação maior da realidade na natureza: (i)Amplitude térmica ambiental maior: Temperatura ambiental mínima poderia ser menor e T ambiental máxima poderia maior no video. 2-Se utilizados outros animais de tamanho corporal maior, para produção de outros videos, atentar para o efeito da inércia térmica. 3-Talvez não seja possível no momento, mas no futuro uma sugestão é eliminar a sombra do animal quando em movimento, pois pode confundir quem está assistindo o video pela primeira vez. 4-Sobre 1 e 2, talvez possa auxiliar a leitura: https://doi.org/10.1073/pnas.1604824113. </text:p>
          </table:table-cell>
          <table:table-cell table:style-name="ce7"/>
          <table:table-cell table:style-name="ce3" table:formula="of:=COUNTIF([.M8]; &quot;Se movimentou para um lugar de maior temperatura.&quot;) + COUNTIF([.O8]; &quot;Se movimentou para um lugar de menor temperatura.&quot;) + COUNTIF([.Q8]; &quot;Se movimentou para um lugar de maior temperatura.&quot;) + COUNTIF([.S8]; &quot;Se movimentou para um lugar de menor temperatura.&quot;)" office:value-type="float" office:value="4" calcext:value-type="float">
            <text:p>4</text:p>
          </table:table-cell>
          <table:table-cell table:style-name="ce9" table:formula="of:=COUNTIF([.N8]; &quot;Ele encontrou&quot;) + COUNTIF([.P8]; &quot;Ele encontrou&quot;) + COUNTIF([.R8]; &quot;Ele encontrou&quot;) + COUNTIF([.T8]; &quot;Ele encontrou&quot;)" office:value-type="float" office:value="4" calcext:value-type="float">
            <text:p>4</text:p>
          </table:table-cell>
          <table:table-cell table:style-name="ce9" table:formula="of:=[.AD8]+[.AE8]" office:value-type="float" office:value="8" calcext:value-type="float">
            <text:p>8</text:p>
          </table:table-cell>
          <table:table-cell table:style-name="ce24" table:formula="of:=COUNTIF([.M8]; &quot;Se movimentou para um lugar de maior temperatura.&quot;) + COUNTIF([.O8]; &quot;Se movimentou para um lugar de menor temperatura.&quot;) + COUNTIF([.N8]; &quot;Ele encontrou&quot;) + COUNTIF([.P8]; &quot;Ele encontrou&quot;)" office:value-type="float" office:value="4" calcext:value-type="float">
            <text:p>4</text:p>
          </table:table-cell>
          <table:table-cell table:style-name="ce9" table:formula="of:=COUNTIF([.Q8]; &quot;Se movimentou para um lugar de maior temperatura.&quot;) + COUNTIF([.S8]; &quot;Se movimentou para um lugar de menor temperatura.&quot;) + COUNTIF([.R8]; &quot;Ele encontrou&quot;) + COUNTIF([.T8]; &quot;Ele encontrou&quot;)" office:value-type="float" office:value="4" calcext:value-type="float">
            <text:p>4</text:p>
          </table:table-cell>
          <table:table-cell table:style-name="ce18" table:number-columns-repeated="2"/>
          <table:table-cell table:style-name="ce14" table:formula="of:=COUNTIF([.M$1:.M$1048576]; &quot;Não é possível definir&quot;)" office:value-type="float" office:value="0" calcext:value-type="float">
            <text:p>0</text:p>
          </table:table-cell>
          <table:table-cell table:style-name="ce14" table:formula="of:=COUNTIF([.O$1:.O$1048576]; &quot;Não é possível definir&quot;)" office:value-type="float" office:value="0" calcext:value-type="float">
            <text:p>0</text:p>
          </table:table-cell>
          <table:table-cell table:style-name="ce14" table:formula="of:=COUNTIF([.Q$1:.Q$1048576]; &quot;Não é possível definir&quot;)" office:value-type="float" office:value="7" calcext:value-type="float">
            <text:p>7</text:p>
          </table:table-cell>
          <table:table-cell table:style-name="ce14" table:formula="of:=COUNTIF([.S$1:.S$1048576]; &quot;Não é possível definir&quot;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18T10:57:42.31" calcext:value-type="date">
            <text:p>8/18/2020 10:57:42</text:p>
          </table:table-cell>
          <table:table-cell table:style-name="ce3" office:value-type="string" calcext:value-type="string">
            <text:p>bio.cury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ábio Cury de Barros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Fisiologia animal, Zoologia, Biologia Term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 3 a 5 an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inha sugestão seria deixar o poleiro, nos dois últimos exercícios, um pouco mais heterogêneo em termos de temperatura. Outro ponto seria trabalhar com simulações dentro de uma paisagem mais condizente com o modelo. Espécies de sapos majoritariamente utilizam a vegetação, ou solo, como bicho ecológico. E não uma pedra. Alternativamente o modelo poderia ser trocado por um lagarto. </text:p>
          </table:table-cell>
          <table:table-cell table:style-name="ce7"/>
          <table:table-cell table:style-name="ce3" table:formula="of:=COUNTIF([.M9]; &quot;Se movimentou para um lugar de maior temperatura.&quot;) + COUNTIF([.O9]; &quot;Se movimentou para um lugar de menor temperatura.&quot;) + COUNTIF([.Q9]; &quot;Se movimentou para um lugar de maior temperatura.&quot;) + COUNTIF([.S9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9]; &quot;Ele encontrou&quot;) + COUNTIF([.P9]; &quot;Ele encontrou&quot;) + COUNTIF([.R9]; &quot;Ele encontrou&quot;) + COUNTIF([.T9]; &quot;Ele encontrou&quot;)" office:value-type="float" office:value="3" calcext:value-type="float">
            <text:p>3</text:p>
          </table:table-cell>
          <table:table-cell table:style-name="ce9" table:formula="of:=[.AD9]+[.AE9]" office:value-type="float" office:value="5" calcext:value-type="float">
            <text:p>5</text:p>
          </table:table-cell>
          <table:table-cell table:style-name="ce24" table:formula="of:=COUNTIF([.M9]; &quot;Se movimentou para um lugar de maior temperatura.&quot;) + COUNTIF([.O9]; &quot;Se movimentou para um lugar de menor temperatura.&quot;) + COUNTIF([.N9]; &quot;Ele encontrou&quot;) + COUNTIF([.P9]; &quot;Ele encontrou&quot;)" office:value-type="float" office:value="4" calcext:value-type="float">
            <text:p>4</text:p>
          </table:table-cell>
          <table:table-cell table:style-name="ce9" table:formula="of:=COUNTIF([.Q9]; &quot;Se movimentou para um lugar de maior temperatura.&quot;) + COUNTIF([.S9]; &quot;Se movimentou para um lugar de menor temperatura.&quot;) + COUNTIF([.R9]; &quot;Ele encontrou&quot;) + COUNTIF([.T9]; &quot;Ele encontrou&quot;)" office:value-type="float" office:value="1" calcext:value-type="float">
            <text:p>1</text:p>
          </table:table-cell>
          <table:table-cell table:style-name="ce9" table:number-columns-repeated="2"/>
          <table:table-cell table:style-name="ce15" office:value-type="string" calcext:value-type="string">
            <text:p>Video 1 : Q2</text:p>
          </table:table-cell>
          <table:table-cell table:style-name="ce15" office:value-type="string" calcext:value-type="string">
            <text:p>Video 2 : Q2</text:p>
          </table:table-cell>
          <table:table-cell table:style-name="ce15" office:value-type="string" calcext:value-type="string">
            <text:p>Video 3: Q2</text:p>
          </table:table-cell>
          <table:table-cell table:style-name="ce15" office:value-type="string" calcext:value-type="string">
            <text:p>Video 4: Q2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18T16:04:18.45" calcext:value-type="date">
            <text:p>8/18/2020 16:04:18</text:p>
          </table:table-cell>
          <table:table-cell table:style-name="ce3" office:value-type="string" calcext:value-type="string">
            <text:p>renanpacheco@outlook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enan Santana Pachec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21 e 30 anos</text:p>
          </table:table-cell>
          <table:table-cell table:style-name="ce3" office:value-type="string" calcext:value-type="string">
            <text:p>Doutorado em andamento</text:p>
          </table:table-cell>
          <table:table-cell table:style-name="ce3" office:value-type="string" calcext:value-type="string">
            <text:p>Zoolog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é 3 an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7"/>
          <table:table-cell table:style-name="ce3" table:formula="of:=COUNTIF([.M10]; &quot;Se movimentou para um lugar de maior temperatura.&quot;) + COUNTIF([.O10]; &quot;Se movimentou para um lugar de menor temperatura.&quot;) + COUNTIF([.Q10]; &quot;Se movimentou para um lugar de maior temperatura.&quot;) + COUNTIF([.S10]; &quot;Se movimentou para um lugar de menor temperatura.&quot;)" office:value-type="float" office:value="3" calcext:value-type="float">
            <text:p>3</text:p>
          </table:table-cell>
          <table:table-cell table:style-name="ce9" table:formula="of:=COUNTIF([.N10]; &quot;Ele encontrou&quot;) + COUNTIF([.P10]; &quot;Ele encontrou&quot;) + COUNTIF([.R10]; &quot;Ele encontrou&quot;) + COUNTIF([.T10]; &quot;Ele encontrou&quot;)" office:value-type="float" office:value="4" calcext:value-type="float">
            <text:p>4</text:p>
          </table:table-cell>
          <table:table-cell table:style-name="ce9" table:formula="of:=[.AD10]+[.AE10]" office:value-type="float" office:value="7" calcext:value-type="float">
            <text:p>7</text:p>
          </table:table-cell>
          <table:table-cell table:style-name="ce24" table:formula="of:=COUNTIF([.M10]; &quot;Se movimentou para um lugar de maior temperatura.&quot;) + COUNTIF([.O10]; &quot;Se movimentou para um lugar de menor temperatura.&quot;) + COUNTIF([.N10]; &quot;Ele encontrou&quot;) + COUNTIF([.P10]; &quot;Ele encontrou&quot;)" office:value-type="float" office:value="4" calcext:value-type="float">
            <text:p>4</text:p>
          </table:table-cell>
          <table:table-cell table:style-name="ce9" table:formula="of:=COUNTIF([.Q10]; &quot;Se movimentou para um lugar de maior temperatura.&quot;) + COUNTIF([.S10]; &quot;Se movimentou para um lugar de menor temperatura.&quot;) + COUNTIF([.R10]; &quot;Ele encontrou&quot;) + COUNTIF([.T10]; &quot;Ele encontrou&quot;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4" table:style-name="ce13" office:value-type="string" calcext:value-type="string">
            <text:p>Acertos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19T09:17:26.87" calcext:value-type="date">
            <text:p>8/19/2020 9:17:26</text:p>
          </table:table-cell>
          <table:table-cell table:style-name="ce3" office:value-type="string" calcext:value-type="string">
            <text:p>denis.v.andrade@unesp.b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nis Otávio Vieira de Andrade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Fisiologia animal, Zoolog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s do que 8 ano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</text:p>
          </table:table-cell>
          <table:table-cell table:number-columns-repeated="2"/>
          <table:table-cell table:number-columns-repeated="4" table:style-name="ce3" office:value-type="float" office:value="3" calcext:value-type="float">
            <text:p>3</text:p>
          </table:table-cell>
          <table:table-cell/>
          <table:table-cell table:style-name="ce7"/>
          <table:table-cell table:style-name="ce3" table:formula="of:=COUNTIF([.M11]; &quot;Se movimentou para um lugar de maior temperatura.&quot;) + COUNTIF([.O11]; &quot;Se movimentou para um lugar de menor temperatura.&quot;) + COUNTIF([.Q11]; &quot;Se movimentou para um lugar de maior temperatura.&quot;) + COUNTIF([.S11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11]; &quot;Ele encontrou&quot;) + COUNTIF([.P11]; &quot;Ele encontrou&quot;) + COUNTIF([.R11]; &quot;Ele encontrou&quot;) + COUNTIF([.T11]; &quot;Ele encontrou&quot;)" office:value-type="float" office:value="4" calcext:value-type="float">
            <text:p>4</text:p>
          </table:table-cell>
          <table:table-cell table:style-name="ce9" table:formula="of:=[.AD11]+[.AE11]" office:value-type="float" office:value="6" calcext:value-type="float">
            <text:p>6</text:p>
          </table:table-cell>
          <table:table-cell table:style-name="ce24" table:formula="of:=COUNTIF([.M11]; &quot;Se movimentou para um lugar de maior temperatura.&quot;) + COUNTIF([.O11]; &quot;Se movimentou para um lugar de menor temperatura.&quot;) + COUNTIF([.N11]; &quot;Ele encontrou&quot;) + COUNTIF([.P11]; &quot;Ele encontrou&quot;)" office:value-type="float" office:value="4" calcext:value-type="float">
            <text:p>4</text:p>
          </table:table-cell>
          <table:table-cell table:style-name="ce9" table:formula="of:=COUNTIF([.Q11]; &quot;Se movimentou para um lugar de maior temperatura.&quot;) + COUNTIF([.S11]; &quot;Se movimentou para um lugar de menor temperatura.&quot;) + COUNTIF([.R11]; &quot;Ele encontrou&quot;) + COUNTIF([.T11]; &quot;Ele encontrou&quot;)" office:value-type="float" office:value="2" calcext:value-type="float">
            <text:p>2</text:p>
          </table:table-cell>
          <table:table-cell table:style-name="ce18" table:number-columns-repeated="2"/>
          <table:table-cell table:style-name="ce14" table:formula="of:=COUNTIF([.N$1:.N$1048576]; &quot;Ele encontrou&quot;)" office:value-type="float" office:value="20" calcext:value-type="float">
            <text:p>20</text:p>
          </table:table-cell>
          <table:table-cell table:style-name="ce14" table:formula="of:=COUNTIF([.P$1:.P$1048576]; &quot;Ele encontrou&quot;)" office:value-type="float" office:value="19" calcext:value-type="float">
            <text:p>19</text:p>
          </table:table-cell>
          <table:table-cell table:style-name="ce14" table:formula="of:=COUNTIF([.R$1:.R$1048576]; &quot;Ele encontrou&quot;)" office:value-type="float" office:value="12" calcext:value-type="float">
            <text:p>12</text:p>
          </table:table-cell>
          <table:table-cell table:style-name="ce14" table:formula="of:=COUNTIF([.T$1:.T$1048576]; &quot;Ele encontrou&quot;)" office:value-type="float" office:value="14" calcext:value-type="float">
            <text:p>14</text:p>
          </table:table-cell>
          <table:table-cell table:number-columns-repeated="984"/>
        </table:table-row>
        <table:table-row table:style-name="ro4">
          <table:table-cell table:style-name="ce25" office:value-type="date" office:date-value="2020-08-19T15:25:50.43" calcext:value-type="date">
            <text:p>8/19/2020 15:25:50</text:p>
          </table:table-cell>
          <table:table-cell table:style-name="ce3" office:value-type="string" calcext:value-type="string">
            <text:p>agus.camach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gustín Camacho Guerrer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Ecologia, Biologia, Zoologia, Biologia Te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é 3 an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Que buenos modelos 3d! Creo que le falta ajustar un poco las animaciones para que quede más claro lo que el animal va a hacer, mas allá de moverse un poco o no moverse. Por ejemplo, el paisaje termal podría variar con el tiempo, haciendo al animal moverse para mantenerse dentro de sus rangos voluntários. Del modo en que está parece demasiado simple, y en ese caso parece más fácil explicarlo hablando, o con un esquema. Repaso apenas las sensaciones que he tenido, habéis visto el videojuego "calangos", de la ufba? Idea de Pedro Rocha y Charbel: http://www.cienciaecultura.ufba.br/agenciadenoticias/noticias/estudantes-e-pesquisadores-baianos-criam-jogo-%E2%80%98calangos%E2%80%99/</text:p>
            <text:p/>
            <text:p>Abrazos!</text:p>
            <text:p>Agus</text:p>
          </table:table-cell>
          <table:table-cell table:style-name="ce7"/>
          <table:table-cell table:style-name="ce3" table:formula="of:=COUNTIF([.M12]; &quot;Se movimentou para um lugar de maior temperatura.&quot;) + COUNTIF([.O12]; &quot;Se movimentou para um lugar de menor temperatura.&quot;) + COUNTIF([.Q12]; &quot;Se movimentou para um lugar de maior temperatura.&quot;) + COUNTIF([.S12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12]; &quot;Ele encontrou&quot;) + COUNTIF([.P12]; &quot;Ele encontrou&quot;) + COUNTIF([.R12]; &quot;Ele encontrou&quot;) + COUNTIF([.T12]; &quot;Ele encontrou&quot;)" office:value-type="float" office:value="4" calcext:value-type="float">
            <text:p>4</text:p>
          </table:table-cell>
          <table:table-cell table:style-name="ce9" table:formula="of:=[.AD12]+[.AE12]" office:value-type="float" office:value="6" calcext:value-type="float">
            <text:p>6</text:p>
          </table:table-cell>
          <table:table-cell table:style-name="ce24" table:formula="of:=COUNTIF([.M12]; &quot;Se movimentou para um lugar de maior temperatura.&quot;) + COUNTIF([.O12]; &quot;Se movimentou para um lugar de menor temperatura.&quot;) + COUNTIF([.N12]; &quot;Ele encontrou&quot;) + COUNTIF([.P12]; &quot;Ele encontrou&quot;)" office:value-type="float" office:value="4" calcext:value-type="float">
            <text:p>4</text:p>
          </table:table-cell>
          <table:table-cell table:style-name="ce9" table:formula="of:=COUNTIF([.Q12]; &quot;Se movimentou para um lugar de maior temperatura.&quot;) + COUNTIF([.S12]; &quot;Se movimentou para um lugar de menor temperatura.&quot;) + COUNTIF([.R12]; &quot;Ele encontrou&quot;) + COUNTIF([.T12]; &quot;Ele encontrou&quot;)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4" table:style-name="ce13" office:value-type="string" calcext:value-type="string">
            <text:p>Erros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19T16:34:54.78" calcext:value-type="date">
            <text:p>8/19/2020 16:34:54</text:p>
          </table:table-cell>
          <table:table-cell table:style-name="ce3" office:value-type="string" calcext:value-type="string">
            <text:p>carla.piantoni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arla Piantoni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Ecologia, Biologia, Zoologia, Biologia Te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é 3 an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/>
          <table:table-cell table:style-name="ce7"/>
          <table:table-cell table:style-name="ce3" table:formula="of:=COUNTIF([.M13]; &quot;Se movimentou para um lugar de maior temperatura.&quot;) + COUNTIF([.O13]; &quot;Se movimentou para um lugar de menor temperatura.&quot;) + COUNTIF([.Q13]; &quot;Se movimentou para um lugar de maior temperatura.&quot;) + COUNTIF([.S13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13]; &quot;Ele encontrou&quot;) + COUNTIF([.P13]; &quot;Ele encontrou&quot;) + COUNTIF([.R13]; &quot;Ele encontrou&quot;) + COUNTIF([.T13]; &quot;Ele encontrou&quot;)" office:value-type="float" office:value="2" calcext:value-type="float">
            <text:p>2</text:p>
          </table:table-cell>
          <table:table-cell table:style-name="ce9" table:formula="of:=[.AD13]+[.AE13]" office:value-type="float" office:value="4" calcext:value-type="float">
            <text:p>4</text:p>
          </table:table-cell>
          <table:table-cell table:style-name="ce24" table:formula="of:=COUNTIF([.M13]; &quot;Se movimentou para um lugar de maior temperatura.&quot;) + COUNTIF([.O13]; &quot;Se movimentou para um lugar de menor temperatura.&quot;) + COUNTIF([.N13]; &quot;Ele encontrou&quot;) + COUNTIF([.P13]; &quot;Ele encontrou&quot;)" office:value-type="float" office:value="3" calcext:value-type="float">
            <text:p>3</text:p>
          </table:table-cell>
          <table:table-cell table:style-name="ce9" table:formula="of:=COUNTIF([.Q13]; &quot;Se movimentou para um lugar de maior temperatura.&quot;) + COUNTIF([.S13]; &quot;Se movimentou para um lugar de menor temperatura.&quot;) + COUNTIF([.R13]; &quot;Ele encontrou&quot;) + COUNTIF([.T13]; &quot;Ele encontrou&quot;)" office:value-type="float" office:value="1" calcext:value-type="float">
            <text:p>1</text:p>
          </table:table-cell>
          <table:table-cell table:style-name="ce18" table:number-columns-repeated="2"/>
          <table:table-cell table:style-name="ce14" table:formula="of:=22 - [.AK11]" office:value-type="float" office:value="2" calcext:value-type="float">
            <text:p>2</text:p>
          </table:table-cell>
          <table:table-cell table:style-name="ce14" table:formula="of:=22 - [.AL11]" office:value-type="float" office:value="3" calcext:value-type="float">
            <text:p>3</text:p>
          </table:table-cell>
          <table:table-cell table:style-name="ce14" table:formula="of:=22 - [.AM11]" office:value-type="float" office:value="10" calcext:value-type="float">
            <text:p>10</text:p>
          </table:table-cell>
          <table:table-cell table:style-name="ce14" table:formula="of:=22 - [.AN11]" office:value-type="float" office:value="8" calcext:value-type="float">
            <text:p>8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20T08:59:03.4" calcext:value-type="date">
            <text:p>8/20/2020 8:59:03</text:p>
          </table:table-cell>
          <table:table-cell table:style-name="ce3" office:value-type="string" calcext:value-type="string">
            <text:p>k.bicego@unesp.b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ênia Cardoso Bícego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Fisiologia animal, Biologia Te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s do que 8 an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chei ótima a ideia! </text:p>
          </table:table-cell>
          <table:table-cell table:style-name="ce7"/>
          <table:table-cell table:style-name="ce3" table:formula="of:=COUNTIF([.M14]; &quot;Se movimentou para um lugar de maior temperatura.&quot;) + COUNTIF([.O14]; &quot;Se movimentou para um lugar de menor temperatura.&quot;) + COUNTIF([.Q14]; &quot;Se movimentou para um lugar de maior temperatura.&quot;) + COUNTIF([.S14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14]; &quot;Ele encontrou&quot;) + COUNTIF([.P14]; &quot;Ele encontrou&quot;) + COUNTIF([.R14]; &quot;Ele encontrou&quot;) + COUNTIF([.T14]; &quot;Ele encontrou&quot;)" office:value-type="float" office:value="2" calcext:value-type="float">
            <text:p>2</text:p>
          </table:table-cell>
          <table:table-cell table:style-name="ce9" table:formula="of:=[.AD14]+[.AE14]" office:value-type="float" office:value="4" calcext:value-type="float">
            <text:p>4</text:p>
          </table:table-cell>
          <table:table-cell table:style-name="ce24" table:formula="of:=COUNTIF([.M14]; &quot;Se movimentou para um lugar de maior temperatura.&quot;) + COUNTIF([.O14]; &quot;Se movimentou para um lugar de menor temperatura.&quot;) + COUNTIF([.N14]; &quot;Ele encontrou&quot;) + COUNTIF([.P14]; &quot;Ele encontrou&quot;)" office:value-type="float" office:value="4" calcext:value-type="float">
            <text:p>4</text:p>
          </table:table-cell>
          <table:table-cell table:style-name="ce9" table:formula="of:=COUNTIF([.Q14]; &quot;Se movimentou para um lugar de maior temperatura.&quot;) + COUNTIF([.S14]; &quot;Se movimentou para um lugar de menor temperatura.&quot;) + COUNTIF([.R14]; &quot;Ele encontrou&quot;) + COUNTIF([.T14]; &quot;Ele encontrou&quot;)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8"/>
        </table:table-row>
        <table:table-row table:style-name="ro1">
          <table:table-cell table:style-name="ce25" office:value-type="date" office:date-value="2020-08-20T15:33:44.93" calcext:value-type="date">
            <text:p>8/20/2020 15:33:44</text:p>
          </table:table-cell>
          <table:table-cell table:style-name="ce3" office:value-type="string" calcext:value-type="string">
            <text:p>carolinemolina0594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Estefany Caroline Guevara Molina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21 e 30 anos</text:p>
          </table:table-cell>
          <table:table-cell table:style-name="ce3" office:value-type="string" calcext:value-type="string">
            <text:p>Doutorado em andamento</text:p>
          </table:table-cell>
          <table:table-cell table:style-name="ce3" office:value-type="string" calcext:value-type="string">
            <text:p>Fisiologia animal, Ecologia, Zoologia, Biologia Te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nca lecione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7"/>
          <table:table-cell table:style-name="ce3" table:formula="of:=COUNTIF([.M15]; &quot;Se movimentou para um lugar de maior temperatura.&quot;) + COUNTIF([.O15]; &quot;Se movimentou para um lugar de menor temperatura.&quot;) + COUNTIF([.Q15]; &quot;Se movimentou para um lugar de maior temperatura.&quot;) + COUNTIF([.S15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15]; &quot;Ele encontrou&quot;) + COUNTIF([.P15]; &quot;Ele encontrou&quot;) + COUNTIF([.R15]; &quot;Ele encontrou&quot;) + COUNTIF([.T15]; &quot;Ele encontrou&quot;)" office:value-type="float" office:value="2" calcext:value-type="float">
            <text:p>2</text:p>
          </table:table-cell>
          <table:table-cell table:style-name="ce9" table:formula="of:=[.AD15]+[.AE15]" office:value-type="float" office:value="4" calcext:value-type="float">
            <text:p>4</text:p>
          </table:table-cell>
          <table:table-cell table:style-name="ce24" table:formula="of:=COUNTIF([.M15]; &quot;Se movimentou para um lugar de maior temperatura.&quot;) + COUNTIF([.O15]; &quot;Se movimentou para um lugar de menor temperatura.&quot;) + COUNTIF([.N15]; &quot;Ele encontrou&quot;) + COUNTIF([.P15]; &quot;Ele encontrou&quot;)" office:value-type="float" office:value="4" calcext:value-type="float">
            <text:p>4</text:p>
          </table:table-cell>
          <table:table-cell table:style-name="ce9" table:formula="of:=COUNTIF([.Q15]; &quot;Se movimentou para um lugar de maior temperatura.&quot;) + COUNTIF([.S15]; &quot;Se movimentou para um lugar de menor temperatura.&quot;) + COUNTIF([.R15]; &quot;Ele encontrou&quot;) + COUNTIF([.T15]; &quot;Ele encontrou&quot;)" office:value-type="float" office:value="0" calcext:value-type="float">
            <text:p>0</text:p>
          </table:table-cell>
          <table:table-cell table:style-name="ce9" table:number-columns-repeated="2"/>
          <table:table-cell table:style-name="ce16" office:value-type="string" calcext:value-type="string">
            <text:p>Experiência</text:p>
          </table:table-cell>
          <table:table-cell table:style-name="ce16" office:value-type="string" calcext:value-type="string">
            <text:p>Quantidade</text:p>
          </table:table-cell>
          <table:table-cell table:style-name="ce21" office:value-type="string" calcext:value-type="string">
            <text:p>Questões</text:p>
          </table:table-cell>
          <table:table-cell table:style-name="ce21" office:value-type="string" calcext:value-type="string">
            <text:p>Correta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21T07:43:23.64" calcext:value-type="date">
            <text:p>8/21/2020 7:43:23</text:p>
          </table:table-cell>
          <table:table-cell table:style-name="ce3" office:value-type="string" calcext:value-type="string">
            <text:p>jecarvalh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osé Eduardo de Carvalh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Fisiologia animal, Ecologia, Zoolog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s do que 8 an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6" calcext:value-type="float">
            <text:p>6</text:p>
          </table:table-cell>
          <table:table-cell/>
          <table:table-cell table:style-name="ce7"/>
          <table:table-cell table:style-name="ce3" table:formula="of:=COUNTIF([.M16]; &quot;Se movimentou para um lugar de maior temperatura.&quot;) + COUNTIF([.O16]; &quot;Se movimentou para um lugar de menor temperatura.&quot;) + COUNTIF([.Q16]; &quot;Se movimentou para um lugar de maior temperatura.&quot;) + COUNTIF([.S16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16]; &quot;Ele encontrou&quot;) + COUNTIF([.P16]; &quot;Ele encontrou&quot;) + COUNTIF([.R16]; &quot;Ele encontrou&quot;) + COUNTIF([.T16]; &quot;Ele encontrou&quot;)" office:value-type="float" office:value="2" calcext:value-type="float">
            <text:p>2</text:p>
          </table:table-cell>
          <table:table-cell table:style-name="ce9" table:formula="of:=[.AD16]+[.AE16]" office:value-type="float" office:value="4" calcext:value-type="float">
            <text:p>4</text:p>
          </table:table-cell>
          <table:table-cell table:style-name="ce24" table:formula="of:=COUNTIF([.M16]; &quot;Se movimentou para um lugar de maior temperatura.&quot;) + COUNTIF([.O16]; &quot;Se movimentou para um lugar de menor temperatura.&quot;) + COUNTIF([.N16]; &quot;Ele encontrou&quot;) + COUNTIF([.P16]; &quot;Ele encontrou&quot;)" office:value-type="float" office:value="4" calcext:value-type="float">
            <text:p>4</text:p>
          </table:table-cell>
          <table:table-cell table:style-name="ce9" table:formula="of:=COUNTIF([.Q16]; &quot;Se movimentou para um lugar de maior temperatura.&quot;) + COUNTIF([.S16]; &quot;Se movimentou para um lugar de menor temperatura.&quot;) + COUNTIF([.R16]; &quot;Ele encontrou&quot;) + COUNTIF([.T16]; &quot;Ele encontrou&quot;)" office:value-type="float" office:value="0" calcext:value-type="float">
            <text:p>0</text:p>
          </table:table-cell>
          <table:table-cell table:style-name="ce9" table:number-columns-repeated="2"/>
          <table:table-cell table:style-name="ce17" office:value-type="string" calcext:value-type="string">
            <text:p>Nunca lecionei</text:p>
          </table:table-cell>
          <table:table-cell table:style-name="ce20" table:formula="of:=COUNTIF([.J$1:.J$1048576]; [.AK16])" office:value-type="float" office:value="3" calcext:value-type="float">
            <text:p>3</text:p>
          </table:table-cell>
          <table:table-cell table:style-name="ce22" office:value-type="string" calcext:value-type="string">
            <text:p>V1Q1</text:p>
          </table:table-cell>
          <table:table-cell table:style-name="ce23" office:value-type="string" calcext:value-type="string">
            <text:p>Se movimentou para um lugar de maior temperatura.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21T09:22:33.1" calcext:value-type="date">
            <text:p>8/21/2020 9:22:33</text:p>
          </table:table-cell>
          <table:table-cell table:style-name="ce3" office:value-type="string" calcext:value-type="string">
            <text:p>gustavo.a.agudel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ustavo Adolfo Agudelo Canter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21 e 30 anos</text:p>
          </table:table-cell>
          <table:table-cell table:style-name="ce3" office:value-type="string" calcext:value-type="string">
            <text:p>Doutorado em andamento</text:p>
          </table:table-cell>
          <table:table-cell table:style-name="ce3" office:value-type="string" calcext:value-type="string">
            <text:p>Fisiologia animal, Biologia Te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é 3 ano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nfesso que tive que assistir os vídeos pelo menos dois vezes para entender o que estava acontecendo, porque o processo apresentado não é tão intuitivo. Minha compreensão melhorou depois que vi o "target temperature", e reparei na temperatura corporal inicial. Em todos os casos, vi uma perereca apresentado termorregulação ativa, procurando uma temperatura alvo até atingí-la. Talvez seja o caso de alguns anfíbios diurnos, mas não da maioria que são noturnos, e por isso pensei se os comportamentos apresentados <text:s/>seriam melhor representados por um lagarto do que por um anfíbio. Além disso, o tempo que o indivíduo demora em encontrar a temperatura alvo e que fica no microclima escolhido é importante no entendimento da termorregulação como processo. Particularmente, o tempo que o indivíduo ficou no microclima escolhido foi de alguns segundos antes que os vídeos terminassem, e isso complicou meu entendimento do comportamento em si, pois só consegui saber que o animal de fato encontrou a temperatura escolhida ao ver a legenda, i.e., temperatura corporal se tornando em verde. Assim, talvez seja necessário imprimir principalmente o comportamento do animal representado e entender sua temperatura final como uma consequência do mesmo.</text:p>
          </table:table-cell>
          <table:table-cell table:style-name="ce7"/>
          <table:table-cell table:style-name="ce3" table:formula="of:=COUNTIF([.M17]; &quot;Se movimentou para um lugar de maior temperatura.&quot;) + COUNTIF([.O17]; &quot;Se movimentou para um lugar de menor temperatura.&quot;) + COUNTIF([.Q17]; &quot;Se movimentou para um lugar de maior temperatura.&quot;) + COUNTIF([.S17]; &quot;Se movimentou para um lugar de menor temperatura.&quot;)" office:value-type="float" office:value="4" calcext:value-type="float">
            <text:p>4</text:p>
          </table:table-cell>
          <table:table-cell table:style-name="ce9" table:formula="of:=COUNTIF([.N17]; &quot;Ele encontrou&quot;) + COUNTIF([.P17]; &quot;Ele encontrou&quot;) + COUNTIF([.R17]; &quot;Ele encontrou&quot;) + COUNTIF([.T17]; &quot;Ele encontrou&quot;)" office:value-type="float" office:value="4" calcext:value-type="float">
            <text:p>4</text:p>
          </table:table-cell>
          <table:table-cell table:style-name="ce9" table:formula="of:=[.AD17]+[.AE17]" office:value-type="float" office:value="8" calcext:value-type="float">
            <text:p>8</text:p>
          </table:table-cell>
          <table:table-cell table:style-name="ce24" table:formula="of:=COUNTIF([.M17]; &quot;Se movimentou para um lugar de maior temperatura.&quot;) + COUNTIF([.O17]; &quot;Se movimentou para um lugar de menor temperatura.&quot;) + COUNTIF([.N17]; &quot;Ele encontrou&quot;) + COUNTIF([.P17]; &quot;Ele encontrou&quot;)" office:value-type="float" office:value="4" calcext:value-type="float">
            <text:p>4</text:p>
          </table:table-cell>
          <table:table-cell table:style-name="ce9" table:formula="of:=COUNTIF([.Q17]; &quot;Se movimentou para um lugar de maior temperatura.&quot;) + COUNTIF([.S17]; &quot;Se movimentou para um lugar de menor temperatura.&quot;) + COUNTIF([.R17]; &quot;Ele encontrou&quot;) + COUNTIF([.T17]; &quot;Ele encontrou&quot;)" office:value-type="float" office:value="4" calcext:value-type="float">
            <text:p>4</text:p>
          </table:table-cell>
          <table:table-cell table:style-name="ce9" table:number-columns-repeated="2"/>
          <table:table-cell table:style-name="ce17" office:value-type="string" calcext:value-type="string">
            <text:p>Até 3 anos</text:p>
          </table:table-cell>
          <table:table-cell table:style-name="ce20" table:formula="of:=COUNTIF([.J$1:.J$1048576]; [.AK17])" office:value-type="float" office:value="8" calcext:value-type="float">
            <text:p>8</text:p>
          </table:table-cell>
          <table:table-cell table:style-name="ce22" office:value-type="string" calcext:value-type="string">
            <text:p>V1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25T18:29:41.74" calcext:value-type="date">
            <text:p>8/25/2020 18:29:41</text:p>
          </table:table-cell>
          <table:table-cell table:style-name="ce3" office:value-type="string" calcext:value-type="string">
            <text:p>renatabrandt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enata Brandt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Ecolog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 3 a 5 ano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credito que ficaria mais claro se as duas últimas simulações tivessem um zoom maior na paisagem e no animal</text:p>
          </table:table-cell>
          <table:table-cell table:style-name="ce7"/>
          <table:table-cell table:style-name="ce3" table:formula="of:=COUNTIF([.M18]; &quot;Se movimentou para um lugar de maior temperatura.&quot;) + COUNTIF([.O18]; &quot;Se movimentou para um lugar de menor temperatura.&quot;) + COUNTIF([.Q18]; &quot;Se movimentou para um lugar de maior temperatura.&quot;) + COUNTIF([.S18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18]; &quot;Ele encontrou&quot;) + COUNTIF([.P18]; &quot;Ele encontrou&quot;) + COUNTIF([.R18]; &quot;Ele encontrou&quot;) + COUNTIF([.T18]; &quot;Ele encontrou&quot;)" office:value-type="float" office:value="2" calcext:value-type="float">
            <text:p>2</text:p>
          </table:table-cell>
          <table:table-cell table:style-name="ce9" table:formula="of:=[.AD18]+[.AE18]" office:value-type="float" office:value="4" calcext:value-type="float">
            <text:p>4</text:p>
          </table:table-cell>
          <table:table-cell table:style-name="ce24" table:formula="of:=COUNTIF([.M18]; &quot;Se movimentou para um lugar de maior temperatura.&quot;) + COUNTIF([.O18]; &quot;Se movimentou para um lugar de menor temperatura.&quot;) + COUNTIF([.N18]; &quot;Ele encontrou&quot;) + COUNTIF([.P18]; &quot;Ele encontrou&quot;)" office:value-type="float" office:value="4" calcext:value-type="float">
            <text:p>4</text:p>
          </table:table-cell>
          <table:table-cell table:style-name="ce9" table:formula="of:=COUNTIF([.Q18]; &quot;Se movimentou para um lugar de maior temperatura.&quot;) + COUNTIF([.S18]; &quot;Se movimentou para um lugar de menor temperatura.&quot;) + COUNTIF([.R18]; &quot;Ele encontrou&quot;) + COUNTIF([.T18]; &quot;Ele encontrou&quot;)" office:value-type="float" office:value="0" calcext:value-type="float">
            <text:p>0</text:p>
          </table:table-cell>
          <table:table-cell table:style-name="ce9" table:number-columns-repeated="2"/>
          <table:table-cell table:style-name="ce17" office:value-type="string" calcext:value-type="string">
            <text:p>De 3 a 5 anos</text:p>
          </table:table-cell>
          <table:table-cell table:style-name="ce20" table:formula="of:=COUNTIF([.J$1:.J$1048576]; [.AK18])" office:value-type="float" office:value="4" calcext:value-type="float">
            <text:p>4</text:p>
          </table:table-cell>
          <table:table-cell table:style-name="ce22" office:value-type="string" calcext:value-type="string">
            <text:p>V2Q1</text:p>
          </table:table-cell>
          <table:table-cell table:style-name="ce23" office:value-type="string" calcext:value-type="string">
            <text:p>Se movimentou para um lugar de menor temperatura.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26T14:45:17.99" calcext:value-type="date">
            <text:p>8/26/2020 14:45:17</text:p>
          </table:table-cell>
          <table:table-cell table:style-name="ce3" office:value-type="string" calcext:value-type="string">
            <text:p>zuza.bi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raz Titon Junior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Zoolog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é 3 an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/>
          <table:table-cell table:style-name="ce7"/>
          <table:table-cell table:style-name="ce3" table:formula="of:=COUNTIF([.M19]; &quot;Se movimentou para um lugar de maior temperatura.&quot;) + COUNTIF([.O19]; &quot;Se movimentou para um lugar de menor temperatura.&quot;) + COUNTIF([.Q19]; &quot;Se movimentou para um lugar de maior temperatura.&quot;) + COUNTIF([.S19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19]; &quot;Ele encontrou&quot;) + COUNTIF([.P19]; &quot;Ele encontrou&quot;) + COUNTIF([.R19]; &quot;Ele encontrou&quot;) + COUNTIF([.T19]; &quot;Ele encontrou&quot;)" office:value-type="float" office:value="3" calcext:value-type="float">
            <text:p>3</text:p>
          </table:table-cell>
          <table:table-cell table:style-name="ce9" table:formula="of:=[.AD19]+[.AE19]" office:value-type="float" office:value="5" calcext:value-type="float">
            <text:p>5</text:p>
          </table:table-cell>
          <table:table-cell table:style-name="ce24" table:formula="of:=COUNTIF([.M19]; &quot;Se movimentou para um lugar de maior temperatura.&quot;) + COUNTIF([.O19]; &quot;Se movimentou para um lugar de menor temperatura.&quot;) + COUNTIF([.N19]; &quot;Ele encontrou&quot;) + COUNTIF([.P19]; &quot;Ele encontrou&quot;)" office:value-type="float" office:value="4" calcext:value-type="float">
            <text:p>4</text:p>
          </table:table-cell>
          <table:table-cell table:style-name="ce9" table:formula="of:=COUNTIF([.Q19]; &quot;Se movimentou para um lugar de maior temperatura.&quot;) + COUNTIF([.S19]; &quot;Se movimentou para um lugar de menor temperatura.&quot;) + COUNTIF([.R19]; &quot;Ele encontrou&quot;) + COUNTIF([.T19]; &quot;Ele encontrou&quot;)" office:value-type="float" office:value="1" calcext:value-type="float">
            <text:p>1</text:p>
          </table:table-cell>
          <table:table-cell table:style-name="ce9" table:number-columns-repeated="2"/>
          <table:table-cell table:style-name="ce17" office:value-type="string" calcext:value-type="string">
            <text:p>De 5 a 8 anos</text:p>
          </table:table-cell>
          <table:table-cell table:style-name="ce20" table:formula="of:=COUNTIF([.J$1:.J$1048576]; [.AK19])" office:value-type="float" office:value="1" calcext:value-type="float">
            <text:p>1</text:p>
          </table:table-cell>
          <table:table-cell table:style-name="ce22" office:value-type="string" calcext:value-type="string">
            <text:p>V2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31T10:13:01.57" calcext:value-type="date">
            <text:p>8/31/2020 10:13:01</text:p>
          </table:table-cell>
          <table:table-cell table:style-name="ce3" office:value-type="string" calcext:value-type="string">
            <text:p>lbacigal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eonardo Bacigalupe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Ecolog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is do que 8 an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/>
          <table:table-cell table:style-name="ce7"/>
          <table:table-cell table:style-name="ce3" table:formula="of:=COUNTIF([.M20]; &quot;Se movimentou para um lugar de maior temperatura.&quot;) + COUNTIF([.O20]; &quot;Se movimentou para um lugar de menor temperatura.&quot;) + COUNTIF([.Q20]; &quot;Se movimentou para um lugar de maior temperatura.&quot;) + COUNTIF([.S20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20]; &quot;Ele encontrou&quot;) + COUNTIF([.P20]; &quot;Ele encontrou&quot;) + COUNTIF([.R20]; &quot;Ele encontrou&quot;) + COUNTIF([.T20]; &quot;Ele encontrou&quot;)" office:value-type="float" office:value="4" calcext:value-type="float">
            <text:p>4</text:p>
          </table:table-cell>
          <table:table-cell table:style-name="ce9" table:formula="of:=[.AD20]+[.AE20]" office:value-type="float" office:value="6" calcext:value-type="float">
            <text:p>6</text:p>
          </table:table-cell>
          <table:table-cell table:style-name="ce24" table:formula="of:=COUNTIF([.M20]; &quot;Se movimentou para um lugar de maior temperatura.&quot;) + COUNTIF([.O20]; &quot;Se movimentou para um lugar de menor temperatura.&quot;) + COUNTIF([.N20]; &quot;Ele encontrou&quot;) + COUNTIF([.P20]; &quot;Ele encontrou&quot;)" office:value-type="float" office:value="4" calcext:value-type="float">
            <text:p>4</text:p>
          </table:table-cell>
          <table:table-cell table:style-name="ce9" table:formula="of:=COUNTIF([.Q20]; &quot;Se movimentou para um lugar de maior temperatura.&quot;) + COUNTIF([.S20]; &quot;Se movimentou para um lugar de menor temperatura.&quot;) + COUNTIF([.R20]; &quot;Ele encontrou&quot;) + COUNTIF([.T20]; &quot;Ele encontrou&quot;)" office:value-type="float" office:value="2" calcext:value-type="float">
            <text:p>2</text:p>
          </table:table-cell>
          <table:table-cell table:style-name="ce9" table:number-columns-repeated="2"/>
          <table:table-cell table:style-name="ce17" office:value-type="string" calcext:value-type="string">
            <text:p>Mais do que 8 anos</text:p>
          </table:table-cell>
          <table:table-cell table:style-name="ce20" table:formula="of:=COUNTIF([.J$1:.J$1048576]; [.AK20])" office:value-type="float" office:value="6" calcext:value-type="float">
            <text:p>6</text:p>
          </table:table-cell>
          <table:table-cell table:style-name="ce22" office:value-type="string" calcext:value-type="string">
            <text:p>V3Q1</text:p>
          </table:table-cell>
          <table:table-cell table:style-name="ce23" office:value-type="string" calcext:value-type="string">
            <text:p>Se movimentou para um lugar de maior temperatura.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31T10:13:06.81" calcext:value-type="date">
            <text:p>8/31/2020 10:13:06</text:p>
          </table:table-cell>
          <table:table-cell table:style-name="ce3" office:value-type="string" calcext:value-type="string">
            <text:p>sgouveia@ufs.b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idney Feitosa Gouveia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Ecolog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 5 a 8 an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/>
          <table:table-cell table:style-name="ce7"/>
          <table:table-cell table:style-name="ce3" table:formula="of:=COUNTIF([.M21]; &quot;Se movimentou para um lugar de maior temperatura.&quot;) + COUNTIF([.O21]; &quot;Se movimentou para um lugar de menor temperatura.&quot;) + COUNTIF([.Q21]; &quot;Se movimentou para um lugar de maior temperatura.&quot;) + COUNTIF([.S21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21]; &quot;Ele encontrou&quot;) + COUNTIF([.P21]; &quot;Ele encontrou&quot;) + COUNTIF([.R21]; &quot;Ele encontrou&quot;) + COUNTIF([.T21]; &quot;Ele encontrou&quot;)" office:value-type="float" office:value="2" calcext:value-type="float">
            <text:p>2</text:p>
          </table:table-cell>
          <table:table-cell table:style-name="ce9" table:formula="of:=[.AD21]+[.AE21]" office:value-type="float" office:value="4" calcext:value-type="float">
            <text:p>4</text:p>
          </table:table-cell>
          <table:table-cell table:style-name="ce24" table:formula="of:=COUNTIF([.M21]; &quot;Se movimentou para um lugar de maior temperatura.&quot;) + COUNTIF([.O21]; &quot;Se movimentou para um lugar de menor temperatura.&quot;) + COUNTIF([.N21]; &quot;Ele encontrou&quot;) + COUNTIF([.P21]; &quot;Ele encontrou&quot;)" office:value-type="float" office:value="2" calcext:value-type="float">
            <text:p>2</text:p>
          </table:table-cell>
          <table:table-cell table:style-name="ce9" table:formula="of:=COUNTIF([.Q21]; &quot;Se movimentou para um lugar de maior temperatura.&quot;) + COUNTIF([.S21]; &quot;Se movimentou para um lugar de menor temperatura.&quot;) + COUNTIF([.R21]; &quot;Ele encontrou&quot;) + COUNTIF([.T21]; &quot;Ele encontrou&quot;)" office:value-type="float" office:value="2" calcext:value-type="float">
            <text:p>2</text:p>
          </table:table-cell>
          <table:table-cell table:style-name="ce18" table:number-columns-repeated="3"/>
          <table:table-cell/>
          <table:table-cell table:style-name="ce22" office:value-type="string" calcext:value-type="string">
            <text:p>V3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8-31T11:12:00.32" calcext:value-type="date">
            <text:p>8/31/2020 11:12:00</text:p>
          </table:table-cell>
          <table:table-cell table:style-name="ce3" office:value-type="string" calcext:value-type="string">
            <text:p>rodrigowillemart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drigo Hirata Willemart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Zoolog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s do que 8 an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ou daltonico. Os primeiros videos são faceis para mim, mas o da pedra eu vejo uma só cor na superficie da pedra e respondi partindo desta premissa. Se houver mais de uma cor eu errei tudo :-)</text:p>
          </table:table-cell>
          <table:table-cell table:style-name="ce7"/>
          <table:table-cell table:style-name="ce3" table:formula="of:=COUNTIF([.M22]; &quot;Se movimentou para um lugar de maior temperatura.&quot;) + COUNTIF([.O22]; &quot;Se movimentou para um lugar de menor temperatura.&quot;) + COUNTIF([.Q22]; &quot;Se movimentou para um lugar de maior temperatura.&quot;) + COUNTIF([.S22]; &quot;Se movimentou para um lugar de menor temperatura.&quot;)" office:value-type="float" office:value="2" calcext:value-type="float">
            <text:p>2</text:p>
          </table:table-cell>
          <table:table-cell table:style-name="ce9" table:formula="of:=COUNTIF([.N22]; &quot;Ele encontrou&quot;) + COUNTIF([.P22]; &quot;Ele encontrou&quot;) + COUNTIF([.R22]; &quot;Ele encontrou&quot;) + COUNTIF([.T22]; &quot;Ele encontrou&quot;)" office:value-type="float" office:value="4" calcext:value-type="float">
            <text:p>4</text:p>
          </table:table-cell>
          <table:table-cell table:style-name="ce9" table:formula="of:=[.AD22]+[.AE22]" office:value-type="float" office:value="6" calcext:value-type="float">
            <text:p>6</text:p>
          </table:table-cell>
          <table:table-cell table:style-name="ce24" table:formula="of:=COUNTIF([.M22]; &quot;Se movimentou para um lugar de maior temperatura.&quot;) + COUNTIF([.O22]; &quot;Se movimentou para um lugar de menor temperatura.&quot;) + COUNTIF([.N22]; &quot;Ele encontrou&quot;) + COUNTIF([.P22]; &quot;Ele encontrou&quot;)" office:value-type="float" office:value="4" calcext:value-type="float">
            <text:p>4</text:p>
          </table:table-cell>
          <table:table-cell table:style-name="ce9" table:formula="of:=COUNTIF([.Q22]; &quot;Se movimentou para um lugar de maior temperatura.&quot;) + COUNTIF([.S22]; &quot;Se movimentou para um lugar de menor temperatura.&quot;) + COUNTIF([.R22]; &quot;Ele encontrou&quot;) + COUNTIF([.T22]; &quot;Ele encontrou&quot;)" office:value-type="float" office:value="2" calcext:value-type="float">
            <text:p>2</text:p>
          </table:table-cell>
          <table:table-cell table:style-name="ce18" table:number-columns-repeated="2"/>
          <table:table-cell table:number-columns-repeated="2"/>
          <table:table-cell table:style-name="ce22" office:value-type="string" calcext:value-type="string">
            <text:p>V4Q1</text:p>
          </table:table-cell>
          <table:table-cell table:style-name="ce23" office:value-type="string" calcext:value-type="string">
            <text:p>Se movimentou para um lugar de menor temperatura.</text:p>
          </table:table-cell>
          <table:table-cell table:number-columns-repeated="984"/>
        </table:table-row>
        <table:table-row table:style-name="ro1">
          <table:table-cell table:style-name="ce25" office:value-type="date" office:date-value="2020-09-01T19:29:46.81" calcext:value-type="date">
            <text:p>9/1/2020 19:29:46</text:p>
          </table:table-cell>
          <table:table-cell table:style-name="ce3" office:value-type="string" calcext:value-type="string">
            <text:p>floresta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arlos Candia-Gallardo 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Ecolog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 3 a 5 an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6" calcext:value-type="float">
            <text:p>6</text:p>
          </table:table-cell>
          <table:table-cell table:number-columns-repeated="2"/>
          <table:table-cell table:style-name="ce3" table:formula="of:=COUNTIF([.M23]; &quot;Se movimentou para um lugar de maior temperatura.&quot;) + COUNTIF([.O23]; &quot;Se movimentou para um lugar de menor temperatura.&quot;) + COUNTIF([.Q23]; &quot;Se movimentou para um lugar de maior temperatura.&quot;) + COUNTIF([.S23]; &quot;Se movimentou para um lugar de menor temperatura.&quot;)" office:value-type="float" office:value="3" calcext:value-type="float">
            <text:p>3</text:p>
          </table:table-cell>
          <table:table-cell table:style-name="ce9" table:formula="of:=COUNTIF([.N23]; &quot;Ele encontrou&quot;) + COUNTIF([.P23]; &quot;Ele encontrou&quot;) + COUNTIF([.R23]; &quot;Ele encontrou&quot;) + COUNTIF([.T23]; &quot;Ele encontrou&quot;)" office:value-type="float" office:value="3" calcext:value-type="float">
            <text:p>3</text:p>
          </table:table-cell>
          <table:table-cell table:style-name="ce9" table:formula="of:=[.AD23]+[.AE23]" office:value-type="float" office:value="6" calcext:value-type="float">
            <text:p>6</text:p>
          </table:table-cell>
          <table:table-cell table:style-name="ce24" table:formula="of:=COUNTIF([.M23]; &quot;Se movimentou para um lugar de maior temperatura.&quot;) + COUNTIF([.O23]; &quot;Se movimentou para um lugar de menor temperatura.&quot;) + COUNTIF([.N23]; &quot;Ele encontrou&quot;) + COUNTIF([.P23]; &quot;Ele encontrou&quot;)" office:value-type="float" office:value="4" calcext:value-type="float">
            <text:p>4</text:p>
          </table:table-cell>
          <table:table-cell table:style-name="ce9" table:formula="of:=COUNTIF([.Q23]; &quot;Se movimentou para um lugar de maior temperatura.&quot;) + COUNTIF([.S23]; &quot;Se movimentou para um lugar de menor temperatura.&quot;) + COUNTIF([.R23]; &quot;Ele encontrou&quot;) + COUNTIF([.T23]; &quot;Ele encontrou&quot;)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8"/>
          <table:table-cell table:style-name="ce28"/>
          <table:table-cell/>
          <table:table-cell table:style-name="ce18" table:number-columns-repeated="6"/>
          <table:table-cell table:number-columns-repeated="2"/>
          <table:table-cell table:style-name="ce22" office:value-type="string" calcext:value-type="string">
            <text:p>V4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1" table:number-rows-repeated="99">
          <table:table-cell table:number-columns-repeated="28"/>
          <table:table-cell table:style-name="ce28"/>
          <table:table-cell/>
          <table:table-cell table:style-name="ce18" table:number-columns-repeated="6"/>
          <table:table-cell table:number-columns-repeated="988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5" table:style-name="ta4">
        <office:forms form:automatic-focus="false" form:apply-design-mode="false"/>
        <table:shapes>
          <draw:frame draw:z-index="0" draw:style-name="gr2" draw:text-style-name="P2" svg:width="18.604cm" svg:height="11.904cm" svg:x="29.019cm" svg:y="1.037cm">
            <draw:object draw:notify-on-update-of-ranges="Página5.D25:Página5.D30 Página5.E25:Página5.E30 Página5.F25:Página5.F30 Página5.G25:Página5.G30 Página5.H25:Página5.H30 Página5.I25:Página5.I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4" table:number-columns-repeated="1010" table:default-cell-style-name="Default"/>
        <table:table-row table:style-name="ro2">
          <table:table-cell table:number-columns-repeated="10"/>
          <table:table-cell table:style-name="ce26" office:value-type="string" calcext:value-type="string">
            <text:p>Ambientes gráficos são sistemas computacionais que disponibilizam, além de texto, elementos visuais ou multimídia, tais como imagens, vídeos e objetos tridimensionais. Exemplos: jogos digitais e ambientes de realidade virtual. Você possui experiência com este tipo de ambiente?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82" table:number-columns-repeated="2"/>
          <table:table-cell table:style-name="ce86"/>
          <table:table-cell table:style-name="ce88" office:value-type="string" calcext:value-type="string" table:number-columns-spanned="6" table:number-rows-spanned="1">
            <text:p>Found Useful</text:p>
          </table:table-cell>
          <table:covered-table-cell table:number-columns-repeated="5" table:style-name="ce85"/>
          <table:table-cell/>
          <table:table-cell table:style-name="ce27" office:value-type="string" calcext:value-type="string">
            <text:p>Assumindo que eu tenha acesso às simulações, eu gostaria de utilizá-las para ilustrar comportamento termorregulatório.</text:p>
          </table:table-cell>
          <table:table-cell table:style-name="ce91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82" table:number-columns-repeated="2"/>
          <table:table-cell table:style-name="ce86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/>
          <table:table-cell table:style-name="ce27" office:value-type="string" calcext:value-type="string">
            <text:p>Eu acredito que o uso, na sala de aula, de uma simulação análoga às apresentadas, melhoraria a compreensão do processo de termorregulação comportamental.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83" office:value-type="string" calcext:value-type="string" table:number-columns-spanned="2" table:number-rows-spanned="1">
            <text:p>Intent of use</text:p>
          </table:table-cell>
          <table:covered-table-cell table:style-name="ce85"/>
          <table:table-cell table:style-name="ce87" office:value-type="float" office:value="1" calcext:value-type="float">
            <text:p>1</text:p>
          </table:table-cell>
          <table:table-cell table:style-name="ce90" table:number-columns-repeated="4"/>
          <table:table-cell table:style-name="ce83" office:value-type="float" office:value="1" calcext:value-type="float">
            <text:p>1</text:p>
          </table:table-cell>
          <table:table-cell table:style-name="ce90"/>
          <table:table-cell table:number-columns-repeated="2"/>
          <table:table-cell table:style-name="ce91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82" table:number-columns-spanned="2" table:number-rows-spanned="5"/>
          <table:covered-table-cell table:style-name="ce84"/>
          <table:table-cell table:style-name="ce87" office:value-type="float" office:value="2" calcext:value-type="float">
            <text:p>2</text:p>
          </table:table-cell>
          <table:table-cell table:style-name="ce90" table:number-columns-repeated="4"/>
          <table:table-cell table:style-name="ce83" office:value-type="float" office:value="1" calcext:value-type="float">
            <text:p>1</text:p>
          </table:table-cell>
          <table:table-cell table:style-name="ce90"/>
          <table:table-cell table:number-columns-repeated="2"/>
          <table:table-cell table:style-name="ce91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covered-table-cell table:number-columns-repeated="2" table:style-name="ce84"/>
          <table:table-cell table:style-name="ce87" office:value-type="float" office:value="3" calcext:value-type="float">
            <text:p>3</text:p>
          </table:table-cell>
          <table:table-cell table:style-name="ce90" table:number-columns-repeated="2"/>
          <table:table-cell table:style-name="ce83" office:value-type="float" office:value="1" calcext:value-type="float">
            <text:p>1</text:p>
          </table:table-cell>
          <table:table-cell table:style-name="ce90" table:number-columns-repeated="3"/>
          <table:table-cell table:number-columns-repeated="2"/>
          <table:table-cell table:style-name="ce91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covered-table-cell table:number-columns-repeated="2" table:style-name="ce84"/>
          <table:table-cell table:style-name="ce87" office:value-type="float" office:value="4" calcext:value-type="float">
            <text:p>4</text:p>
          </table:table-cell>
          <table:table-cell table:style-name="ce90" table:number-columns-repeated="4"/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/>
          <table:table-cell table:style-name="ce91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covered-table-cell table:number-columns-repeated="2" table:style-name="ce84"/>
          <table:table-cell table:style-name="ce87" office:value-type="float" office:value="5" calcext:value-type="float">
            <text:p>5</text:p>
          </table:table-cell>
          <table:table-cell table:style-name="ce90" table:number-columns-repeated="3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9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covered-table-cell table:number-columns-repeated="2" table:style-name="ce84"/>
          <table:table-cell table:style-name="ce87" office:value-type="float" office:value="6" calcext:value-type="float">
            <text:p>6</text:p>
          </table:table-cell>
          <table:table-cell table:style-name="ce90" table:number-columns-repeated="5"/>
          <table:table-cell table:style-name="ce83" office:value-type="float" office:value="10" calcext:value-type="float">
            <text:p>10</text:p>
          </table:table-cell>
          <table:table-cell table:number-columns-repeated="2"/>
          <table:table-cell table:style-name="ce91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91" office:value-type="float" office:value="2" calcext:value-type="float">
            <text:p>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82" table:number-columns-repeated="2"/>
          <table:table-cell table:style-name="ce86"/>
          <table:table-cell table:style-name="ce88" office:value-type="string" calcext:value-type="string" table:number-columns-spanned="6" table:number-rows-spanned="1">
            <text:p>GA familiarity</text:p>
          </table:table-cell>
          <table:covered-table-cell table:number-columns-repeated="5" table:style-name="ce85"/>
          <table:table-cell table:number-columns-repeated="1015"/>
        </table:table-row>
        <table:table-row table:style-name="ro1">
          <table:table-cell table:style-name="ce82" table:number-columns-repeated="2"/>
          <table:table-cell table:style-name="ce86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 table:number-columns-spanned="2" table:number-rows-spanned="1">
            <text:p>Intent of use</text:p>
          </table:table-cell>
          <table:covered-table-cell table:style-name="ce85"/>
          <table:table-cell table:style-name="ce8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0" table:number-columns-repeated="3"/>
          <table:table-cell table:style-name="ce83"/>
          <table:table-cell table:style-name="ce90"/>
          <table:table-cell table:number-columns-repeated="1015"/>
        </table:table-row>
        <table:table-row table:style-name="ro1">
          <table:table-cell table:style-name="ce82" table:number-columns-spanned="2" table:number-rows-spanned="5"/>
          <table:covered-table-cell table:style-name="ce84"/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0" table:number-columns-repeated="3"/>
          <table:table-cell table:style-name="ce83"/>
          <table:table-cell table:style-name="ce90"/>
          <table:table-cell table:number-columns-repeated="1015"/>
        </table:table-row>
        <table:table-row table:style-name="ro1">
          <table:covered-table-cell table:number-columns-repeated="2" table:style-name="ce84"/>
          <table:table-cell table:style-name="ce87" office:value-type="float" office:value="3" calcext:value-type="float">
            <text:p>3</text:p>
          </table:table-cell>
          <table:table-cell table:style-name="ce90" table:number-columns-repeated="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1015"/>
        </table:table-row>
        <table:table-row table:style-name="ro1">
          <table:covered-table-cell table:number-columns-repeated="2" table:style-name="ce84"/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15"/>
        </table:table-row>
        <table:table-row table:style-name="ro1">
          <table:covered-table-cell table:number-columns-repeated="2" table:style-name="ce84"/>
          <table:table-cell table:style-name="ce87"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number-columns-repeated="1015"/>
        </table:table-row>
        <table:table-row table:style-name="ro1">
          <table:covered-table-cell table:number-columns-repeated="2" table:style-name="ce84"/>
          <table:table-cell table:style-name="ce87" office:value-type="float" office:value="6" calcext:value-type="float">
            <text:p>6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" calcext:value-type="float">
            <text:p>1</text:p>
          </table:table-cell>
          <table:table-cell table:style-name="ce90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number-columns-repeated="101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6" table:style-name="ta5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2" office:value-type="date" office:date-value="2020-08-16T19:43:09.51" calcext:value-type="date">
            <text:p>8/16/2020 19:43:09</text:p>
          </table:table-cell>
          <table:table-cell table:style-name="ce4" office:value-type="string" calcext:value-type="string">
            <text:p>jcarvajalino@unicolmayor.edu.c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UAN MANUEL CARVAJALINO FERNANDEZ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31 e 4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Fisiologia animal, Ecologia, Biologia, Biologia Termal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De 3 a 5 anos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Não</text:p>
          </table:table-cell>
          <table:table-cell table:style-name="ce3" table:number-columns-repeated="2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3"/>
          <table:table-cell table:style-name="ce7"/>
          <table:table-cell table:style-name="ce5" table:formula="of:=COUNTIF([.M1]; &quot;Se movimentou para um lugar de maior temperatura.&quot;) + COUNTIF([.O1]; &quot;Se movimentou para um lugar de menor temperatura.&quot;) + COUNTIF([.Q1]; &quot;Se movimentou para um lugar de maior temperatura.&quot;) + COUNTIF([.S1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1]; &quot;Ele encontrou&quot;) + COUNTIF([.P1]; &quot;Ele encontrou&quot;) + COUNTIF([.R1]; &quot;Ele encontrou&quot;) + COUNTIF([.T1]; &quot;Ele encontrou&quot;)" office:value-type="float" office:value="2" calcext:value-type="float">
            <text:p>2</text:p>
          </table:table-cell>
          <table:table-cell table:style-name="ce8" table:formula="of:=[.AD1]+[.AE1]" office:value-type="float" office:value="4" calcext:value-type="float">
            <text:p>4</text:p>
          </table:table-cell>
          <table:table-cell table:style-name="ce5" table:formula="of:=COUNTIF([.M1]; &quot;Se movimentou para um lugar de maior temperatura.&quot;) + COUNTIF([.O1]; &quot;Se movimentou para um lugar de menor temperatura.&quot;) + COUNTIF([.N1]; &quot;Ele encontrou&quot;) + COUNTIF([.P1]; &quot;Ele encontrou&quot;)" office:value-type="float" office:value="4" calcext:value-type="float">
            <text:p>4</text:p>
          </table:table-cell>
          <table:table-cell table:style-name="ce8" table:formula="of:=COUNTIF([.Q1]; &quot;Se movimentou para um lugar de maior temperatura.&quot;) + COUNTIF([.S1]; &quot;Se movimentou para um lugar de menor temperatura.&quot;) + COUNTIF([.R1]; &quot;Ele encontrou&quot;) + COUNTIF([.T1]; &quot;Ele encontrou&quot;)" office:value-type="float" office:value="0" calcext:value-type="float">
            <text:p>0</text:p>
          </table:table-cell>
          <table:table-cell table:style-name="ce8" table:formula="of:=16 -[.AJ1]" office:value-type="float" office:value="4" calcext:value-type="float">
            <text:p>4</text:p>
          </table:table-cell>
          <table:table-cell table:style-name="ce8" table:formula="of:=SUM ([.AE1:.AE123])" office:value-type="float" office:value="12" calcext:value-type="float">
            <text:p>12</text:p>
          </table:table-cell>
          <table:table-cell table:style-name="ce12" office:value-type="string" calcext:value-type="string">
            <text:p>Video 1 : Q1</text:p>
          </table:table-cell>
          <table:table-cell table:style-name="ce19" office:value-type="string" calcext:value-type="string">
            <text:p>Video 2 : Q1</text:p>
          </table:table-cell>
          <table:table-cell table:style-name="ce19" office:value-type="string" calcext:value-type="string">
            <text:p>Video 3: Q1</text:p>
          </table:table-cell>
          <table:table-cell table:style-name="ce19" office:value-type="string" calcext:value-type="string">
            <text:p>Video 4: Q1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19T09:17:26.87" calcext:value-type="date">
            <text:p>8/19/2020 9:17:26</text:p>
          </table:table-cell>
          <table:table-cell table:style-name="ce4" office:value-type="string" calcext:value-type="string">
            <text:p>denis.v.andrade@unesp.b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nis Otávio Vieira de Andrade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Docente ou Pesquisador</text:p>
          </table:table-cell>
          <table:table-cell table:style-name="ce3" office:value-type="string" calcext:value-type="string">
            <text:p>Fisiologia animal, Zoologia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Mais do que 8 anos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</text:p>
          </table:table-cell>
          <table:table-cell table:style-name="ce3" table:number-columns-repeated="2"/>
          <table:table-cell table:number-columns-repeated="4" table:style-name="ce5" office:value-type="float" office:value="3" calcext:value-type="float">
            <text:p>3</text:p>
          </table:table-cell>
          <table:table-cell table:style-name="ce3"/>
          <table:table-cell table:style-name="ce7"/>
          <table:table-cell table:style-name="ce5" table:formula="of:=COUNTIF([.M2]; &quot;Se movimentou para um lugar de maior temperatura.&quot;) + COUNTIF([.O2]; &quot;Se movimentou para um lugar de menor temperatura.&quot;) + COUNTIF([.Q2]; &quot;Se movimentou para um lugar de maior temperatura.&quot;) + COUNTIF([.S2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2]; &quot;Ele encontrou&quot;) + COUNTIF([.P2]; &quot;Ele encontrou&quot;) + COUNTIF([.R2]; &quot;Ele encontrou&quot;) + COUNTIF([.T2]; &quot;Ele encontrou&quot;)" office:value-type="float" office:value="4" calcext:value-type="float">
            <text:p>4</text:p>
          </table:table-cell>
          <table:table-cell table:style-name="ce8" table:formula="of:=[.AD2]+[.AE2]" office:value-type="float" office:value="6" calcext:value-type="float">
            <text:p>6</text:p>
          </table:table-cell>
          <table:table-cell table:style-name="ce5" table:formula="of:=COUNTIF([.M2]; &quot;Se movimentou para um lugar de maior temperatura.&quot;) + COUNTIF([.O2]; &quot;Se movimentou para um lugar de menor temperatura.&quot;) + COUNTIF([.N2]; &quot;Ele encontrou&quot;) + COUNTIF([.P2]; &quot;Ele encontrou&quot;)" office:value-type="float" office:value="4" calcext:value-type="float">
            <text:p>4</text:p>
          </table:table-cell>
          <table:table-cell table:style-name="ce8" table:formula="of:=COUNTIF([.Q2]; &quot;Se movimentou para um lugar de maior temperatura.&quot;) + COUNTIF([.S2]; &quot;Se movimentou para um lugar de menor temperatura.&quot;) + COUNTIF([.R2]; &quot;Ele encontrou&quot;) + COUNTIF([.T2]; &quot;Ele encontrou&quot;)" office:value-type="float" office:value="2" calcext:value-type="float">
            <text:p>2</text:p>
          </table:table-cell>
          <table:table-cell table:style-name="ce8" table:formula="of:=16 -[.AJ2]" office:value-type="float" office:value="8" calcext:value-type="float">
            <text:p>8</text:p>
          </table:table-cell>
          <table:table-cell table:style-name="ce10" table:formula="of:=SUM ([.AD1:.AD123])" office:value-type="float" office:value="8" calcext:value-type="float">
            <text:p>8</text:p>
          </table:table-cell>
          <table:table-cell table:number-columns-repeated="4" table:style-name="ce13" office:value-type="string" calcext:value-type="string">
            <text:p>Acertos</text:p>
          </table:table-cell>
          <table:table-cell table:number-columns-repeated="984"/>
        </table:table-row>
        <table:table-row table:style-name="ro4">
          <table:table-cell table:style-name="ce2" office:value-type="date" office:date-value="2020-08-19T15:25:50.43" calcext:value-type="date">
            <text:p>8/19/2020 15:25:50</text:p>
          </table:table-cell>
          <table:table-cell table:style-name="ce4" office:value-type="string" calcext:value-type="string">
            <text:p>agus.camacho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gustín Camacho Guerrero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Entre 41e 50 anos</text:p>
          </table:table-cell>
          <table:table-cell table:style-name="ce3" office:value-type="string" calcext:value-type="string">
            <text:p>Pós doutorado em andamento ou concluído</text:p>
          </table:table-cell>
          <table:table-cell table:style-name="ce3" office:value-type="string" calcext:value-type="string">
            <text:p>Fisiologia animal, Ecologia, Biologia, Zoologia, Biologia Termal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Até 3 ano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sma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</text:p>
          </table:table-cell>
          <table:table-cell table:style-name="ce3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Que buenos modelos 3d! Creo que le falta ajustar un poco las animaciones para que quede más claro lo que el animal va a hacer, mas allá de moverse un poco o no moverse. Por ejemplo, el paisaje termal podría variar con el tiempo, haciendo al animal moverse para mantenerse dentro de sus rangos voluntários. Del modo en que está parece demasiado simple, y en ese caso parece más fácil explicarlo hablando, o con un esquema. Repaso apenas las sensaciones que he tenido, habéis visto el videojuego "calangos", de la ufba? Idea de Pedro Rocha y Charbel: http://www.cienciaecultura.ufba.br/agenciadenoticias/noticias/estudantes-e-pesquisadores-baianos-criam-jogo-%E2%80%98calangos%E2%80%99/</text:p>
            <text:p/>
            <text:p>Abrazos!</text:p>
            <text:p>Agus</text:p>
          </table:table-cell>
          <table:table-cell table:style-name="ce7"/>
          <table:table-cell table:style-name="ce5" table:formula="of:=COUNTIF([.M3]; &quot;Se movimentou para um lugar de maior temperatura.&quot;) + COUNTIF([.O3]; &quot;Se movimentou para um lugar de menor temperatura.&quot;) + COUNTIF([.Q3]; &quot;Se movimentou para um lugar de maior temperatura.&quot;) + COUNTIF([.S3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3]; &quot;Ele encontrou&quot;) + COUNTIF([.P3]; &quot;Ele encontrou&quot;) + COUNTIF([.R3]; &quot;Ele encontrou&quot;) + COUNTIF([.T3]; &quot;Ele encontrou&quot;)" office:value-type="float" office:value="4" calcext:value-type="float">
            <text:p>4</text:p>
          </table:table-cell>
          <table:table-cell table:style-name="ce8" table:formula="of:=[.AD3]+[.AE3]" office:value-type="float" office:value="6" calcext:value-type="float">
            <text:p>6</text:p>
          </table:table-cell>
          <table:table-cell table:style-name="ce5" table:formula="of:=COUNTIF([.M3]; &quot;Se movimentou para um lugar de maior temperatura.&quot;) + COUNTIF([.O3]; &quot;Se movimentou para um lugar de menor temperatura.&quot;) + COUNTIF([.N3]; &quot;Ele encontrou&quot;) + COUNTIF([.P3]; &quot;Ele encontrou&quot;)" office:value-type="float" office:value="4" calcext:value-type="float">
            <text:p>4</text:p>
          </table:table-cell>
          <table:table-cell table:style-name="ce8" table:formula="of:=COUNTIF([.Q3]; &quot;Se movimentou para um lugar de maior temperatura.&quot;) + COUNTIF([.S3]; &quot;Se movimentou para um lugar de menor temperatura.&quot;) + COUNTIF([.R3]; &quot;Ele encontrou&quot;) + COUNTIF([.T3]; &quot;Ele encontrou&quot;)" office:value-type="float" office:value="2" calcext:value-type="float">
            <text:p>2</text:p>
          </table:table-cell>
          <table:table-cell table:style-name="ce9"/>
          <table:table-cell table:style-name="ce11"/>
          <table:table-cell table:style-name="ce14" table:formula="of:=COUNTIF([.M$1:.M$1048576]; &quot;Se movimentou para um lugar de maior temperatura.&quot;)" office:value-type="float" office:value="4" calcext:value-type="float">
            <text:p>4</text:p>
          </table:table-cell>
          <table:table-cell table:style-name="ce14" table:formula="of:=COUNTIF([.O$1:.O$1048576]; &quot;Se movimentou para um lugar de menor temperatura.&quot;)" office:value-type="float" office:value="4" calcext:value-type="float">
            <text:p>4</text:p>
          </table:table-cell>
          <table:table-cell table:style-name="ce14" table:formula="of:=COUNTIF([.Q$1:.Q$1048576]; &quot;Se movimentou para um lugar de maior temperatura.&quot;)" office:value-type="float" office:value="0" calcext:value-type="float">
            <text:p>0</text:p>
          </table:table-cell>
          <table:table-cell table:style-name="ce14" table:formula="of:=COUNTIF([.S$1:.S$1048576]; &quot;Se movimentou para um lugar de menor temperatura.&quot;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date" office:date-value="2020-08-20T15:33:44.93" calcext:value-type="date">
            <text:p>8/20/2020 15:33:44</text:p>
          </table:table-cell>
          <table:table-cell table:style-name="ce4" office:value-type="string" calcext:value-type="string">
            <text:p>carolinemolina0594@gmail.co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Estefany Caroline Guevara Molina</text:p>
          </table:table-cell>
          <table:table-cell table:style-name="ce3" office:value-type="string" calcext:value-type="string">
            <text:p>Feminino</text:p>
          </table:table-cell>
          <table:table-cell table:style-name="ce3" office:value-type="string" calcext:value-type="string">
            <text:p>Entre 21 e 30 anos</text:p>
          </table:table-cell>
          <table:table-cell table:style-name="ce3" office:value-type="string" calcext:value-type="string">
            <text:p>Doutorado em andamento</text:p>
          </table:table-cell>
          <table:table-cell table:style-name="ce3" office:value-type="string" calcext:value-type="string">
            <text:p>Fisiologia animal, Ecologia, Zoologia, Biologia Termal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Nunca lecionei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Se movimentou para um lugar de mai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Se movimentou para um lugar de menor temperatura.</text:p>
          </table:table-cell>
          <table:table-cell table:style-name="ce3" office:value-type="string" calcext:value-type="string">
            <text:p>Ele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Não é possível definir</text:p>
          </table:table-cell>
          <table:table-cell table:style-name="ce3" office:value-type="string" calcext:value-type="string">
            <text:p>Ele não encontrou</text:p>
          </table:table-cell>
          <table:table-cell table:style-name="ce3" office:value-type="string" calcext:value-type="string">
            <text:p>Si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/>
          <table:table-cell table:style-name="ce7"/>
          <table:table-cell table:style-name="ce5" table:formula="of:=COUNTIF([.M4]; &quot;Se movimentou para um lugar de maior temperatura.&quot;) + COUNTIF([.O4]; &quot;Se movimentou para um lugar de menor temperatura.&quot;) + COUNTIF([.Q4]; &quot;Se movimentou para um lugar de maior temperatura.&quot;) + COUNTIF([.S4]; &quot;Se movimentou para um lugar de menor temperatura.&quot;)" office:value-type="float" office:value="2" calcext:value-type="float">
            <text:p>2</text:p>
          </table:table-cell>
          <table:table-cell table:style-name="ce8" table:formula="of:=COUNTIF([.N4]; &quot;Ele encontrou&quot;) + COUNTIF([.P4]; &quot;Ele encontrou&quot;) + COUNTIF([.R4]; &quot;Ele encontrou&quot;) + COUNTIF([.T4]; &quot;Ele encontrou&quot;)" office:value-type="float" office:value="2" calcext:value-type="float">
            <text:p>2</text:p>
          </table:table-cell>
          <table:table-cell table:style-name="ce8" table:formula="of:=[.AD4]+[.AE4]" office:value-type="float" office:value="4" calcext:value-type="float">
            <text:p>4</text:p>
          </table:table-cell>
          <table:table-cell table:style-name="ce5" table:formula="of:=COUNTIF([.M4]; &quot;Se movimentou para um lugar de maior temperatura.&quot;) + COUNTIF([.O4]; &quot;Se movimentou para um lugar de menor temperatura.&quot;) + COUNTIF([.N4]; &quot;Ele encontrou&quot;) + COUNTIF([.P4]; &quot;Ele encontrou&quot;)" office:value-type="float" office:value="4" calcext:value-type="float">
            <text:p>4</text:p>
          </table:table-cell>
          <table:table-cell table:style-name="ce8" table:formula="of:=COUNTIF([.Q4]; &quot;Se movimentou para um lugar de maior temperatura.&quot;) + COUNTIF([.S4]; &quot;Se movimentou para um lugar de menor temperatura.&quot;) + COUNTIF([.R4]; &quot;Ele encontrou&quot;) + COUNTIF([.T4]; &quot;Ele encontrou&quot;)" office:value-type="float" office:value="0" calcext:value-type="float">
            <text:p>0</text:p>
          </table:table-cell>
          <table:table-cell table:style-name="ce9"/>
          <table:table-cell table:style-name="ce11"/>
          <table:table-cell table:number-columns-repeated="4" table:style-name="ce13" office:value-type="string" calcext:value-type="string">
            <text:p>Erros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4" table:formula="of:=18 - ([.AK3] + [.AK8])" office:value-type="float" office:value="14" calcext:value-type="float">
            <text:p>14</text:p>
          </table:table-cell>
          <table:table-cell table:style-name="ce14" table:formula="of:=18 - ([.AL3] + [.AL8])" office:value-type="float" office:value="14" calcext:value-type="float">
            <text:p>14</text:p>
          </table:table-cell>
          <table:table-cell table:style-name="ce14" table:formula="of:=18 - ([.AM3] + [.AM8])" office:value-type="float" office:value="16" calcext:value-type="float">
            <text:p>16</text:p>
          </table:table-cell>
          <table:table-cell table:style-name="ce14" table:formula="of:=18 - ([.AN3] + [.AN8])" office:value-type="float" office:value="17" calcext:value-type="float">
            <text:p>17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number-columns-repeated="4" table:style-name="ce13" office:value-type="string" calcext:value-type="string">
            <text:p>NPossDefinir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4" table:number-columns-repeated="4"/>
          <table:table-cell table:number-columns-repeated="984"/>
        </table:table-row>
        <table:table-row table:style-name="ro1">
          <table:table-cell table:number-columns-repeated="36"/>
          <table:table-cell table:style-name="ce14" table:formula="of:=COUNTIF([.M$1:.M$1048576]; &quot;Não é possível definir&quot;)" office:value-type="float" office:value="0" calcext:value-type="float">
            <text:p>0</text:p>
          </table:table-cell>
          <table:table-cell table:style-name="ce14" table:formula="of:=COUNTIF([.O$1:.O$1048576]; &quot;Não é possível definir&quot;)" office:value-type="float" office:value="0" calcext:value-type="float">
            <text:p>0</text:p>
          </table:table-cell>
          <table:table-cell table:style-name="ce14" table:formula="of:=COUNTIF([.Q$1:.Q$1048576]; &quot;Não é possível definir&quot;)" office:value-type="float" office:value="2" calcext:value-type="float">
            <text:p>2</text:p>
          </table:table-cell>
          <table:table-cell table:style-name="ce14" table:formula="of:=COUNTIF([.S$1:.S$1048576]; &quot;Não é possível definir&quot;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5" office:value-type="string" calcext:value-type="string">
            <text:p>Video 1 : Q2</text:p>
          </table:table-cell>
          <table:table-cell table:style-name="ce15" office:value-type="string" calcext:value-type="string">
            <text:p>Video 2 : Q2</text:p>
          </table:table-cell>
          <table:table-cell table:style-name="ce15" office:value-type="string" calcext:value-type="string">
            <text:p>Video 3: Q2</text:p>
          </table:table-cell>
          <table:table-cell table:style-name="ce15" office:value-type="string" calcext:value-type="string">
            <text:p>Video 4: Q2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number-columns-repeated="4" table:style-name="ce13" office:value-type="string" calcext:value-type="string">
            <text:p>Acertos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4" table:formula="of:=COUNTIF([.N$1:.N$1048576]; &quot;Ele encontrou&quot;)" office:value-type="float" office:value="4" calcext:value-type="float">
            <text:p>4</text:p>
          </table:table-cell>
          <table:table-cell table:style-name="ce14" table:formula="of:=COUNTIF([.P$1:.P$1048576]; &quot;Ele encontrou&quot;)" office:value-type="float" office:value="4" calcext:value-type="float">
            <text:p>4</text:p>
          </table:table-cell>
          <table:table-cell table:style-name="ce14" table:formula="of:=COUNTIF([.R$1:.R$1048576]; &quot;Ele encontrou&quot;)" office:value-type="float" office:value="2" calcext:value-type="float">
            <text:p>2</text:p>
          </table:table-cell>
          <table:table-cell table:style-name="ce14" table:formula="of:=COUNTIF([.T$1:.T$1048576]; &quot;Ele encontrou&quot;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number-columns-repeated="4" table:style-name="ce13" office:value-type="string" calcext:value-type="string">
            <text:p>Erros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4" table:formula="of:=18 - [.AK11]" office:value-type="float" office:value="14" calcext:value-type="float">
            <text:p>14</text:p>
          </table:table-cell>
          <table:table-cell table:style-name="ce14" table:formula="of:=18 - [.AL11]" office:value-type="float" office:value="14" calcext:value-type="float">
            <text:p>14</text:p>
          </table:table-cell>
          <table:table-cell table:style-name="ce14" table:formula="of:=18 - [.AM11]" office:value-type="float" office:value="16" calcext:value-type="float">
            <text:p>16</text:p>
          </table:table-cell>
          <table:table-cell table:style-name="ce14" table:formula="of:=18 - [.AN11]" office:value-type="float" office:value="16" calcext:value-type="float">
            <text:p>16</text:p>
          </table:table-cell>
          <table:table-cell table:number-columns-repeated="98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6"/>
          <table:table-cell table:style-name="ce16" office:value-type="string" calcext:value-type="string">
            <text:p>Experiência</text:p>
          </table:table-cell>
          <table:table-cell table:style-name="ce16" office:value-type="string" calcext:value-type="string">
            <text:p>Quantidade</text:p>
          </table:table-cell>
          <table:table-cell table:style-name="ce21" office:value-type="string" calcext:value-type="string">
            <text:p>Questões</text:p>
          </table:table-cell>
          <table:table-cell table:style-name="ce21" office:value-type="string" calcext:value-type="string">
            <text:p>Correta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7" office:value-type="string" calcext:value-type="string">
            <text:p>Nunca lecionei</text:p>
          </table:table-cell>
          <table:table-cell table:style-name="ce20" table:formula="of:=COUNTIF([.J$1:.J$1048576]; [.AK16])" office:value-type="float" office:value="1" calcext:value-type="float">
            <text:p>1</text:p>
          </table:table-cell>
          <table:table-cell table:style-name="ce22" office:value-type="string" calcext:value-type="string">
            <text:p>V1Q1</text:p>
          </table:table-cell>
          <table:table-cell table:style-name="ce23" office:value-type="string" calcext:value-type="string">
            <text:p>Se movimentou para um lugar de maior temperatura.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7" office:value-type="string" calcext:value-type="string">
            <text:p>Até 3 anos</text:p>
          </table:table-cell>
          <table:table-cell table:style-name="ce20" table:formula="of:=COUNTIF([.J$1:.J$1048576]; [.AK17])" office:value-type="float" office:value="1" calcext:value-type="float">
            <text:p>1</text:p>
          </table:table-cell>
          <table:table-cell table:style-name="ce22" office:value-type="string" calcext:value-type="string">
            <text:p>V1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7" office:value-type="string" calcext:value-type="string">
            <text:p>De 3 a 5 anos</text:p>
          </table:table-cell>
          <table:table-cell table:style-name="ce20" table:formula="of:=COUNTIF([.J$1:.J$1048576]; [.AK18])" office:value-type="float" office:value="1" calcext:value-type="float">
            <text:p>1</text:p>
          </table:table-cell>
          <table:table-cell table:style-name="ce22" office:value-type="string" calcext:value-type="string">
            <text:p>V2Q1</text:p>
          </table:table-cell>
          <table:table-cell table:style-name="ce23" office:value-type="string" calcext:value-type="string">
            <text:p>Se movimentou para um lugar de menor temperatura.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7" office:value-type="string" calcext:value-type="string">
            <text:p>De 5 a 8 anos</text:p>
          </table:table-cell>
          <table:table-cell table:style-name="ce20" table:formula="of:=COUNTIF([.J$1:.J$1048576]; [.AK19])" office:value-type="float" office:value="0" calcext:value-type="float">
            <text:p>0</text:p>
          </table:table-cell>
          <table:table-cell table:style-name="ce22" office:value-type="string" calcext:value-type="string">
            <text:p>V2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7" office:value-type="string" calcext:value-type="string">
            <text:p>Mais do que 8 anos</text:p>
          </table:table-cell>
          <table:table-cell table:style-name="ce20" table:formula="of:=COUNTIF([.J$1:.J$1048576]; [.AK20])" office:value-type="float" office:value="1" calcext:value-type="float">
            <text:p>1</text:p>
          </table:table-cell>
          <table:table-cell table:style-name="ce22" office:value-type="string" calcext:value-type="string">
            <text:p>V3Q1</text:p>
          </table:table-cell>
          <table:table-cell table:style-name="ce23" office:value-type="string" calcext:value-type="string">
            <text:p>Se movimentou para um lugar de maior temperatura.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18"/>
          <table:table-cell/>
          <table:table-cell table:style-name="ce22" office:value-type="string" calcext:value-type="string">
            <text:p>V3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1">
          <table:table-cell table:number-columns-repeated="38"/>
          <table:table-cell table:style-name="ce22" office:value-type="string" calcext:value-type="string">
            <text:p>V4Q1</text:p>
          </table:table-cell>
          <table:table-cell table:style-name="ce23" office:value-type="string" calcext:value-type="string">
            <text:p>Se movimentou para um lugar de menor temperatura.</text:p>
          </table:table-cell>
          <table:table-cell table:number-columns-repeated="98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8"/>
          <table:table-cell table:style-name="ce22" office:value-type="string" calcext:value-type="string">
            <text:p>V4Q2</text:p>
          </table:table-cell>
          <table:table-cell table:style-name="ce23" office:value-type="string" calcext:value-type="string">
            <text:p>Ele encontrou</text:p>
          </table:table-cell>
          <table:table-cell table:number-columns-repeated="98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btitle Understanding |X| Hits" table:style-name="ta6">
        <office:forms form:automatic-focus="false" form:apply-design-mode="false"/>
        <table:table-column table:style-name="co9" table:number-columns-repeated="1024" table:default-cell-style-name="Default"/>
        <table:table-row table:style-name="ro3">
          <table:table-cell>
            <draw:frame table:end-cell-address="'Subtitle Understanding |X| Hits'.O39" table:end-x="0.581cm" table:end-y="0.276cm" draw:z-index="0" draw:name="Chart 2" draw:style-name="gr1" draw:text-style-name="P1" svg:width="23.917cm" svg:height="17.435cm" svg:x="0cm" svg:y="0cm">
              <draw:object draw:notify-on-update-of-ranges="Página3.A1:Página3.A1 Página3.AJ2:Página3.AJ5 Página3.A1:Página3.A1 Página3.AI2:Página3.AI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Cópia de Subtitle Understanding |X| Hits" table:style-name="ta7">
        <office:forms form:automatic-focus="false" form:apply-design-mode="false"/>
        <table:table-column table:style-name="co9" table:number-columns-repeated="1024" table:default-cell-style-name="Default"/>
        <table:table-row table:style-name="ro3">
          <table:table-cell>
            <draw:frame table:end-cell-address="'Cópia de Subtitle Understanding |X| Hits'.O39" table:end-x="0.581cm" table:end-y="0.276cm" draw:z-index="0" draw:name="Chart 3" draw:style-name="gr1" draw:text-style-name="P1" svg:width="23.917cm" svg:height="17.435cm" svg:x="0cm" svg:y="0cm">
              <draw:object draw:notify-on-update-of-ranges="Página3.A1:Página3.A1 Página6.AJ1:Página6.AJ2 Página3.A1:Página3.A1 Página6.AI1:Página6.AI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landscape" fo:margin-top="2.499cm" fo:margin-bottom="2.499cm" fo:margin-left="1.9cm" fo:margin-right="1.9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5:41:51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4" style:display-name="PageStyle_Página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3" style:display-name="PageStyle_Págin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ts_20_X_20_Mesh_20_Type" style:display-name="PageStyle_Hits X Mesh 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stas_20_ao_20_formulário_20_1" style:display-name="PageStyle_Respostas ao formulári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5" style:display-name="PageStyle_Página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6" style:display-name="PageStyle_Página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title_20_Understanding_20__7c_X_7c__20_Hits" style:display-name="PageStyle_Subtitle Understanding |X| H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ópia_20_de_20_Subtitle_20_Understanding_20__7c_X_7c__20_Hits" style:display-name="PageStyle_Cópia de Subtitle Understanding |X| Hi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0-11-24T16:58:02.428000000</dc:date>
    <meta:editing-duration>PT15M27S</meta:editing-duration>
    <meta:editing-cycles>1</meta:editing-cycles>
    <meta:document-statistic meta:table-count="7" meta:cell-count="1853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1">
      <style:chart-properties chart:display-label="true" chart:tick-marks-major-inner="true" chart:tick-marks-major-outer="tru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fo:font-weight="bold" style:font-family-asian="Arial" style:font-size-asian="10pt" style:font-weight-asian="bold" style:font-size-complex="10pt" style:font-weight-complex="bold"/>
    </style:style>
    <style:style style:name="ch7" style:family="chart">
      <style:graphic-properties svg:stroke-width="0.018cm" svg:stroke-color="#b7b7b7"/>
    </style:style>
    <style:style style:name="ch8" style:family="chart" style:data-style-name="N11">
      <style:chart-properties chart:link-data-style-to-source="true"/>
      <style:graphic-properties draw:stroke="none" draw:fill-color="#0b5394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bar" chart:style-name="ch1">
        <chart:legend chart:legend-position="end" svg:x="19.882cm" svg:y="8.17cm" style:legend-expansion="high" chart:style-name="ch2"/>
        <chart:plot-area chart:style-name="ch3" table:cell-range-address="Página3.A1:Página3.A1 'Respostas ao formulário 1'.AI2:'Respostas ao formulário 1'.AJ5" chart:data-source-has-labels="row" svg:x="0.478cm" svg:y="0.348cm" svg:width="18.926cm" svg:height="15.71cm">
          <chart:coordinate-region svg:x="2.078cm" svg:y="0.548cm" svg:width="17.326cm" svg:height="15.013cm"/>
          <chart:axis chart:dimension="x" chart:name="primary-x" chart:style-name="ch4">
            <chart:title svg:x="2.826cm" svg:y="16.407cm" chart:style-name="ch5">
              <text:p>Hits and misses in the modeled mesh                            Hits and missses in the rock mesh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postas ao formulário 1'.AJ2:'Respostas ao formulário 1'.AJ5" chart:label-cell-address="Página3.A1:Página3.A1" chart:class="chart:bar">
            <chart:data-point chart:style-name="ch9" chart:repeated="2"/>
            <chart:data-point chart:repeated="2"/>
          </chart:series>
          <chart:series chart:style-name="ch10" chart:values-cell-range-address="'Respostas ao formulário 1'.AI2:'Respostas ao formulário 1'.AI5" chart:label-cell-address="Página3.A1:Página3.A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imbo de data/hora</text:p>
                <draw:g>
                  <svg:desc>Página3.A1:Página3.A1</svg:desc>
                </draw:g>
              </table:table-cell>
              <table:table-cell office:value-type="string">
                <text:p>Carimbo de data/hora</text:p>
                <draw:g>
                  <svg:desc>Página3.A1:Página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">
                <text:p>83</text:p>
                <draw:g>
                  <svg:desc>'Respostas ao formulário 1'.AJ2:'Respostas ao formulário 1'.AJ5</svg:desc>
                </draw:g>
              </table:table-cell>
              <table:table-cell office:value-type="float" office:value="5">
                <text:p>5</text:p>
                <draw:g>
                  <svg:desc>'Respostas ao formulário 1'.AI2:'Respostas ao formulário 1'.A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stroke="none" draw:fill-color="#0b539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bar" chart:style-name="ch1">
        <chart:legend chart:legend-position="end" svg:x="19.882cm" svg:y="8.17cm" style:legend-expansion="high" chart:style-name="ch2"/>
        <chart:plot-area chart:style-name="ch3" table:cell-range-address="Página3.A1:Página3.A1 Página3.AI2:Página3.AJ5" chart:data-source-has-labels="row" svg:x="0.478cm" svg:y="0.348cm" svg:width="18.926cm" svg:height="15.71cm">
          <chart:coordinate-region svg:x="1.205cm" svg:y="0.548cm" svg:width="18.199cm" svg:height="15.013cm"/>
          <chart:axis chart:dimension="x" chart:name="primary-x" chart:style-name="ch4">
            <chart:title svg:x="3.553cm" svg:y="16.407cm" chart:style-name="ch5">
              <text:p>Hits and misses at question 2                                 Hits and misses at question 1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ágina3.AJ2:Página3.AJ5" chart:label-cell-address="Página3.A1:Página3.A1" chart:class="chart:bar">
            <chart:data-point chart:repeated="4"/>
          </chart:series>
          <chart:series chart:style-name="ch9" chart:values-cell-range-address="Página3.AI2:Página3.AI5" chart:label-cell-address="Página3.A1:Página3.A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imbo de data/hora</text:p>
                <draw:g>
                  <svg:desc>Página3.A1:Página3.A1</svg:desc>
                </draw:g>
              </table:table-cell>
              <table:table-cell office:value-type="string">
                <text:p>Carimbo de data/hora</text:p>
                <draw:g>
                  <svg:desc>Página3.A1:Página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Página3.AJ2:Página3.AJ5</svg:desc>
                </draw:g>
              </table:table-cell>
              <table:table-cell office:value-type="float" office:value="19">
                <text:p>19</text:p>
                <draw:g>
                  <svg:desc>Página3.AI2:Página3.A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stroke="none" draw:fill-color="#0b539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bar" chart:style-name="ch1">
        <chart:legend chart:legend-position="end" svg:x="19.882cm" svg:y="8.17cm" style:legend-expansion="high" chart:style-name="ch2"/>
        <chart:plot-area chart:style-name="ch3" table:cell-range-address="Página3.A1:Página3.A1 Página6.AI1:Página6.AJ2" chart:data-source-has-labels="row" svg:x="0.478cm" svg:y="0.348cm" svg:width="18.926cm" svg:height="15.71cm">
          <chart:coordinate-region svg:x="1.205cm" svg:y="0.548cm" svg:width="18.199cm" svg:height="15.013cm"/>
          <chart:axis chart:dimension="x" chart:name="primary-x" chart:style-name="ch4">
            <chart:title svg:x="3.553cm" svg:y="16.407cm" chart:style-name="ch5">
              <text:p>Hits and misses at question 2                                 Hits and misses at question 1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ágina6.AJ1:Página6.AJ2" chart:label-cell-address="Página3.A1:Página3.A1" chart:class="chart:bar">
            <chart:data-point chart:repeated="2"/>
          </chart:series>
          <chart:series chart:style-name="ch9" chart:values-cell-range-address="Página6.AI1:Página6.AI2" chart:label-cell-address="Página3.A1:Página3.A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imbo de data/hora</text:p>
                <draw:g>
                  <svg:desc>Página3.A1:Página3.A1</svg:desc>
                </draw:g>
              </table:table-cell>
              <table:table-cell office:value-type="string">
                <text:p>Carimbo de data/hora</text:p>
                <draw:g>
                  <svg:desc>Página3.A1:Página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Página6.AJ1:Página6.AJ2</svg:desc>
                </draw:g>
              </table:table-cell>
              <table:table-cell office:value-type="float" office:value="4">
                <text:p>4</text:p>
                <draw:g>
                  <svg:desc>Página6.AI1:Página6.AI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05cm" svg:height="11.905cm" xlink:href=".." xlink:type="simple" chart:class="chart:bubble" chart:style-name="ch1">
        <chart:legend chart:legend-position="end" svg:x="16.421cm" svg:y="5.155cm" style:legend-expansion="high" chart:style-name="ch2"/>
        <chart:plot-area chart:style-name="ch3" table:cell-range-address="Página5.D25:Página5.I30" svg:x="0.743cm" svg:y="0.761cm" svg:width="16.418cm" svg:height="10.616cm">
          <chart:coordinate-region svg:x="1.179cm" svg:y="0.96cm" svg:width="15.888cm" svg:height="9.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ágina5.E25:Página5.E30" chart:class="chart:bubble">
            <chart:domain table:cell-range-address="Página5.D25:Página5.D30"/>
            <chart:data-point chart:repeated="6"/>
          </chart:series>
          <chart:series chart:style-name="ch7" chart:values-cell-range-address="Página5.G25:Página5.G30" chart:class="chart:bubble">
            <chart:domain table:cell-range-address="Página5.F25:Página5.F30"/>
            <chart:data-point chart:repeated="6"/>
          </chart:series>
          <chart:series chart:style-name="ch8" chart:values-cell-range-address="Página5.I25:Página5.I30" chart:class="chart:bubble">
            <chart:domain table:cell-range-address="Página5.H25:Página5.H3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ágina5.D25:Página5.D30</svg:desc>
                </draw:g>
              </table:table-cell>
              <table:table-cell office:value-type="float" office:value="NaN">
                <text:p>NaN</text:p>
                <draw:g>
                  <svg:desc>Página5.E25:Página5.E30</svg:desc>
                </draw:g>
              </table:table-cell>
              <table:table-cell office:value-type="float" office:value="NaN">
                <text:p>NaN</text:p>
                <draw:g>
                  <svg:desc>Página5.F25:Página5.F30</svg:desc>
                </draw:g>
              </table:table-cell>
              <table:table-cell office:value-type="float" office:value="NaN">
                <text:p>NaN</text:p>
                <draw:g>
                  <svg:desc>Página5.G25:Página5.G30</svg:desc>
                </draw:g>
              </table:table-cell>
              <table:table-cell office:value-type="float" office:value="NaN">
                <text:p>NaN</text:p>
                <draw:g>
                  <svg:desc>Página5.H25:Página5.H30</svg:desc>
                </draw:g>
              </table:table-cell>
              <table:table-cell office:value-type="float" office:value="NaN">
                <text:p>NaN</text:p>
                <draw:g>
                  <svg:desc>Página5.I25:Página5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